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name="Chart 1" draw:style-name="gr1" svg:width="29.1835in" svg:height="12.3736in" svg:x="0.5043in" svg:y="0.2512in">
            <draw:object draw:notify-on-update-of-ranges="Sheet1.A1:Sheet1.A200 Sheet1.B1:Sheet1.B200 Sheet1.C1:Sheet1.C200 Sheet1.D1:Sheet1.D200 Sheet1.E1:Sheet1.E200 Sheet1.F1:Sheet1.F2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2"/>
        <table:table-column table:style-name="co2" table:number-columns-repeated="1018" table:default-cell-style-name="ce2"/>
        <table:table-row table:style-name="ro1">
          <table:table-cell table:style-name="ce1" office:value-type="float" office:value="0.000653056274356967" calcext:value-type="float">
            <text:p>6.53E-004</text:p>
          </table:table-cell>
          <table:table-cell office:value-type="float" office:value="0.00645751845465803" calcext:value-type="float">
            <text:p>0.0064575185</text:p>
          </table:table-cell>
          <table:table-cell office:value-type="float" office:value="0.011582937941963" calcext:value-type="float">
            <text:p>0.0115829379</text:p>
          </table:table-cell>
          <table:table-cell office:value-type="float" office:value="0.00594967061856577" calcext:value-type="float">
            <text:p>0.0059496706</text:p>
          </table:table-cell>
          <table:table-cell office:value-type="float" office:value="0.0334248831703672" calcext:value-type="float">
            <text:p>0.0334248832</text:p>
          </table:table-cell>
          <table:table-cell office:value-type="float" office:value="0.00359873261714894" calcext:value-type="float">
            <text:p>0.0035987326</text:p>
          </table:table-cell>
          <table:table-cell table:number-columns-repeated="1018"/>
        </table:table-row>
        <table:table-row table:style-name="ro2">
          <table:table-cell office:value-type="float" office:value="0.194224232537162" calcext:value-type="float">
            <text:p>0.1942242325</text:p>
          </table:table-cell>
          <table:table-cell office:value-type="float" office:value="0.0723275101768395" calcext:value-type="float">
            <text:p>0.0723275102</text:p>
          </table:table-cell>
          <table:table-cell office:value-type="float" office:value="0.0580853467004401" calcext:value-type="float">
            <text:p>0.0580853467</text:p>
          </table:table-cell>
          <table:table-cell office:value-type="float" office:value="0.0280528843123191" calcext:value-type="float">
            <text:p>0.0280528843</text:p>
          </table:table-cell>
          <table:table-cell office:value-type="float" office:value="0.00827219774667709" calcext:value-type="float">
            <text:p>0.0082721977</text:p>
          </table:table-cell>
          <table:table-cell office:value-type="float" office:value="0.00101605455463849" calcext:value-type="float">
            <text:p>0.0010160546</text:p>
          </table:table-cell>
          <table:table-cell table:number-columns-repeated="1018"/>
        </table:table-row>
        <table:table-row table:style-name="ro2">
          <table:table-cell office:value-type="float" office:value="0.0190630093210182" calcext:value-type="float">
            <text:p>0.0190630093</text:p>
          </table:table-cell>
          <table:table-cell office:value-type="float" office:value="0.034559107927822" calcext:value-type="float">
            <text:p>0.0345591079</text:p>
          </table:table-cell>
          <table:table-cell office:value-type="float" office:value="0.014204118557946" calcext:value-type="float">
            <text:p>0.0142041186</text:p>
          </table:table-cell>
          <table:table-cell office:value-type="float" office:value="0.00440542321878379" calcext:value-type="float">
            <text:p>0.0044054232</text:p>
          </table:table-cell>
          <table:table-cell office:value-type="float" office:value="0.00115512232131643" calcext:value-type="float">
            <text:p>0.0011551223</text:p>
          </table:table-cell>
          <table:table-cell office:value-type="float" office:value="0.00670017986202654" calcext:value-type="float">
            <text:p>0.0067001799</text:p>
          </table:table-cell>
          <table:table-cell table:number-columns-repeated="1018"/>
        </table:table-row>
        <table:table-row table:style-name="ro2">
          <table:table-cell office:value-type="float" office:value="0.0852016047834128" calcext:value-type="float">
            <text:p>0.0852016048</text:p>
          </table:table-cell>
          <table:table-cell office:value-type="float" office:value="0.0131341555660778" calcext:value-type="float">
            <text:p>0.0131341556</text:p>
          </table:table-cell>
          <table:table-cell office:value-type="float" office:value="0.01192793125053" calcext:value-type="float">
            <text:p>0.0119279313</text:p>
          </table:table-cell>
          <table:table-cell office:value-type="float" office:value="0.02465646956884" calcext:value-type="float">
            <text:p>0.0246564696</text:p>
          </table:table-cell>
          <table:table-cell office:value-type="float" office:value="0.00112621588704975" calcext:value-type="float">
            <text:p>0.0011262159</text:p>
          </table:table-cell>
          <table:table-cell office:value-type="float" office:value="0.00192549279430265" calcext:value-type="float">
            <text:p>0.0019254928</text:p>
          </table:table-cell>
          <table:table-cell table:number-columns-repeated="1018"/>
        </table:table-row>
        <table:table-row table:style-name="ro2">
          <table:table-cell office:value-type="float" office:value="0.096937714482892" calcext:value-type="float">
            <text:p>0.0969377145</text:p>
          </table:table-cell>
          <table:table-cell office:value-type="float" office:value="0.0132024120687824" calcext:value-type="float">
            <text:p>0.0132024121</text:p>
          </table:table-cell>
          <table:table-cell office:value-type="float" office:value="0.00182887406223387" calcext:value-type="float">
            <text:p>0.0018288741</text:p>
          </table:table-cell>
          <table:table-cell office:value-type="float" office:value="0.0266789777676504" calcext:value-type="float">
            <text:p>0.0266789778</text:p>
          </table:table-cell>
          <table:table-cell office:value-type="float" office:value="0.00135081835417328" calcext:value-type="float">
            <text:p>0.0013508184</text:p>
          </table:table-cell>
          <table:table-cell office:value-type="float" office:value="0.00325964802229484" calcext:value-type="float">
            <text:p>0.003259648</text:p>
          </table:table-cell>
          <table:table-cell table:number-columns-repeated="1018"/>
        </table:table-row>
        <table:table-row table:style-name="ro2">
          <table:table-cell office:value-type="float" office:value="0.0570335627811285" calcext:value-type="float">
            <text:p>0.0570335628</text:p>
          </table:table-cell>
          <table:table-cell office:value-type="float" office:value="0.0442079506398141" calcext:value-type="float">
            <text:p>0.0442079506</text:p>
          </table:table-cell>
          <table:table-cell office:value-type="float" office:value="0.0177649632384975" calcext:value-type="float">
            <text:p>0.0177649632</text:p>
          </table:table-cell>
          <table:table-cell table:style-name="ce1" office:value-type="float" office:value="0.000464169139298587" calcext:value-type="float">
            <text:p>4.64E-004</text:p>
          </table:table-cell>
          <table:table-cell office:value-type="float" office:value="0.00998330497164668" calcext:value-type="float">
            <text:p>0.009983305</text:p>
          </table:table-cell>
          <table:table-cell table:style-name="ce1" office:value-type="float" office:value="0.000580009713128771" calcext:value-type="float">
            <text:p>5.80E-004</text:p>
          </table:table-cell>
          <table:table-cell table:number-columns-repeated="1018"/>
        </table:table-row>
        <table:table-row table:style-name="ro2">
          <table:table-cell office:value-type="float" office:value="0.0211269124343967" calcext:value-type="float">
            <text:p>0.0211269124</text:p>
          </table:table-cell>
          <table:table-cell office:value-type="float" office:value="0.0194882169977242" calcext:value-type="float">
            <text:p>0.019488217</text:p>
          </table:table-cell>
          <table:table-cell office:value-type="float" office:value="0.0102145753258696" calcext:value-type="float">
            <text:p>0.0102145753</text:p>
          </table:table-cell>
          <table:table-cell office:value-type="float" office:value="0.0161350099245245" calcext:value-type="float">
            <text:p>0.0161350099</text:p>
          </table:table-cell>
          <table:table-cell office:value-type="float" office:value="0.00557622597114493" calcext:value-type="float">
            <text:p>0.005576226</text:p>
          </table:table-cell>
          <table:table-cell table:style-name="ce1" office:value-type="float" office:value="0.000677590642597981" calcext:value-type="float">
            <text:p>6.78E-004</text:p>
          </table:table-cell>
          <table:table-cell table:number-columns-repeated="1018"/>
        </table:table-row>
        <table:table-row table:style-name="ro2">
          <table:table-cell office:value-type="float" office:value="0.0360073464102069" calcext:value-type="float">
            <text:p>0.0360073464</text:p>
          </table:table-cell>
          <table:table-cell office:value-type="float" office:value="0.0242841099864286" calcext:value-type="float">
            <text:p>0.02428411</text:p>
          </table:table-cell>
          <table:table-cell office:value-type="float" office:value="0.0156805616544364" calcext:value-type="float">
            <text:p>0.0156805617</text:p>
          </table:table-cell>
          <table:table-cell office:value-type="float" office:value="0.00191758294369926" calcext:value-type="float">
            <text:p>0.0019175829</text:p>
          </table:table-cell>
          <table:table-cell office:value-type="float" office:value="0.00658658517773558" calcext:value-type="float">
            <text:p>0.0065865852</text:p>
          </table:table-cell>
          <table:table-cell office:value-type="float" office:value="0.00123601837498466" calcext:value-type="float">
            <text:p>0.0012360184</text:p>
          </table:table-cell>
          <table:table-cell table:number-columns-repeated="1018"/>
        </table:table-row>
        <table:table-row table:style-name="ro2">
          <table:table-cell office:value-type="float" office:value="0.0136073464102067" calcext:value-type="float">
            <text:p>0.0136073464</text:p>
          </table:table-cell>
          <table:table-cell office:value-type="float" office:value="0.0116160727935402" calcext:value-type="float">
            <text:p>0.0116160728</text:p>
          </table:table-cell>
          <table:table-cell office:value-type="float" office:value="0.0493655110525819" calcext:value-type="float">
            <text:p>0.0493655111</text:p>
          </table:table-cell>
          <table:table-cell office:value-type="float" office:value="0.0207069264218154" calcext:value-type="float">
            <text:p>0.0207069264</text:p>
          </table:table-cell>
          <table:table-cell office:value-type="float" office:value="0.00304214758690158" calcext:value-type="float">
            <text:p>0.0030421476</text:p>
          </table:table-cell>
          <table:table-cell table:style-name="ce1" office:value-type="float" office:value="0.000205536719680044" calcext:value-type="float">
            <text:p>2.06E-004</text:p>
          </table:table-cell>
          <table:table-cell table:number-columns-repeated="1018"/>
        </table:table-row>
        <table:table-row table:style-name="ro2">
          <table:table-cell office:value-type="float" office:value="0.0414169066653645" calcext:value-type="float">
            <text:p>0.0414169067</text:p>
          </table:table-cell>
          <table:table-cell office:value-type="float" office:value="0.0138319602713697" calcext:value-type="float">
            <text:p>0.0138319603</text:p>
          </table:table-cell>
          <table:table-cell office:value-type="float" office:value="0.00612212618544961" calcext:value-type="float">
            <text:p>0.0061221262</text:p>
          </table:table-cell>
          <table:table-cell office:value-type="float" office:value="0.00280552373840148" calcext:value-type="float">
            <text:p>0.0028055237</text:p>
          </table:table-cell>
          <table:table-cell table:style-name="ce1" office:value-type="float" office:value="0.000647763529505241" calcext:value-type="float">
            <text:p>6.48E-004</text:p>
          </table:table-cell>
          <table:table-cell table:style-name="ce1" office:value-type="float" office:value="0.000320153430222181" calcext:value-type="float">
            <text:p>3.20E-004</text:p>
          </table:table-cell>
          <table:table-cell table:number-columns-repeated="1018"/>
        </table:table-row>
        <table:table-row table:style-name="ro2">
          <table:table-cell office:value-type="float" office:value="0.0776073464102067" calcext:value-type="float">
            <text:p>0.0776073464</text:p>
          </table:table-cell>
          <table:table-cell office:value-type="float" office:value="0.0334852280301448" calcext:value-type="float">
            <text:p>0.033485228</text:p>
          </table:table-cell>
          <table:table-cell office:value-type="float" office:value="0.0441678381747024" calcext:value-type="float">
            <text:p>0.0441678382</text:p>
          </table:table-cell>
          <table:table-cell office:value-type="float" office:value="0.00217103769531812" calcext:value-type="float">
            <text:p>0.0021710377</text:p>
          </table:table-cell>
          <table:table-cell office:value-type="float" office:value="0.00347808517779713" calcext:value-type="float">
            <text:p>0.0034780852</text:p>
          </table:table-cell>
          <table:table-cell table:style-name="ce1" office:value-type="float" office:value="0.000564371990587453" calcext:value-type="float">
            <text:p>5.64E-004</text:p>
          </table:table-cell>
          <table:table-cell table:number-columns-repeated="1018"/>
        </table:table-row>
        <table:table-row table:style-name="ro2">
          <table:table-cell office:value-type="float" office:value="0.0279926535897932" calcext:value-type="float">
            <text:p>0.0279926536</text:p>
          </table:table-cell>
          <table:table-cell office:value-type="float" office:value="0.0104643401954698" calcext:value-type="float">
            <text:p>0.0104643402</text:p>
          </table:table-cell>
          <table:table-cell office:value-type="float" office:value="0.00232470675520746" calcext:value-type="float">
            <text:p>0.0023247068</text:p>
          </table:table-cell>
          <table:table-cell office:value-type="float" office:value="0.00114878999193246" calcext:value-type="float">
            <text:p>0.00114879</text:p>
          </table:table-cell>
          <table:table-cell office:value-type="float" office:value="0.00777865203548878" calcext:value-type="float">
            <text:p>0.007778652</text:p>
          </table:table-cell>
          <table:table-cell office:value-type="float" office:value="0.00140391471314016" calcext:value-type="float">
            <text:p>0.0014039147</text:p>
          </table:table-cell>
          <table:table-cell table:number-columns-repeated="1018"/>
        </table:table-row>
        <table:table-row table:style-name="ro2">
          <table:table-cell office:value-type="float" office:value="0.0328073464102068" calcext:value-type="float">
            <text:p>0.0328073464</text:p>
          </table:table-cell>
          <table:table-cell office:value-type="float" office:value="0.00805251765365034" calcext:value-type="float">
            <text:p>0.0080525177</text:p>
          </table:table-cell>
          <table:table-cell office:value-type="float" office:value="0.0176256981519232" calcext:value-type="float">
            <text:p>0.0176256982</text:p>
          </table:table-cell>
          <table:table-cell table:style-name="ce1" office:value-type="float" office:value="0.0000852979488366046" calcext:value-type="float">
            <text:p>8.53E-005</text:p>
          </table:table-cell>
          <table:table-cell table:style-name="ce1" office:value-type="float" office:value="0.000220953275903657" calcext:value-type="float">
            <text:p>2.21E-004</text:p>
          </table:table-cell>
          <table:table-cell office:value-type="float" office:value="0.00162457963964258" calcext:value-type="float">
            <text:p>0.0016245796</text:p>
          </table:table-cell>
          <table:table-cell table:number-columns-repeated="1018"/>
        </table:table-row>
        <table:table-row table:style-name="ro2">
          <table:table-cell office:value-type="float" office:value="0.00437851637565601" calcext:value-type="float">
            <text:p>0.0043785164</text:p>
          </table:table-cell>
          <table:table-cell office:value-type="float" office:value="0.0344339834801293" calcext:value-type="float">
            <text:p>0.0344339835</text:p>
          </table:table-cell>
          <table:table-cell office:value-type="float" office:value="0.021351928709628" calcext:value-type="float">
            <text:p>0.0213519287</text:p>
          </table:table-cell>
          <table:table-cell table:style-name="ce1" office:value-type="float" office:value="0.000703823384916813" calcext:value-type="float">
            <text:p>7.04E-004</text:p>
          </table:table-cell>
          <table:table-cell table:style-name="ce1" office:value-type="float" office:value="0.000135067242299947" calcext:value-type="float">
            <text:p>1.35E-004</text:p>
          </table:table-cell>
          <table:table-cell table:style-name="ce1" office:value-type="float" office:value="0.000358817013683232" calcext:value-type="float">
            <text:p>3.59E-004</text:p>
          </table:table-cell>
          <table:table-cell table:number-columns-repeated="1018"/>
        </table:table-row>
        <table:table-row table:style-name="ro2">
          <table:table-cell office:value-type="float" office:value="0.016682896606167" calcext:value-type="float">
            <text:p>0.0166828966</text:p>
          </table:table-cell>
          <table:table-cell office:value-type="float" office:value="0.0291918023613156" calcext:value-type="float">
            <text:p>0.0291918024</text:p>
          </table:table-cell>
          <table:table-cell office:value-type="float" office:value="0.0157971735312223" calcext:value-type="float">
            <text:p>0.0157971735</text:p>
          </table:table-cell>
          <table:table-cell office:value-type="float" office:value="0.00784873986774804" calcext:value-type="float">
            <text:p>0.0078487399</text:p>
          </table:table-cell>
          <table:table-cell office:value-type="float" office:value="0.00170982048748991" calcext:value-type="float">
            <text:p>0.0017098205</text:p>
          </table:table-cell>
          <table:table-cell table:style-name="ce1" office:value-type="float" office:value="0.000504562172606526" calcext:value-type="float">
            <text:p>5.05E-004</text:p>
          </table:table-cell>
          <table:table-cell table:number-columns-repeated="1018"/>
        </table:table-row>
        <table:table-row table:style-name="ro2">
          <table:table-cell office:value-type="float" office:value="0.0450920067790777" calcext:value-type="float">
            <text:p>0.0450920068</text:p>
          </table:table-cell>
          <table:table-cell office:value-type="float" office:value="0.0124235586430737" calcext:value-type="float">
            <text:p>0.0124235586</text:p>
          </table:table-cell>
          <table:table-cell office:value-type="float" office:value="0.0103095957853805" calcext:value-type="float">
            <text:p>0.0103095958</text:p>
          </table:table-cell>
          <table:table-cell office:value-type="float" office:value="0.00294699249565289" calcext:value-type="float">
            <text:p>0.0029469925</text:p>
          </table:table-cell>
          <table:table-cell table:style-name="ce1" office:value-type="float" office:value="0.000974354735677085" calcext:value-type="float">
            <text:p>9.74E-004</text:p>
          </table:table-cell>
          <table:table-cell table:style-name="ce1" office:value-type="float" office:value="0.000269171792846912" calcext:value-type="float">
            <text:p>2.69E-004</text:p>
          </table:table-cell>
          <table:table-cell table:number-columns-repeated="1018"/>
        </table:table-row>
        <table:table-row table:style-name="ro2">
          <table:table-cell office:value-type="float" office:value="0.00570146405726568" calcext:value-type="float">
            <text:p>0.0057014641</text:p>
          </table:table-cell>
          <table:table-cell office:value-type="float" office:value="0.00915071129563394" calcext:value-type="float">
            <text:p>0.0091507113</text:p>
          </table:table-cell>
          <table:table-cell office:value-type="float" office:value="0.00765043898830697" calcext:value-type="float">
            <text:p>0.007650439</text:p>
          </table:table-cell>
          <table:table-cell office:value-type="float" office:value="0.00105082307006343" calcext:value-type="float">
            <text:p>0.0010508231</text:p>
          </table:table-cell>
          <table:table-cell table:style-name="ce1" office:value-type="float" office:value="0.000673283764569099" calcext:value-type="float">
            <text:p>6.73E-004</text:p>
          </table:table-cell>
          <table:table-cell table:style-name="ce1" office:value-type="float" office:value="0.000813427251157961" calcext:value-type="float">
            <text:p>8.13E-004</text:p>
          </table:table-cell>
          <table:table-cell table:number-columns-repeated="1018"/>
        </table:table-row>
        <table:table-row table:style-name="ro2">
          <table:table-cell office:value-type="float" office:value="0.0413707537287431" calcext:value-type="float">
            <text:p>0.0413707537</text:p>
          </table:table-cell>
          <table:table-cell office:value-type="float" office:value="0.00195003280885331" calcext:value-type="float">
            <text:p>0.0019500328</text:p>
          </table:table-cell>
          <table:table-cell office:value-type="float" office:value="0.00986108772401018" calcext:value-type="float">
            <text:p>0.0098610877</text:p>
          </table:table-cell>
          <table:table-cell table:style-name="ce1" office:value-type="float" office:value="0.000364008803514615" calcext:value-type="float">
            <text:p>3.64E-004</text:p>
          </table:table-cell>
          <table:table-cell office:value-type="float" office:value="0.00187182653966023" calcext:value-type="float">
            <text:p>0.0018718265</text:p>
          </table:table-cell>
          <table:table-cell table:style-name="ce1" office:value-type="float" office:value="0.00053207201681893" calcext:value-type="float">
            <text:p>5.32E-004</text:p>
          </table:table-cell>
          <table:table-cell table:number-columns-repeated="1018"/>
        </table:table-row>
        <table:table-row table:style-name="ro2">
          <table:table-cell office:value-type="float" office:value="0.0115399295124643" calcext:value-type="float">
            <text:p>0.0115399295</text:p>
          </table:table-cell>
          <table:table-cell office:value-type="float" office:value="0.00409976529091205" calcext:value-type="float">
            <text:p>0.0040997653</text:p>
          </table:table-cell>
          <table:table-cell office:value-type="float" office:value="0.00289587829833238" calcext:value-type="float">
            <text:p>0.0028958783</text:p>
          </table:table-cell>
          <table:table-cell office:value-type="float" office:value="0.00153428554326984" calcext:value-type="float">
            <text:p>0.0015342855</text:p>
          </table:table-cell>
          <table:table-cell office:value-type="float" office:value="0.00901477319204957" calcext:value-type="float">
            <text:p>0.0090147732</text:p>
          </table:table-cell>
          <table:table-cell table:style-name="ce1" office:value-type="float" office:value="0.000122998490778681" calcext:value-type="float">
            <text:p>1.23E-004</text:p>
          </table:table-cell>
          <table:table-cell table:number-columns-repeated="1018"/>
        </table:table-row>
        <table:table-row table:style-name="ro2">
          <table:table-cell office:value-type="float" office:value="0.0209748329129065" calcext:value-type="float">
            <text:p>0.0209748329</text:p>
          </table:table-cell>
          <table:table-cell office:value-type="float" office:value="0.0802261029394908" calcext:value-type="float">
            <text:p>0.0802261029</text:p>
          </table:table-cell>
          <table:table-cell office:value-type="float" office:value="0.00277797069674879" calcext:value-type="float">
            <text:p>0.0027779707</text:p>
          </table:table-cell>
          <table:table-cell office:value-type="float" office:value="0.00106513584495582" calcext:value-type="float">
            <text:p>0.0010651358</text:p>
          </table:table-cell>
          <table:table-cell office:value-type="float" office:value="0.00223164376632612" calcext:value-type="float">
            <text:p>0.0022316438</text:p>
          </table:table-cell>
          <table:table-cell office:value-type="float" office:value="0.00109291733848105" calcext:value-type="float">
            <text:p>0.0010929173</text:p>
          </table:table-cell>
          <table:table-cell table:number-columns-repeated="1018"/>
        </table:table-row>
        <table:table-row table:style-name="ro2">
          <table:table-cell office:value-type="float" office:value="0.0387078472449316" calcext:value-type="float">
            <text:p>0.0387078472</text:p>
          </table:table-cell>
          <table:table-cell office:value-type="float" office:value="0.0317984676364014" calcext:value-type="float">
            <text:p>0.0317984676</text:p>
          </table:table-cell>
          <table:table-cell office:value-type="float" office:value="0.0169862658255107" calcext:value-type="float">
            <text:p>0.0169862658</text:p>
          </table:table-cell>
          <table:table-cell office:value-type="float" office:value="0.00204381700694567" calcext:value-type="float">
            <text:p>0.002043817</text:p>
          </table:table-cell>
          <table:table-cell table:style-name="ce1" office:value-type="float" office:value="0.00026693944422318" calcext:value-type="float">
            <text:p>2.67E-004</text:p>
          </table:table-cell>
          <table:table-cell table:style-name="ce1" office:value-type="float" office:value="0.000505943954034027" calcext:value-type="float">
            <text:p>5.06E-004</text:p>
          </table:table-cell>
          <table:table-cell table:number-columns-repeated="1018"/>
        </table:table-row>
        <table:table-row table:style-name="ro2">
          <table:table-cell office:value-type="float" office:value="0.0156196640763331" calcext:value-type="float">
            <text:p>0.0156196641</text:p>
          </table:table-cell>
          <table:table-cell office:value-type="float" office:value="0.0167435924780155" calcext:value-type="float">
            <text:p>0.0167435925</text:p>
          </table:table-cell>
          <table:table-cell office:value-type="float" office:value="0.00265672141903428" calcext:value-type="float">
            <text:p>0.0026567214</text:p>
          </table:table-cell>
          <table:table-cell office:value-type="float" office:value="0.00487037200846663" calcext:value-type="float">
            <text:p>0.004870372</text:p>
          </table:table-cell>
          <table:table-cell table:style-name="ce1" office:value-type="float" office:value="0.000189354164211508" calcext:value-type="float">
            <text:p>1.89E-004</text:p>
          </table:table-cell>
          <table:table-cell table:style-name="ce1" office:value-type="float" office:value="0.00000913642666411363" calcext:value-type="float">
            <text:p>9.14E-006</text:p>
          </table:table-cell>
          <table:table-cell table:number-columns-repeated="1018"/>
        </table:table-row>
        <table:table-row table:style-name="ro2">
          <table:table-cell office:value-type="float" office:value="0.0115860876016121" calcext:value-type="float">
            <text:p>0.0115860876</text:p>
          </table:table-cell>
          <table:table-cell office:value-type="float" office:value="0.00190052296110643" calcext:value-type="float">
            <text:p>0.001900523</text:p>
          </table:table-cell>
          <table:table-cell office:value-type="float" office:value="0.0218445142623858" calcext:value-type="float">
            <text:p>0.0218445143</text:p>
          </table:table-cell>
          <table:table-cell table:style-name="ce1" office:value-type="float" office:value="0.000581320497477833" calcext:value-type="float">
            <text:p>5.81E-004</text:p>
          </table:table-cell>
          <table:table-cell table:style-name="ce1" office:value-type="float" office:value="0.000595321863560372" calcext:value-type="float">
            <text:p>5.95E-004</text:p>
          </table:table-cell>
          <table:table-cell table:style-name="ce1" office:value-type="float" office:value="0.0000925152939976748" calcext:value-type="float">
            <text:p>9.25E-005</text:p>
          </table:table-cell>
          <table:table-cell table:number-columns-repeated="1018"/>
        </table:table-row>
        <table:table-row table:style-name="ro2">
          <table:table-cell office:value-type="float" office:value="0.0160073464102068" calcext:value-type="float">
            <text:p>0.0160073464</text:p>
          </table:table-cell>
          <table:table-cell office:value-type="float" office:value="0.0203943874469239" calcext:value-type="float">
            <text:p>0.0203943874</text:p>
          </table:table-cell>
          <table:table-cell office:value-type="float" office:value="0.0174668448460107" calcext:value-type="float">
            <text:p>0.0174668448</text:p>
          </table:table-cell>
          <table:table-cell office:value-type="float" office:value="0.0020476260767075" calcext:value-type="float">
            <text:p>0.0020476261</text:p>
          </table:table-cell>
          <table:table-cell office:value-type="float" office:value="0.00194399219767538" calcext:value-type="float">
            <text:p>0.0019439922</text:p>
          </table:table-cell>
          <table:table-cell table:style-name="ce1" office:value-type="float" office:value="0.000346304346201531" calcext:value-type="float">
            <text:p>3.46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501549048003369" calcext:value-type="float">
            <text:p>5.02E-004</text:p>
          </table:table-cell>
          <table:table-cell office:value-type="float" office:value="0.0246025202275466" calcext:value-type="float">
            <text:p>0.0246025202</text:p>
          </table:table-cell>
          <table:table-cell office:value-type="float" office:value="0.0126695562505321" calcext:value-type="float">
            <text:p>0.0126695563</text:p>
          </table:table-cell>
          <table:table-cell table:style-name="ce1" office:value-type="float" office:value="0.000662452034578376" calcext:value-type="float">
            <text:p>6.62E-004</text:p>
          </table:table-cell>
          <table:table-cell office:value-type="float" office:value="0.00209466839593064" calcext:value-type="float">
            <text:p>0.0020946684</text:p>
          </table:table-cell>
          <table:table-cell table:style-name="ce1" office:value-type="float" office:value="0.0000502724878819194" calcext:value-type="float">
            <text:p>5.03E-005</text:p>
          </table:table-cell>
          <table:table-cell table:number-columns-repeated="1018"/>
        </table:table-row>
        <table:table-row table:style-name="ro2">
          <table:table-cell office:value-type="float" office:value="0.0333377085271986" calcext:value-type="float">
            <text:p>0.0333377085</text:p>
          </table:table-cell>
          <table:table-cell office:value-type="float" office:value="0.0297987117312526" calcext:value-type="float">
            <text:p>0.0297987117</text:p>
          </table:table-cell>
          <table:table-cell office:value-type="float" office:value="0.00710138273353422" calcext:value-type="float">
            <text:p>0.0071013827</text:p>
          </table:table-cell>
          <table:table-cell office:value-type="float" office:value="0.00129560911835735" calcext:value-type="float">
            <text:p>0.0012956091</text:p>
          </table:table-cell>
          <table:table-cell office:value-type="float" office:value="0.00115114458376908" calcext:value-type="float">
            <text:p>0.0011511446</text:p>
          </table:table-cell>
          <table:table-cell office:value-type="float" office:value="0.00154997815498259" calcext:value-type="float">
            <text:p>0.0015499782</text:p>
          </table:table-cell>
          <table:table-cell table:number-columns-repeated="1018"/>
        </table:table-row>
        <table:table-row table:style-name="ro2">
          <table:table-cell office:value-type="float" office:value="0.0278478918282938" calcext:value-type="float">
            <text:p>0.0278478918</text:p>
          </table:table-cell>
          <table:table-cell office:value-type="float" office:value="0.00606665071735435" calcext:value-type="float">
            <text:p>0.0060666507</text:p>
          </table:table-cell>
          <table:table-cell office:value-type="float" office:value="0.00471407168922022" calcext:value-type="float">
            <text:p>0.0047140717</text:p>
          </table:table-cell>
          <table:table-cell table:style-name="ce1" office:value-type="float" office:value="0.000760218464672224" calcext:value-type="float">
            <text:p>7.60E-004</text:p>
          </table:table-cell>
          <table:table-cell office:value-type="float" office:value="0.00238666736392767" calcext:value-type="float">
            <text:p>0.0023866674</text:p>
          </table:table-cell>
          <table:table-cell table:style-name="ce1" office:value-type="float" office:value="0.0000263817227095231" calcext:value-type="float">
            <text:p>2.64E-005</text:p>
          </table:table-cell>
          <table:table-cell table:number-columns-repeated="1018"/>
        </table:table-row>
        <table:table-row table:style-name="ro2">
          <table:table-cell office:value-type="float" office:value="0.0423345826052333" calcext:value-type="float">
            <text:p>0.0423345826</text:p>
          </table:table-cell>
          <table:table-cell office:value-type="float" office:value="0.0173829860393138" calcext:value-type="float">
            <text:p>0.017382986</text:p>
          </table:table-cell>
          <table:table-cell office:value-type="float" office:value="0.00269915301219559" calcext:value-type="float">
            <text:p>0.002699153</text:p>
          </table:table-cell>
          <table:table-cell office:value-type="float" office:value="0.00374922919998921" calcext:value-type="float">
            <text:p>0.0037492292</text:p>
          </table:table-cell>
          <table:table-cell table:style-name="ce1" office:value-type="float" office:value="0.000727799658257755" calcext:value-type="float">
            <text:p>7.28E-004</text:p>
          </table:table-cell>
          <table:table-cell table:style-name="ce1" office:value-type="float" office:value="0.000611376080088544" calcext:value-type="float">
            <text:p>6.11E-004</text:p>
          </table:table-cell>
          <table:table-cell table:number-columns-repeated="1018"/>
        </table:table-row>
        <table:table-row table:style-name="ro2">
          <table:table-cell office:value-type="float" office:value="0.00543865318875048" calcext:value-type="float">
            <text:p>0.0054386532</text:p>
          </table:table-cell>
          <table:table-cell office:value-type="float" office:value="0.0239038358786119" calcext:value-type="float">
            <text:p>0.0239038359</text:p>
          </table:table-cell>
          <table:table-cell office:value-type="float" office:value="0.010642169625684" calcext:value-type="float">
            <text:p>0.0106421696</text:p>
          </table:table-cell>
          <table:table-cell table:style-name="ce1" office:value-type="float" office:value="0.000925031086407735" calcext:value-type="float">
            <text:p>9.25E-004</text:p>
          </table:table-cell>
          <table:table-cell table:style-name="ce1" office:value-type="float" office:value="0.000115540318619711" calcext:value-type="float">
            <text:p>1.16E-004</text:p>
          </table:table-cell>
          <table:table-cell table:style-name="ce1" office:value-type="float" office:value="0.0004174464618667" calcext:value-type="float">
            <text:p>4.17E-004</text:p>
          </table:table-cell>
          <table:table-cell table:number-columns-repeated="1018"/>
        </table:table-row>
        <table:table-row table:style-name="ro2">
          <table:table-cell office:value-type="float" office:value="0.0153679675971175" calcext:value-type="float">
            <text:p>0.0153679676</text:p>
          </table:table-cell>
          <table:table-cell office:value-type="float" office:value="0.0248941994665244" calcext:value-type="float">
            <text:p>0.0248941995</text:p>
          </table:table-cell>
          <table:table-cell office:value-type="float" office:value="0.00698631639363345" calcext:value-type="float">
            <text:p>0.0069863164</text:p>
          </table:table-cell>
          <table:table-cell office:value-type="float" office:value="0.00400601140812107" calcext:value-type="float">
            <text:p>0.0040060114</text:p>
          </table:table-cell>
          <table:table-cell office:value-type="float" office:value="0.00206614491496948" calcext:value-type="float">
            <text:p>0.0020661449</text:p>
          </table:table-cell>
          <table:table-cell office:value-type="float" office:value="0.00300466937922606" calcext:value-type="float">
            <text:p>0.0030046694</text:p>
          </table:table-cell>
          <table:table-cell table:number-columns-repeated="1018"/>
        </table:table-row>
        <table:table-row table:style-name="ro2">
          <table:table-cell office:value-type="float" office:value="0.0178218240520756" calcext:value-type="float">
            <text:p>0.0178218241</text:p>
          </table:table-cell>
          <table:table-cell table:style-name="ce1" office:value-type="float" office:value="0.000564737701160389" calcext:value-type="float">
            <text:p>5.65E-004</text:p>
          </table:table-cell>
          <table:table-cell office:value-type="float" office:value="0.00534425852484599" calcext:value-type="float">
            <text:p>0.0053442585</text:p>
          </table:table-cell>
          <table:table-cell office:value-type="float" office:value="0.00387429481544466" calcext:value-type="float">
            <text:p>0.0038742948</text:p>
          </table:table-cell>
          <table:table-cell office:value-type="float" office:value="0.00223073214461023" calcext:value-type="float">
            <text:p>0.0022307321</text:p>
          </table:table-cell>
          <table:table-cell table:style-name="ce1" office:value-type="float" office:value="0.000675466081480725" calcext:value-type="float">
            <text:p>6.75E-004</text:p>
          </table:table-cell>
          <table:table-cell table:number-columns-repeated="1018"/>
        </table:table-row>
        <table:table-row table:style-name="ro2">
          <table:table-cell office:value-type="float" office:value="0.0146294699336962" calcext:value-type="float">
            <text:p>0.0146294699</text:p>
          </table:table-cell>
          <table:table-cell office:value-type="float" office:value="0.0135597708799606" calcext:value-type="float">
            <text:p>0.0135597709</text:p>
          </table:table-cell>
          <table:table-cell office:value-type="float" office:value="0.00732158407076522" calcext:value-type="float">
            <text:p>0.0073215841</text:p>
          </table:table-cell>
          <table:table-cell office:value-type="float" office:value="0.0013266044444169" calcext:value-type="float">
            <text:p>0.0013266044</text:p>
          </table:table-cell>
          <table:table-cell office:value-type="float" office:value="0.00109434189698332" calcext:value-type="float">
            <text:p>0.0010943419</text:p>
          </table:table-cell>
          <table:table-cell office:value-type="float" office:value="0.00173743716482155" calcext:value-type="float">
            <text:p>0.0017374372</text:p>
          </table:table-cell>
          <table:table-cell table:number-columns-repeated="1018"/>
        </table:table-row>
        <table:table-row table:style-name="ro2">
          <table:table-cell office:value-type="float" office:value="0.00503761047770146" calcext:value-type="float">
            <text:p>0.0050376105</text:p>
          </table:table-cell>
          <table:table-cell office:value-type="float" office:value="0.00642909780055678" calcext:value-type="float">
            <text:p>0.0064290978</text:p>
          </table:table-cell>
          <table:table-cell office:value-type="float" office:value="0.019848856322171" calcext:value-type="float">
            <text:p>0.0198488563</text:p>
          </table:table-cell>
          <table:table-cell office:value-type="float" office:value="0.00197266793525763" calcext:value-type="float">
            <text:p>0.0019726679</text:p>
          </table:table-cell>
          <table:table-cell office:value-type="float" office:value="0.00256353790525887" calcext:value-type="float">
            <text:p>0.0025635379</text:p>
          </table:table-cell>
          <table:table-cell table:style-name="ce1" office:value-type="float" office:value="0.0000361646145146111" calcext:value-type="float">
            <text:p>3.62E-005</text:p>
          </table:table-cell>
          <table:table-cell table:number-columns-repeated="1018"/>
        </table:table-row>
        <table:table-row table:style-name="ro2">
          <table:table-cell office:value-type="float" office:value="0.00735588549979038" calcext:value-type="float">
            <text:p>0.0073558855</text:p>
          </table:table-cell>
          <table:table-cell office:value-type="float" office:value="0.0216969769227218" calcext:value-type="float">
            <text:p>0.0216969769</text:p>
          </table:table-cell>
          <table:table-cell office:value-type="float" office:value="0.0171427153944901" calcext:value-type="float">
            <text:p>0.0171427154</text:p>
          </table:table-cell>
          <table:table-cell office:value-type="float" office:value="0.00149191536906601" calcext:value-type="float">
            <text:p>0.0014919154</text:p>
          </table:table-cell>
          <table:table-cell office:value-type="float" office:value="0.00166925093246606" calcext:value-type="float">
            <text:p>0.0016692509</text:p>
          </table:table-cell>
          <table:table-cell table:style-name="ce1" office:value-type="float" office:value="0.0000229923897783202" calcext:value-type="float">
            <text:p>2.30E-005</text:p>
          </table:table-cell>
          <table:table-cell table:number-columns-repeated="1018"/>
        </table:table-row>
        <table:table-row table:style-name="ro2">
          <table:table-cell office:value-type="float" office:value="0.00946830125818687" calcext:value-type="float">
            <text:p>0.0094683013</text:p>
          </table:table-cell>
          <table:table-cell office:value-type="float" office:value="0.0235953481001099" calcext:value-type="float">
            <text:p>0.0235953481</text:p>
          </table:table-cell>
          <table:table-cell office:value-type="float" office:value="0.00251950774833087" calcext:value-type="float">
            <text:p>0.0025195077</text:p>
          </table:table-cell>
          <table:table-cell table:style-name="ce1" office:value-type="float" office:value="0.00060377928946842" calcext:value-type="float">
            <text:p>6.04E-004</text:p>
          </table:table-cell>
          <table:table-cell office:value-type="float" office:value="0.00116041128453892" calcext:value-type="float">
            <text:p>0.0011604113</text:p>
          </table:table-cell>
          <table:table-cell office:value-type="float" office:value="0.00104255756997951" calcext:value-type="float">
            <text:p>0.0010425576</text:p>
          </table:table-cell>
          <table:table-cell table:number-columns-repeated="1018"/>
        </table:table-row>
        <table:table-row table:style-name="ro2">
          <table:table-cell office:value-type="float" office:value="0.0125072374953135" calcext:value-type="float">
            <text:p>0.0125072375</text:p>
          </table:table-cell>
          <table:table-cell office:value-type="float" office:value="0.0207544696549853" calcext:value-type="float">
            <text:p>0.0207544697</text:p>
          </table:table-cell>
          <table:table-cell office:value-type="float" office:value="0.00349964879164011" calcext:value-type="float">
            <text:p>0.0034996488</text:p>
          </table:table-cell>
          <table:table-cell table:style-name="ce1" office:value-type="float" office:value="0.000342637351504749" calcext:value-type="float">
            <text:p>3.43E-004</text:p>
          </table:table-cell>
          <table:table-cell office:value-type="float" office:value="0.00181923766773995" calcext:value-type="float">
            <text:p>0.0018192377</text:p>
          </table:table-cell>
          <table:table-cell office:value-type="float" office:value="0.00115389765510709" calcext:value-type="float">
            <text:p>0.0011538977</text:p>
          </table:table-cell>
          <table:table-cell table:number-columns-repeated="1018"/>
        </table:table-row>
        <table:table-row table:style-name="ro2">
          <table:table-cell office:value-type="float" office:value="0.0240211887612092" calcext:value-type="float">
            <text:p>0.0240211888</text:p>
          </table:table-cell>
          <table:table-cell office:value-type="float" office:value="0.0065018586053287" calcext:value-type="float">
            <text:p>0.0065018586</text:p>
          </table:table-cell>
          <table:table-cell table:style-name="ce1" office:value-type="float" office:value="0.000754431536335254" calcext:value-type="float">
            <text:p>7.54E-004</text:p>
          </table:table-cell>
          <table:table-cell table:style-name="ce1" office:value-type="float" office:value="0.000530763191816774" calcext:value-type="float">
            <text:p>5.31E-004</text:p>
          </table:table-cell>
          <table:table-cell table:style-name="ce1" office:value-type="float" office:value="0.000528072129986512" calcext:value-type="float">
            <text:p>5.28E-004</text:p>
          </table:table-cell>
          <table:table-cell table:style-name="ce1" office:value-type="float" office:value="0.000554097305233814" calcext:value-type="float">
            <text:p>5.54E-004</text:p>
          </table:table-cell>
          <table:table-cell table:number-columns-repeated="1018"/>
        </table:table-row>
        <table:table-row table:style-name="ro2">
          <table:table-cell office:value-type="float" office:value="0.00674694540770071" calcext:value-type="float">
            <text:p>0.0067469454</text:p>
          </table:table-cell>
          <table:table-cell office:value-type="float" office:value="0.0131173477313853" calcext:value-type="float">
            <text:p>0.0131173477</text:p>
          </table:table-cell>
          <table:table-cell office:value-type="float" office:value="0.00777928675076556" calcext:value-type="float">
            <text:p>0.0077792868</text:p>
          </table:table-cell>
          <table:table-cell office:value-type="float" office:value="0.00179493685310517" calcext:value-type="float">
            <text:p>0.0017949369</text:p>
          </table:table-cell>
          <table:table-cell table:style-name="ce1" office:value-type="float" office:value="0.000696153854046422" calcext:value-type="float">
            <text:p>6.96E-004</text:p>
          </table:table-cell>
          <table:table-cell table:style-name="ce1" office:value-type="float" office:value="0.0000626581088862821" calcext:value-type="float">
            <text:p>6.27E-005</text:p>
          </table:table-cell>
          <table:table-cell table:number-columns-repeated="1018"/>
        </table:table-row>
        <table:table-row table:style-name="ro2">
          <table:table-cell office:value-type="float" office:value="0.0100703297597771" calcext:value-type="float">
            <text:p>0.0100703298</text:p>
          </table:table-cell>
          <table:table-cell office:value-type="float" office:value="0.00234401427634578" calcext:value-type="float">
            <text:p>0.0023440143</text:p>
          </table:table-cell>
          <table:table-cell table:style-name="ce1" office:value-type="float" office:value="0.000232822839494773" calcext:value-type="float">
            <text:p>2.33E-004</text:p>
          </table:table-cell>
          <table:table-cell table:style-name="ce1" office:value-type="float" office:value="0.000184929635548947" calcext:value-type="float">
            <text:p>1.85E-004</text:p>
          </table:table-cell>
          <table:table-cell table:style-name="ce1" office:value-type="float" office:value="0.000445779354418363" calcext:value-type="float">
            <text:p>4.46E-004</text:p>
          </table:table-cell>
          <table:table-cell table:style-name="ce1" office:value-type="float" office:value="0.000389807942017484" calcext:value-type="float">
            <text:p>3.90E-004</text:p>
          </table:table-cell>
          <table:table-cell table:number-columns-repeated="1018"/>
        </table:table-row>
        <table:table-row table:style-name="ro2">
          <table:table-cell office:value-type="float" office:value="0.00763250745353483" calcext:value-type="float">
            <text:p>0.0076325075</text:p>
          </table:table-cell>
          <table:table-cell office:value-type="float" office:value="0.00251131427268758" calcext:value-type="float">
            <text:p>0.0025113143</text:p>
          </table:table-cell>
          <table:table-cell office:value-type="float" office:value="0.00284717088457898" calcext:value-type="float">
            <text:p>0.0028471709</text:p>
          </table:table-cell>
          <table:table-cell office:value-type="float" office:value="0.00364162910203714" calcext:value-type="float">
            <text:p>0.0036416291</text:p>
          </table:table-cell>
          <table:table-cell table:style-name="ce1" office:value-type="float" office:value="0.000141236427282809" calcext:value-type="float">
            <text:p>1.41E-004</text:p>
          </table:table-cell>
          <table:table-cell table:style-name="ce1" office:value-type="float" office:value="0.00049899940400211" calcext:value-type="float">
            <text:p>4.99E-004</text:p>
          </table:table-cell>
          <table:table-cell table:number-columns-repeated="1018"/>
        </table:table-row>
        <table:table-row table:style-name="ro2">
          <table:table-cell office:value-type="float" office:value="0.0222824470527971" calcext:value-type="float">
            <text:p>0.0222824471</text:p>
          </table:table-cell>
          <table:table-cell office:value-type="float" office:value="0.00556121807409671" calcext:value-type="float">
            <text:p>0.0055612181</text:p>
          </table:table-cell>
          <table:table-cell office:value-type="float" office:value="0.00751986498085344" calcext:value-type="float">
            <text:p>0.007519865</text:p>
          </table:table-cell>
          <table:table-cell office:value-type="float" office:value="0.00300998841014621" calcext:value-type="float">
            <text:p>0.0030099884</text:p>
          </table:table-cell>
          <table:table-cell office:value-type="float" office:value="0.00171357257407356" calcext:value-type="float">
            <text:p>0.0017135726</text:p>
          </table:table-cell>
          <table:table-cell office:value-type="float" office:value="0.00191826526564931" calcext:value-type="float">
            <text:p>0.0019182653</text:p>
          </table:table-cell>
          <table:table-cell table:number-columns-repeated="1018"/>
        </table:table-row>
        <table:table-row table:style-name="ro2">
          <table:table-cell office:value-type="float" office:value="0.00567228936507291" calcext:value-type="float">
            <text:p>0.0056722894</text:p>
          </table:table-cell>
          <table:table-cell office:value-type="float" office:value="0.00106543714073482" calcext:value-type="float">
            <text:p>0.0010654371</text:p>
          </table:table-cell>
          <table:table-cell office:value-type="float" office:value="0.00952797030559749" calcext:value-type="float">
            <text:p>0.0095279703</text:p>
          </table:table-cell>
          <table:table-cell table:style-name="ce1" office:value-type="float" office:value="0.000590251298238087" calcext:value-type="float">
            <text:p>5.90E-004</text:p>
          </table:table-cell>
          <table:table-cell office:value-type="float" office:value="0.00116064914890712" calcext:value-type="float">
            <text:p>0.0011606491</text:p>
          </table:table-cell>
          <table:table-cell office:value-type="float" office:value="0.0020505161212756" calcext:value-type="float">
            <text:p>0.0020505161</text:p>
          </table:table-cell>
          <table:table-cell table:number-columns-repeated="1018"/>
        </table:table-row>
        <table:table-row table:style-name="ro2">
          <table:table-cell office:value-type="float" office:value="0.00985012301028654" calcext:value-type="float">
            <text:p>0.009850123</text:p>
          </table:table-cell>
          <table:table-cell office:value-type="float" office:value="0.00412311861175185" calcext:value-type="float">
            <text:p>0.0041231186</text:p>
          </table:table-cell>
          <table:table-cell office:value-type="float" office:value="0.00170462661714055" calcext:value-type="float">
            <text:p>0.0017046266</text:p>
          </table:table-cell>
          <table:table-cell table:style-name="ce1" office:value-type="float" office:value="0.000896757404052373" calcext:value-type="float">
            <text:p>8.97E-004</text:p>
          </table:table-cell>
          <table:table-cell table:style-name="ce1" office:value-type="float" office:value="0.000203881462940814" calcext:value-type="float">
            <text:p>2.04E-004</text:p>
          </table:table-cell>
          <table:table-cell table:style-name="ce1" office:value-type="float" office:value="0.00037185118389349" calcext:value-type="float">
            <text:p>3.72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481634881022153" calcext:value-type="float">
            <text:p>4.82E-004</text:p>
          </table:table-cell>
          <table:table-cell office:value-type="float" office:value="0.00222890628542505" calcext:value-type="float">
            <text:p>0.0022289063</text:p>
          </table:table-cell>
          <table:table-cell table:style-name="ce1" office:value-type="float" office:value="0.0000565031204824429" calcext:value-type="float">
            <text:p>5.65E-005</text:p>
          </table:table-cell>
          <table:table-cell office:value-type="float" office:value="0.00410589540486717" calcext:value-type="float">
            <text:p>0.0041058954</text:p>
          </table:table-cell>
          <table:table-cell table:style-name="ce1" office:value-type="float" office:value="0.000581436044817529" calcext:value-type="float">
            <text:p>5.81E-004</text:p>
          </table:table-cell>
          <table:table-cell office:value-type="float" office:value="0.00114210304899665" calcext:value-type="float">
            <text:p>0.001142103</text:p>
          </table:table-cell>
          <table:table-cell table:number-columns-repeated="1018"/>
        </table:table-row>
        <table:table-row table:style-name="ro2">
          <table:table-cell office:value-type="float" office:value="0.0033617844797309" calcext:value-type="float">
            <text:p>0.0033617845</text:p>
          </table:table-cell>
          <table:table-cell office:value-type="float" office:value="0.00629984751866397" calcext:value-type="float">
            <text:p>0.0062998475</text:p>
          </table:table-cell>
          <table:table-cell office:value-type="float" office:value="0.00216782650570124" calcext:value-type="float">
            <text:p>0.0021678265</text:p>
          </table:table-cell>
          <table:table-cell office:value-type="float" office:value="0.00240036299581625" calcext:value-type="float">
            <text:p>0.002400363</text:p>
          </table:table-cell>
          <table:table-cell table:style-name="ce1" office:value-type="float" office:value="0.000461840138830105" calcext:value-type="float">
            <text:p>4.62E-004</text:p>
          </table:table-cell>
          <table:table-cell table:style-name="ce1" office:value-type="float" office:value="0.000176893874175299" calcext:value-type="float">
            <text:p>1.77E-004</text:p>
          </table:table-cell>
          <table:table-cell table:number-columns-repeated="1018"/>
        </table:table-row>
        <table:table-row table:style-name="ro2">
          <table:table-cell office:value-type="float" office:value="0.00311720284644768" calcext:value-type="float">
            <text:p>0.0031172028</text:p>
          </table:table-cell>
          <table:table-cell table:style-name="ce1" office:value-type="float" office:value="0.000173808092709393" calcext:value-type="float">
            <text:p>1.74E-004</text:p>
          </table:table-cell>
          <table:table-cell office:value-type="float" office:value="0.0138801486445463" calcext:value-type="float">
            <text:p>0.0138801486</text:p>
          </table:table-cell>
          <table:table-cell table:style-name="ce1" office:value-type="float" office:value="0.000526209459302596" calcext:value-type="float">
            <text:p>5.26E-004</text:p>
          </table:table-cell>
          <table:table-cell table:style-name="ce1" office:value-type="float" office:value="0.000495886325267314" calcext:value-type="float">
            <text:p>4.96E-004</text:p>
          </table:table-cell>
          <table:table-cell table:style-name="ce1" office:value-type="float" office:value="0.0008537571104692" calcext:value-type="float">
            <text:p>8.54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0602923597723404" calcext:value-type="float">
            <text:p>6.03E-005</text:p>
          </table:table-cell>
          <table:table-cell table:style-name="ce1" office:value-type="float" office:value="0.00091287297188769" calcext:value-type="float">
            <text:p>9.13E-004</text:p>
          </table:table-cell>
          <table:table-cell office:value-type="float" office:value="0.00257756623944738" calcext:value-type="float">
            <text:p>0.0025775662</text:p>
          </table:table-cell>
          <table:table-cell office:value-type="float" office:value="0.00236425740200419" calcext:value-type="float">
            <text:p>0.0023642574</text:p>
          </table:table-cell>
          <table:table-cell office:value-type="float" office:value="0.00197960082267601" calcext:value-type="float">
            <text:p>0.0019796008</text:p>
          </table:table-cell>
          <table:table-cell table:style-name="ce1" office:value-type="float" office:value="0.000597107021020005" calcext:value-type="float">
            <text:p>5.97E-004</text:p>
          </table:table-cell>
          <table:table-cell table:number-columns-repeated="1018"/>
        </table:table-row>
        <table:table-row table:style-name="ro2">
          <table:table-cell office:value-type="float" office:value="0.00652027198692595" calcext:value-type="float">
            <text:p>0.006520272</text:p>
          </table:table-cell>
          <table:table-cell office:value-type="float" office:value="0.001130098963249" calcext:value-type="float">
            <text:p>0.001130099</text:p>
          </table:table-cell>
          <table:table-cell office:value-type="float" office:value="0.00357598017898786" calcext:value-type="float">
            <text:p>0.0035759802</text:p>
          </table:table-cell>
          <table:table-cell table:style-name="ce1" office:value-type="float" office:value="0.000140832061215956" calcext:value-type="float">
            <text:p>1.41E-004</text:p>
          </table:table-cell>
          <table:table-cell table:style-name="ce1" office:value-type="float" office:value="0.000600963818476519" calcext:value-type="float">
            <text:p>6.01E-004</text:p>
          </table:table-cell>
          <table:table-cell table:style-name="ce1" office:value-type="float" office:value="0.0000642215778516864" calcext:value-type="float">
            <text:p>6.42E-005</text:p>
          </table:table-cell>
          <table:table-cell table:number-columns-repeated="1018"/>
        </table:table-row>
        <table:table-row table:style-name="ro2">
          <table:table-cell office:value-type="float" office:value="0.0101891040276758" calcext:value-type="float">
            <text:p>0.010189104</text:p>
          </table:table-cell>
          <table:table-cell office:value-type="float" office:value="0.00800131960265382" calcext:value-type="float">
            <text:p>0.0080013196</text:p>
          </table:table-cell>
          <table:table-cell office:value-type="float" office:value="0.00432028069899859" calcext:value-type="float">
            <text:p>0.0043202807</text:p>
          </table:table-cell>
          <table:table-cell table:style-name="ce1" office:value-type="float" office:value="0.000984746245924484" calcext:value-type="float">
            <text:p>9.85E-004</text:p>
          </table:table-cell>
          <table:table-cell office:value-type="float" office:value="0.00198655840205131" calcext:value-type="float">
            <text:p>0.0019865584</text:p>
          </table:table-cell>
          <table:table-cell table:style-name="ce1" office:value-type="float" office:value="0.0000239952670439969" calcext:value-type="float">
            <text:p>2.40E-005</text:p>
          </table:table-cell>
          <table:table-cell table:number-columns-repeated="1018"/>
        </table:table-row>
        <table:table-row table:style-name="ro2">
          <table:table-cell table:style-name="ce1" office:value-type="float" office:value="0.000947368212094624" calcext:value-type="float">
            <text:p>9.47E-004</text:p>
          </table:table-cell>
          <table:table-cell table:style-name="ce1" office:value-type="float" office:value="0.00066627833176236" calcext:value-type="float">
            <text:p>6.66E-004</text:p>
          </table:table-cell>
          <table:table-cell office:value-type="float" office:value="0.00252394348907137" calcext:value-type="float">
            <text:p>0.0025239435</text:p>
          </table:table-cell>
          <table:table-cell table:style-name="ce1" office:value-type="float" office:value="0.00035802780516736" calcext:value-type="float">
            <text:p>3.58E-004</text:p>
          </table:table-cell>
          <table:table-cell table:style-name="ce1" office:value-type="float" office:value="0.000627350273775473" calcext:value-type="float">
            <text:p>6.27E-004</text:p>
          </table:table-cell>
          <table:table-cell table:style-name="ce1" office:value-type="float" office:value="0.000271222384542913" calcext:value-type="float">
            <text:p>2.71E-004</text:p>
          </table:table-cell>
          <table:table-cell table:number-columns-repeated="1018"/>
        </table:table-row>
        <table:table-row table:style-name="ro2">
          <table:table-cell office:value-type="float" office:value="0.00382310141795283" calcext:value-type="float">
            <text:p>0.0038231014</text:p>
          </table:table-cell>
          <table:table-cell office:value-type="float" office:value="0.00100967145654485" calcext:value-type="float">
            <text:p>0.0010096715</text:p>
          </table:table-cell>
          <table:table-cell table:style-name="ce1" office:value-type="float" office:value="0.000772847136751409" calcext:value-type="float">
            <text:p>7.73E-004</text:p>
          </table:table-cell>
          <table:table-cell office:value-type="float" office:value="0.00254792951120741" calcext:value-type="float">
            <text:p>0.0025479295</text:p>
          </table:table-cell>
          <table:table-cell table:style-name="ce1" office:value-type="float" office:value="0.000357422318785883" calcext:value-type="float">
            <text:p>3.57E-004</text:p>
          </table:table-cell>
          <table:table-cell table:style-name="ce1" office:value-type="float" office:value="0.00070009557180839" calcext:value-type="float">
            <text:p>7.00E-004</text:p>
          </table:table-cell>
          <table:table-cell table:number-columns-repeated="1018"/>
        </table:table-row>
        <table:table-row table:style-name="ro2">
          <table:table-cell office:value-type="float" office:value="0.00174706252697465" calcext:value-type="float">
            <text:p>0.0017470625</text:p>
          </table:table-cell>
          <table:table-cell table:style-name="ce1" office:value-type="float" office:value="0.000622005458648545" calcext:value-type="float">
            <text:p>6.22E-004</text:p>
          </table:table-cell>
          <table:table-cell office:value-type="float" office:value="0.00663902391278626" calcext:value-type="float">
            <text:p>0.0066390239</text:p>
          </table:table-cell>
          <table:table-cell table:style-name="ce1" office:value-type="float" office:value="0.000364582021917137" calcext:value-type="float">
            <text:p>3.65E-004</text:p>
          </table:table-cell>
          <table:table-cell table:style-name="ce1" office:value-type="float" office:value="0.000138958634425368" calcext:value-type="float">
            <text:p>1.39E-004</text:p>
          </table:table-cell>
          <table:table-cell table:style-name="ce1" office:value-type="float" office:value="0.000422327571895753" calcext:value-type="float">
            <text:p>4.22E-004</text:p>
          </table:table-cell>
          <table:table-cell table:number-columns-repeated="1018"/>
        </table:table-row>
        <table:table-row table:style-name="ro2">
          <table:table-cell office:value-type="float" office:value="0.00363924620662104" calcext:value-type="float">
            <text:p>0.0036392462</text:p>
          </table:table-cell>
          <table:table-cell office:value-type="float" office:value="0.0018174195309788" calcext:value-type="float">
            <text:p>0.0018174195</text:p>
          </table:table-cell>
          <table:table-cell table:style-name="ce1" office:value-type="float" office:value="0.00086060859986592" calcext:value-type="float">
            <text:p>8.61E-004</text:p>
          </table:table-cell>
          <table:table-cell office:value-type="float" office:value="0.00194848749674659" calcext:value-type="float">
            <text:p>0.0019484875</text:p>
          </table:table-cell>
          <table:table-cell office:value-type="float" office:value="0.00174470386743719" calcext:value-type="float">
            <text:p>0.0017447039</text:p>
          </table:table-cell>
          <table:table-cell table:style-name="ce1" office:value-type="float" office:value="0.000390659542661265" calcext:value-type="float">
            <text:p>3.91E-004</text:p>
          </table:table-cell>
          <table:table-cell table:number-columns-repeated="1018"/>
        </table:table-row>
        <table:table-row table:style-name="ro2">
          <table:table-cell office:value-type="float" office:value="0.00291332873803007" calcext:value-type="float">
            <text:p>0.0029133287</text:p>
          </table:table-cell>
          <table:table-cell office:value-type="float" office:value="0.00500851254229717" calcext:value-type="float">
            <text:p>0.0050085125</text:p>
          </table:table-cell>
          <table:table-cell office:value-type="float" office:value="0.00151968740377662" calcext:value-type="float">
            <text:p>0.0015196874</text:p>
          </table:table-cell>
          <table:table-cell office:value-type="float" office:value="0.00488290266593117" calcext:value-type="float">
            <text:p>0.0048829027</text:p>
          </table:table-cell>
          <table:table-cell table:style-name="ce1" office:value-type="float" office:value="0.000786900050337547" calcext:value-type="float">
            <text:p>7.87E-004</text:p>
          </table:table-cell>
          <table:table-cell table:style-name="ce1" office:value-type="float" office:value="0.000243831682326778" calcext:value-type="float">
            <text:p>2.44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0400487145379991" calcext:value-type="float">
            <text:p>4.00E-005</text:p>
          </table:table-cell>
          <table:table-cell office:value-type="float" office:value="0.00232551748254428" calcext:value-type="float">
            <text:p>0.0023255175</text:p>
          </table:table-cell>
          <table:table-cell office:value-type="float" office:value="0.00153650635927738" calcext:value-type="float">
            <text:p>0.0015365064</text:p>
          </table:table-cell>
          <table:table-cell table:style-name="ce1" office:value-type="float" office:value="0.000841275337241765" calcext:value-type="float">
            <text:p>8.41E-004</text:p>
          </table:table-cell>
          <table:table-cell table:style-name="ce1" office:value-type="float" office:value="0.000185762917105592" calcext:value-type="float">
            <text:p>1.86E-004</text:p>
          </table:table-cell>
          <table:table-cell table:style-name="ce1" office:value-type="float" office:value="0.000902228560564211" calcext:value-type="float">
            <text:p>9.02E-004</text:p>
          </table:table-cell>
          <table:table-cell table:number-columns-repeated="1018"/>
        </table:table-row>
        <table:table-row table:style-name="ro2">
          <table:table-cell office:value-type="float" office:value="0.00582674386584037" calcext:value-type="float">
            <text:p>0.0058267439</text:p>
          </table:table-cell>
          <table:table-cell office:value-type="float" office:value="0.00275299630705117" calcext:value-type="float">
            <text:p>0.0027529963</text:p>
          </table:table-cell>
          <table:table-cell office:value-type="float" office:value="0.00128518747936912" calcext:value-type="float">
            <text:p>0.0012851875</text:p>
          </table:table-cell>
          <table:table-cell office:value-type="float" office:value="0.00573697331194767" calcext:value-type="float">
            <text:p>0.0057369733</text:p>
          </table:table-cell>
          <table:table-cell office:value-type="float" office:value="0.00147625379394878" calcext:value-type="float">
            <text:p>0.0014762538</text:p>
          </table:table-cell>
          <table:table-cell table:style-name="ce1" office:value-type="float" office:value="0.000226788789885468" calcext:value-type="float">
            <text:p>2.27E-004</text:p>
          </table:table-cell>
          <table:table-cell table:number-columns-repeated="1018"/>
        </table:table-row>
        <table:table-row table:style-name="ro2">
          <table:table-cell office:value-type="float" office:value="0.00232825445636475" calcext:value-type="float">
            <text:p>0.0023282545</text:p>
          </table:table-cell>
          <table:table-cell table:style-name="ce1" office:value-type="float" office:value="0.000865251385502308" calcext:value-type="float">
            <text:p>8.65E-004</text:p>
          </table:table-cell>
          <table:table-cell table:style-name="ce1" office:value-type="float" office:value="0.000980661730717092" calcext:value-type="float">
            <text:p>9.81E-004</text:p>
          </table:table-cell>
          <table:table-cell office:value-type="float" office:value="0.00147697453956841" calcext:value-type="float">
            <text:p>0.0014769745</text:p>
          </table:table-cell>
          <table:table-cell office:value-type="float" office:value="0.00177062953919371" calcext:value-type="float">
            <text:p>0.0017706295</text:p>
          </table:table-cell>
          <table:table-cell table:style-name="ce1" office:value-type="float" office:value="0.000540357680726356" calcext:value-type="float">
            <text:p>5.40E-004</text:p>
          </table:table-cell>
          <table:table-cell table:number-columns-repeated="1018"/>
        </table:table-row>
        <table:table-row table:style-name="ro2">
          <table:table-cell office:value-type="float" office:value="0.00188704804825024" calcext:value-type="float">
            <text:p>0.001887048</text:p>
          </table:table-cell>
          <table:table-cell office:value-type="float" office:value="0.00150802864456479" calcext:value-type="float">
            <text:p>0.0015080286</text:p>
          </table:table-cell>
          <table:table-cell office:value-type="float" office:value="0.00563669723237226" calcext:value-type="float">
            <text:p>0.0056366972</text:p>
          </table:table-cell>
          <table:table-cell office:value-type="float" office:value="0.0010493671931493" calcext:value-type="float">
            <text:p>0.0010493672</text:p>
          </table:table-cell>
          <table:table-cell table:style-name="ce1" office:value-type="float" office:value="0.0000995204101132963" calcext:value-type="float">
            <text:p>9.95E-005</text:p>
          </table:table-cell>
          <table:table-cell table:style-name="ce1" office:value-type="float" office:value="0.000316163332306107" calcext:value-type="float">
            <text:p>3.16E-004</text:p>
          </table:table-cell>
          <table:table-cell table:number-columns-repeated="1018"/>
        </table:table-row>
        <table:table-row table:style-name="ro2">
          <table:table-cell office:value-type="float" office:value="0.00847335911388925" calcext:value-type="float">
            <text:p>0.0084733591</text:p>
          </table:table-cell>
          <table:table-cell office:value-type="float" office:value="0.00106638076604293" calcext:value-type="float">
            <text:p>0.0010663808</text:p>
          </table:table-cell>
          <table:table-cell office:value-type="float" office:value="0.0035516154266646" calcext:value-type="float">
            <text:p>0.0035516154</text:p>
          </table:table-cell>
          <table:table-cell table:style-name="ce1" office:value-type="float" office:value="0.000177329347232025" calcext:value-type="float">
            <text:p>1.77E-004</text:p>
          </table:table-cell>
          <table:table-cell office:value-type="float" office:value="0.00194674096633918" calcext:value-type="float">
            <text:p>0.001946741</text:p>
          </table:table-cell>
          <table:table-cell office:value-type="float" office:value="0.00102450798118747" calcext:value-type="float">
            <text:p>0.001024508</text:p>
          </table:table-cell>
          <table:table-cell table:number-columns-repeated="1018"/>
        </table:table-row>
        <table:table-row table:style-name="ro2">
          <table:table-cell office:value-type="float" office:value="0.00125423499880961" calcext:value-type="float">
            <text:p>0.001254235</text:p>
          </table:table-cell>
          <table:table-cell office:value-type="float" office:value="0.0016584280438301" calcext:value-type="float">
            <text:p>0.001658428</text:p>
          </table:table-cell>
          <table:table-cell table:style-name="ce1" office:value-type="float" office:value="0.000103517835206013" calcext:value-type="float">
            <text:p>1.04E-004</text:p>
          </table:table-cell>
          <table:table-cell office:value-type="float" office:value="0.00273768514603256" calcext:value-type="float">
            <text:p>0.0027376851</text:p>
          </table:table-cell>
          <table:table-cell office:value-type="float" office:value="0.0021355957602256" calcext:value-type="float">
            <text:p>0.0021355958</text:p>
          </table:table-cell>
          <table:table-cell table:style-name="ce1" office:value-type="float" office:value="0.00012142278085836" calcext:value-type="float">
            <text:p>1.21E-004</text:p>
          </table:table-cell>
          <table:table-cell table:number-columns-repeated="1018"/>
        </table:table-row>
        <table:table-row table:style-name="ro2">
          <table:table-cell office:value-type="float" office:value="0.00267247474708254" calcext:value-type="float">
            <text:p>0.0026724747</text:p>
          </table:table-cell>
          <table:table-cell table:style-name="ce1" office:value-type="float" office:value="0.000468245391731958" calcext:value-type="float">
            <text:p>4.68E-004</text:p>
          </table:table-cell>
          <table:table-cell table:style-name="ce1" office:value-type="float" office:value="0.000126737568663327" calcext:value-type="float">
            <text:p>1.27E-004</text:p>
          </table:table-cell>
          <table:table-cell office:value-type="float" office:value="0.00115313855202448" calcext:value-type="float">
            <text:p>0.0011531386</text:p>
          </table:table-cell>
          <table:table-cell table:style-name="ce1" office:value-type="float" office:value="0.000538491246811823" calcext:value-type="float">
            <text:p>5.38E-004</text:p>
          </table:table-cell>
          <table:table-cell table:style-name="ce1" office:value-type="float" office:value="0.000624480880449863" calcext:value-type="float">
            <text:p>6.24E-004</text:p>
          </table:table-cell>
          <table:table-cell table:number-columns-repeated="1018"/>
        </table:table-row>
        <table:table-row table:style-name="ro2">
          <table:table-cell office:value-type="float" office:value="0.00110268764275689" calcext:value-type="float">
            <text:p>0.0011026876</text:p>
          </table:table-cell>
          <table:table-cell table:style-name="ce1" office:value-type="float" office:value="0.000470131410854169" calcext:value-type="float">
            <text:p>4.70E-004</text:p>
          </table:table-cell>
          <table:table-cell office:value-type="float" office:value="0.00133967034651006" calcext:value-type="float">
            <text:p>0.0013396703</text:p>
          </table:table-cell>
          <table:table-cell office:value-type="float" office:value="0.00102258090144192" calcext:value-type="float">
            <text:p>0.0010225809</text:p>
          </table:table-cell>
          <table:table-cell office:value-type="float" office:value="0.00163004771348652" calcext:value-type="float">
            <text:p>0.0016300477</text:p>
          </table:table-cell>
          <table:table-cell table:style-name="ce1" office:value-type="float" office:value="0.000487093936737626" calcext:value-type="float">
            <text:p>4.87E-004</text:p>
          </table:table-cell>
          <table:table-cell table:number-columns-repeated="1018"/>
        </table:table-row>
        <table:table-row table:style-name="ro2">
          <table:table-cell office:value-type="float" office:value="0.0041960085056485" calcext:value-type="float">
            <text:p>0.0041960085</text:p>
          </table:table-cell>
          <table:table-cell office:value-type="float" office:value="0.00256363403983251" calcext:value-type="float">
            <text:p>0.002563634</text:p>
          </table:table-cell>
          <table:table-cell office:value-type="float" office:value="0.00199644746880434" calcext:value-type="float">
            <text:p>0.0019964475</text:p>
          </table:table-cell>
          <table:table-cell table:style-name="ce1" office:value-type="float" office:value="0.000908442974691948" calcext:value-type="float">
            <text:p>9.08E-004</text:p>
          </table:table-cell>
          <table:table-cell office:value-type="float" office:value="0.0011861486670961" calcext:value-type="float">
            <text:p>0.0011861487</text:p>
          </table:table-cell>
          <table:table-cell table:style-name="ce1" office:value-type="float" office:value="0.000749120160796313" calcext:value-type="float">
            <text:p>7.49E-004</text:p>
          </table:table-cell>
          <table:table-cell table:number-columns-repeated="1018"/>
        </table:table-row>
        <table:table-row table:style-name="ro2">
          <table:table-cell office:value-type="float" office:value="0.00673169508080518" calcext:value-type="float">
            <text:p>0.0067316951</text:p>
          </table:table-cell>
          <table:table-cell office:value-type="float" office:value="0.00176236321400092" calcext:value-type="float">
            <text:p>0.0017623632</text:p>
          </table:table-cell>
          <table:table-cell table:style-name="ce1" office:value-type="float" office:value="0.0000669933963055591" calcext:value-type="float">
            <text:p>6.70E-005</text:p>
          </table:table-cell>
          <table:table-cell table:style-name="ce1" office:value-type="float" office:value="0.000913426611228285" calcext:value-type="float">
            <text:p>9.13E-004</text:p>
          </table:table-cell>
          <table:table-cell table:style-name="ce1" office:value-type="float" office:value="0.000224820513852642" calcext:value-type="float">
            <text:p>2.25E-004</text:p>
          </table:table-cell>
          <table:table-cell office:value-type="float" office:value="0.00122645584439907" calcext:value-type="float">
            <text:p>0.0012264558</text:p>
          </table:table-cell>
          <table:table-cell table:number-columns-repeated="1018"/>
        </table:table-row>
        <table:table-row table:style-name="ro2">
          <table:table-cell office:value-type="float" office:value="0.00102931848284804" calcext:value-type="float">
            <text:p>0.0010293185</text:p>
          </table:table-cell>
          <table:table-cell office:value-type="float" office:value="0.00349416210184783" calcext:value-type="float">
            <text:p>0.0034941621</text:p>
          </table:table-cell>
          <table:table-cell office:value-type="float" office:value="0.00125629270056349" calcext:value-type="float">
            <text:p>0.0012562927</text:p>
          </table:table-cell>
          <table:table-cell office:value-type="float" office:value="0.00350110471415466" calcext:value-type="float">
            <text:p>0.0035011047</text:p>
          </table:table-cell>
          <table:table-cell office:value-type="float" office:value="0.00227507424303752" calcext:value-type="float">
            <text:p>0.0022750742</text:p>
          </table:table-cell>
          <table:table-cell table:style-name="ce1" office:value-type="float" office:value="0.0000394960700251801" calcext:value-type="float">
            <text:p>3.95E-005</text:p>
          </table:table-cell>
          <table:table-cell table:number-columns-repeated="1018"/>
        </table:table-row>
        <table:table-row table:style-name="ro2">
          <table:table-cell office:value-type="float" office:value="0.00110678401490683" calcext:value-type="float">
            <text:p>0.001106784</text:p>
          </table:table-cell>
          <table:table-cell office:value-type="float" office:value="0.00224117158483583" calcext:value-type="float">
            <text:p>0.0022411716</text:p>
          </table:table-cell>
          <table:table-cell office:value-type="float" office:value="0.00197454713513778" calcext:value-type="float">
            <text:p>0.0019745471</text:p>
          </table:table-cell>
          <table:table-cell office:value-type="float" office:value="0.00131188903121293" calcext:value-type="float">
            <text:p>0.001311889</text:p>
          </table:table-cell>
          <table:table-cell table:style-name="ce1" office:value-type="float" office:value="0.000749947708081233" calcext:value-type="float">
            <text:p>7.50E-004</text:p>
          </table:table-cell>
          <table:table-cell table:style-name="ce1" office:value-type="float" office:value="0.0000405316030898106" calcext:value-type="float">
            <text:p>4.05E-005</text:p>
          </table:table-cell>
          <table:table-cell table:number-columns-repeated="1018"/>
        </table:table-row>
        <table:table-row table:style-name="ro2">
          <table:table-cell table:style-name="ce1" office:value-type="float" office:value="0.000611893259816032" calcext:value-type="float">
            <text:p>6.12E-004</text:p>
            <draw:frame table:end-cell-address="Sheet1.AM123" table:end-x="0.4571in" table:end-y="0.0287in" draw:z-index="1" draw:name="Chart 2" draw:style-name="gr1" svg:width="29.215in" svg:height="10.9768in" svg:x="0.5543in" svg:y="0.1354in">
              <draw:object draw:notify-on-update-of-ranges="Sheet1.A1:Sheet1.A20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0.00115593040452078" calcext:value-type="float">
            <text:p>0.0011559304</text:p>
          </table:table-cell>
          <table:table-cell table:style-name="ce1" office:value-type="float" office:value="0.000311390087605279" calcext:value-type="float">
            <text:p>3.11E-004</text:p>
          </table:table-cell>
          <table:table-cell office:value-type="float" office:value="0.00484668851752046" calcext:value-type="float">
            <text:p>0.0048466885</text:p>
          </table:table-cell>
          <table:table-cell table:style-name="ce1" office:value-type="float" office:value="0.000644184140067949" calcext:value-type="float">
            <text:p>6.44E-004</text:p>
          </table:table-cell>
          <table:table-cell table:style-name="ce1" office:value-type="float" office:value="0.000721378495552205" calcext:value-type="float">
            <text:p>7.21E-004</text:p>
          </table:table-cell>
          <table:table-cell table:number-columns-repeated="1018"/>
        </table:table-row>
        <table:table-row table:style-name="ro2">
          <table:table-cell office:value-type="float" office:value="0.00338018260876316" calcext:value-type="float">
            <text:p>0.0033801826</text:p>
          </table:table-cell>
          <table:table-cell table:style-name="ce1" office:value-type="float" office:value="0.000495164666100667" calcext:value-type="float">
            <text:p>4.95E-004</text:p>
          </table:table-cell>
          <table:table-cell table:style-name="ce1" office:value-type="float" office:value="0.000266304324055611" calcext:value-type="float">
            <text:p>2.66E-004</text:p>
          </table:table-cell>
          <table:table-cell office:value-type="float" office:value="0.00162107014597579" calcext:value-type="float">
            <text:p>0.0016210701</text:p>
          </table:table-cell>
          <table:table-cell table:style-name="ce1" office:value-type="float" office:value="0.000589290681391574" calcext:value-type="float">
            <text:p>5.89E-004</text:p>
          </table:table-cell>
          <table:table-cell table:style-name="ce1" office:value-type="float" office:value="0.000182881262305479" calcext:value-type="float">
            <text:p>1.83E-004</text:p>
          </table:table-cell>
          <table:table-cell table:number-columns-repeated="1018"/>
        </table:table-row>
        <table:table-row table:style-name="ro2">
          <table:table-cell office:value-type="float" office:value="0.00285523596883319" calcext:value-type="float">
            <text:p>0.002855236</text:p>
          </table:table-cell>
          <table:table-cell office:value-type="float" office:value="0.00158250635062362" calcext:value-type="float">
            <text:p>0.0015825064</text:p>
          </table:table-cell>
          <table:table-cell table:style-name="ce1" office:value-type="float" office:value="0.00053556669610666" calcext:value-type="float">
            <text:p>5.36E-004</text:p>
          </table:table-cell>
          <table:table-cell office:value-type="float" office:value="0.00114435037164817" calcext:value-type="float">
            <text:p>0.0011443504</text:p>
          </table:table-cell>
          <table:table-cell table:style-name="ce1" office:value-type="float" office:value="0.0000705048809335196" calcext:value-type="float">
            <text:p>7.05E-005</text:p>
          </table:table-cell>
          <table:table-cell office:value-type="float" office:value="0.00108413260261919" calcext:value-type="float">
            <text:p>0.0010841326</text:p>
          </table:table-cell>
          <table:table-cell table:number-columns-repeated="1018"/>
        </table:table-row>
        <table:table-row table:style-name="ro2">
          <table:table-cell office:value-type="float" office:value="0.00157380071472968" calcext:value-type="float">
            <text:p>0.0015738007</text:p>
          </table:table-cell>
          <table:table-cell table:style-name="ce1" office:value-type="float" office:value="0.000126952515819401" calcext:value-type="float">
            <text:p>1.27E-004</text:p>
          </table:table-cell>
          <table:table-cell table:style-name="ce1" office:value-type="float" office:value="0.000885462814971039" calcext:value-type="float">
            <text:p>8.85E-004</text:p>
          </table:table-cell>
          <table:table-cell table:style-name="ce1" office:value-type="float" office:value="0.00062791722254163" calcext:value-type="float">
            <text:p>6.28E-004</text:p>
          </table:table-cell>
          <table:table-cell table:style-name="ce1" office:value-type="float" office:value="0.000157626295141711" calcext:value-type="float">
            <text:p>1.58E-004</text:p>
          </table:table-cell>
          <table:table-cell table:style-name="ce1" office:value-type="float" office:value="0.00032771237732554" calcext:value-type="float">
            <text:p>3.28E-004</text:p>
          </table:table-cell>
          <table:table-cell table:number-columns-repeated="1018"/>
        </table:table-row>
        <table:table-row table:style-name="ro2">
          <table:table-cell office:value-type="float" office:value="0.00224187642596307" calcext:value-type="float">
            <text:p>0.0022418764</text:p>
          </table:table-cell>
          <table:table-cell office:value-type="float" office:value="0.00167165649746792" calcext:value-type="float">
            <text:p>0.0016716565</text:p>
          </table:table-cell>
          <table:table-cell table:style-name="ce1" office:value-type="float" office:value="0.000944835832637825" calcext:value-type="float">
            <text:p>9.45E-004</text:p>
          </table:table-cell>
          <table:table-cell office:value-type="float" office:value="0.00243416344459701" calcext:value-type="float">
            <text:p>0.0024341634</text:p>
          </table:table-cell>
          <table:table-cell table:style-name="ce1" office:value-type="float" office:value="0.000118398695617472" calcext:value-type="float">
            <text:p>1.18E-004</text:p>
          </table:table-cell>
          <table:table-cell table:style-name="ce1" office:value-type="float" office:value="0.000104723008527152" calcext:value-type="float">
            <text:p>1.05E-004</text:p>
          </table:table-cell>
          <table:table-cell table:number-columns-repeated="1018"/>
        </table:table-row>
        <table:table-row table:style-name="ro2">
          <table:table-cell office:value-type="float" office:value="0.00312694446314898" calcext:value-type="float">
            <text:p>0.0031269445</text:p>
          </table:table-cell>
          <table:table-cell office:value-type="float" office:value="0.00155931734280346" calcext:value-type="float">
            <text:p>0.0015593173</text:p>
          </table:table-cell>
          <table:table-cell office:value-type="float" office:value="0.00219484187098651" calcext:value-type="float">
            <text:p>0.0021948419</text:p>
          </table:table-cell>
          <table:table-cell table:style-name="ce1" office:value-type="float" office:value="0.000105950907838714" calcext:value-type="float">
            <text:p>1.06E-004</text:p>
          </table:table-cell>
          <table:table-cell table:style-name="ce1" office:value-type="float" office:value="0.000100282398400431" calcext:value-type="float">
            <text:p>1.00E-004</text:p>
          </table:table-cell>
          <table:table-cell office:value-type="float" office:value="0.00158431020529548" calcext:value-type="float">
            <text:p>0.0015843102</text:p>
          </table:table-cell>
          <table:table-cell table:number-columns-repeated="1018"/>
        </table:table-row>
        <table:table-row table:style-name="ro2">
          <table:table-cell office:value-type="float" office:value="0.00171663171396519" calcext:value-type="float">
            <text:p>0.0017166317</text:p>
          </table:table-cell>
          <table:table-cell table:style-name="ce1" office:value-type="float" office:value="0.00012896975322807" calcext:value-type="float">
            <text:p>1.29E-004</text:p>
          </table:table-cell>
          <table:table-cell table:style-name="ce1" office:value-type="float" office:value="0.000963355430076085" calcext:value-type="float">
            <text:p>9.63E-004</text:p>
          </table:table-cell>
          <table:table-cell table:style-name="ce1" office:value-type="float" office:value="0.000306349241562032" calcext:value-type="float">
            <text:p>3.06E-004</text:p>
          </table:table-cell>
          <table:table-cell office:value-type="float" office:value="0.0012475796264706" calcext:value-type="float">
            <text:p>0.0012475796</text:p>
          </table:table-cell>
          <table:table-cell table:style-name="ce1" office:value-type="float" office:value="0.000526575200754831" calcext:value-type="float">
            <text:p>5.27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202511940918804" calcext:value-type="float">
            <text:p>2.03E-004</text:p>
          </table:table-cell>
          <table:table-cell office:value-type="float" office:value="0.00240589802524527" calcext:value-type="float">
            <text:p>0.002405898</text:p>
          </table:table-cell>
          <table:table-cell office:value-type="float" office:value="0.00196883450907448" calcext:value-type="float">
            <text:p>0.0019688345</text:p>
          </table:table-cell>
          <table:table-cell office:value-type="float" office:value="0.00164964650915955" calcext:value-type="float">
            <text:p>0.0016496465</text:p>
          </table:table-cell>
          <table:table-cell table:style-name="ce1" office:value-type="float" office:value="0.000174011192168422" calcext:value-type="float">
            <text:p>1.74E-004</text:p>
          </table:table-cell>
          <table:table-cell table:style-name="ce1" office:value-type="float" office:value="0.000286182715375283" calcext:value-type="float">
            <text:p>2.86E-004</text:p>
          </table:table-cell>
          <table:table-cell table:number-columns-repeated="1018"/>
        </table:table-row>
        <table:table-row table:style-name="ro2">
          <table:table-cell office:value-type="float" office:value="0.00273981181096206" calcext:value-type="float">
            <text:p>0.0027398118</text:p>
          </table:table-cell>
          <table:table-cell table:style-name="ce1" office:value-type="float" office:value="0.000698910789249219" calcext:value-type="float">
            <text:p>6.99E-004</text:p>
          </table:table-cell>
          <table:table-cell office:value-type="float" office:value="0.00282417985649408" calcext:value-type="float">
            <text:p>0.0028241799</text:p>
          </table:table-cell>
          <table:table-cell office:value-type="float" office:value="0.00179334538295217" calcext:value-type="float">
            <text:p>0.0017933454</text:p>
          </table:table-cell>
          <table:table-cell table:style-name="ce1" office:value-type="float" office:value="0.000412775015334876" calcext:value-type="float">
            <text:p>4.13E-004</text:p>
          </table:table-cell>
          <table:table-cell table:style-name="ce1" office:value-type="float" office:value="0.000803592016424659" calcext:value-type="float">
            <text:p>8.04E-004</text:p>
          </table:table-cell>
          <table:table-cell table:number-columns-repeated="1018"/>
        </table:table-row>
        <table:table-row table:style-name="ro2">
          <table:table-cell office:value-type="float" office:value="0.00276036561010473" calcext:value-type="float">
            <text:p>0.0027603656</text:p>
          </table:table-cell>
          <table:table-cell office:value-type="float" office:value="0.00205997792861057" calcext:value-type="float">
            <text:p>0.0020599779</text:p>
          </table:table-cell>
          <table:table-cell table:style-name="ce1" office:value-type="float" office:value="0.0000697390686807964" calcext:value-type="float">
            <text:p>6.97E-005</text:p>
          </table:table-cell>
          <table:table-cell office:value-type="float" office:value="0.00129951619846125" calcext:value-type="float">
            <text:p>0.0012995162</text:p>
          </table:table-cell>
          <table:table-cell table:style-name="ce1" office:value-type="float" office:value="0.000594003366135798" calcext:value-type="float">
            <text:p>5.94E-004</text:p>
          </table:table-cell>
          <table:table-cell table:style-name="ce1" office:value-type="float" office:value="0.000245603872471634" calcext:value-type="float">
            <text:p>2.46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011510392072811" calcext:value-type="float">
            <text:p>1.15E-005</text:p>
          </table:table-cell>
          <table:table-cell office:value-type="float" office:value="0.00108542213352791" calcext:value-type="float">
            <text:p>0.0010854221</text:p>
          </table:table-cell>
          <table:table-cell office:value-type="float" office:value="0.00120416142428237" calcext:value-type="float">
            <text:p>0.0012041614</text:p>
          </table:table-cell>
          <table:table-cell table:style-name="ce1" office:value-type="float" office:value="0.000211484003071138" calcext:value-type="float">
            <text:p>2.11E-004</text:p>
          </table:table-cell>
          <table:table-cell office:value-type="float" office:value="0.00111482122210882" calcext:value-type="float">
            <text:p>0.0011148212</text:p>
          </table:table-cell>
          <table:table-cell table:style-name="ce1" office:value-type="float" office:value="0.000360188611377765" calcext:value-type="float">
            <text:p>3.60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908834255307411" calcext:value-type="float">
            <text:p>9.09E-004</text:p>
          </table:table-cell>
          <table:table-cell office:value-type="float" office:value="0.00233377405426793" calcext:value-type="float">
            <text:p>0.0023337741</text:p>
          </table:table-cell>
          <table:table-cell table:style-name="ce1" office:value-type="float" office:value="0.000384838314482217" calcext:value-type="float">
            <text:p>3.85E-004</text:p>
          </table:table-cell>
          <table:table-cell office:value-type="float" office:value="0.00242037255033223" calcext:value-type="float">
            <text:p>0.0024203726</text:p>
          </table:table-cell>
          <table:table-cell table:style-name="ce1" office:value-type="float" office:value="0.000995361169610298" calcext:value-type="float">
            <text:p>9.95E-004</text:p>
          </table:table-cell>
          <table:table-cell table:style-name="ce1" office:value-type="float" office:value="0.000126428220789343" calcext:value-type="float">
            <text:p>1.26E-004</text:p>
          </table:table-cell>
          <table:table-cell table:number-columns-repeated="1018"/>
        </table:table-row>
        <table:table-row table:style-name="ro2">
          <table:table-cell office:value-type="float" office:value="0.00273068293733125" calcext:value-type="float">
            <text:p>0.0027306829</text:p>
          </table:table-cell>
          <table:table-cell table:style-name="ce1" office:value-type="float" office:value="0.000469642278037696" calcext:value-type="float">
            <text:p>4.70E-004</text:p>
          </table:table-cell>
          <table:table-cell office:value-type="float" office:value="0.00149226516964962" calcext:value-type="float">
            <text:p>0.0014922652</text:p>
          </table:table-cell>
          <table:table-cell office:value-type="float" office:value="0.00178004985933811" calcext:value-type="float">
            <text:p>0.0017800499</text:p>
          </table:table-cell>
          <table:table-cell table:style-name="ce1" office:value-type="float" office:value="0.000503347877368832" calcext:value-type="float">
            <text:p>5.03E-004</text:p>
          </table:table-cell>
          <table:table-cell office:value-type="float" office:value="0.00122470366116945" calcext:value-type="float">
            <text:p>0.0012247037</text:p>
          </table:table-cell>
          <table:table-cell table:number-columns-repeated="1018"/>
        </table:table-row>
        <table:table-row table:style-name="ro2">
          <table:table-cell office:value-type="float" office:value="0.00198967199353284" calcext:value-type="float">
            <text:p>0.001989672</text:p>
          </table:table-cell>
          <table:table-cell office:value-type="float" office:value="0.00165167310871128" calcext:value-type="float">
            <text:p>0.0016516731</text:p>
          </table:table-cell>
          <table:table-cell office:value-type="float" office:value="0.00265846779665813" calcext:value-type="float">
            <text:p>0.0026584678</text:p>
          </table:table-cell>
          <table:table-cell table:style-name="ce1" office:value-type="float" office:value="0.000480028511948838" calcext:value-type="float">
            <text:p>4.80E-004</text:p>
          </table:table-cell>
          <table:table-cell office:value-type="float" office:value="0.00255673651381727" calcext:value-type="float">
            <text:p>0.0025567365</text:p>
          </table:table-cell>
          <table:table-cell table:style-name="ce1" office:value-type="float" office:value="0.000462822381302797" calcext:value-type="float">
            <text:p>4.63E-004</text:p>
          </table:table-cell>
          <table:table-cell table:number-columns-repeated="1018"/>
        </table:table-row>
        <table:table-row table:style-name="ro2">
          <table:table-cell office:value-type="float" office:value="0.00348293764198848" calcext:value-type="float">
            <text:p>0.0034829376</text:p>
          </table:table-cell>
          <table:table-cell office:value-type="float" office:value="0.00192919455285523" calcext:value-type="float">
            <text:p>0.0019291946</text:p>
          </table:table-cell>
          <table:table-cell table:style-name="ce1" office:value-type="float" office:value="0.000186105972752149" calcext:value-type="float">
            <text:p>1.86E-004</text:p>
          </table:table-cell>
          <table:table-cell office:value-type="float" office:value="0.00118308001473322" calcext:value-type="float">
            <text:p>0.00118308</text:p>
          </table:table-cell>
          <table:table-cell office:value-type="float" office:value="0.00176344309216381" calcext:value-type="float">
            <text:p>0.0017634431</text:p>
          </table:table-cell>
          <table:table-cell table:style-name="ce1" office:value-type="float" office:value="0.000238304199172923" calcext:value-type="float">
            <text:p>2.38E-004</text:p>
          </table:table-cell>
          <table:table-cell table:number-columns-repeated="1018"/>
        </table:table-row>
        <table:table-row table:style-name="ro2">
          <table:table-cell office:value-type="float" office:value="0.00171121573883815" calcext:value-type="float">
            <text:p>0.0017112157</text:p>
          </table:table-cell>
          <table:table-cell office:value-type="float" office:value="0.00121883272407652" calcext:value-type="float">
            <text:p>0.0012188327</text:p>
          </table:table-cell>
          <table:table-cell office:value-type="float" office:value="0.00256086603162409" calcext:value-type="float">
            <text:p>0.002560866</text:p>
          </table:table-cell>
          <table:table-cell table:style-name="ce1" office:value-type="float" office:value="0.0000329584992724285" calcext:value-type="float">
            <text:p>3.30E-005</text:p>
          </table:table-cell>
          <table:table-cell table:style-name="ce1" office:value-type="float" office:value="0.000148317176262847" calcext:value-type="float">
            <text:p>1.48E-004</text:p>
          </table:table-cell>
          <table:table-cell table:style-name="ce1" office:value-type="float" office:value="0.000130334099826435" calcext:value-type="float">
            <text:p>1.30E-004</text:p>
          </table:table-cell>
          <table:table-cell table:number-columns-repeated="1018"/>
        </table:table-row>
        <table:table-row table:style-name="ro2">
          <table:table-cell office:value-type="float" office:value="0.00276381653560431" calcext:value-type="float">
            <text:p>0.0027638165</text:p>
          </table:table-cell>
          <table:table-cell office:value-type="float" office:value="0.00282517138131189" calcext:value-type="float">
            <text:p>0.0028251714</text:p>
          </table:table-cell>
          <table:table-cell office:value-type="float" office:value="0.0010945274372669" calcext:value-type="float">
            <text:p>0.0010945274</text:p>
          </table:table-cell>
          <table:table-cell office:value-type="float" office:value="0.00162757481370823" calcext:value-type="float">
            <text:p>0.0016275748</text:p>
          </table:table-cell>
          <table:table-cell office:value-type="float" office:value="0.00119234804447155" calcext:value-type="float">
            <text:p>0.001192348</text:p>
          </table:table-cell>
          <table:table-cell office:value-type="float" office:value="0.00170446323191964" calcext:value-type="float">
            <text:p>0.0017044632</text:p>
          </table:table-cell>
          <table:table-cell table:number-columns-repeated="1018"/>
        </table:table-row>
        <table:table-row table:style-name="ro2">
          <table:table-cell office:value-type="float" office:value="0.00275991072199533" calcext:value-type="float">
            <text:p>0.0027599107</text:p>
          </table:table-cell>
          <table:table-cell office:value-type="float" office:value="0.00428665579525367" calcext:value-type="float">
            <text:p>0.0042866558</text:p>
          </table:table-cell>
          <table:table-cell office:value-type="float" office:value="0.00214072902637952" calcext:value-type="float">
            <text:p>0.002140729</text:p>
          </table:table-cell>
          <table:table-cell office:value-type="float" office:value="0.00117109500728896" calcext:value-type="float">
            <text:p>0.001171095</text:p>
          </table:table-cell>
          <table:table-cell table:style-name="ce1" office:value-type="float" office:value="0.000623138427680914" calcext:value-type="float">
            <text:p>6.23E-004</text:p>
          </table:table-cell>
          <table:table-cell table:style-name="ce1" office:value-type="float" office:value="0.00076099937924079" calcext:value-type="float">
            <text:p>7.61E-004</text:p>
          </table:table-cell>
          <table:table-cell table:number-columns-repeated="1018"/>
        </table:table-row>
        <table:table-row table:style-name="ro2">
          <table:table-cell office:value-type="float" office:value="0.00208606310848358" calcext:value-type="float">
            <text:p>0.0020860631</text:p>
          </table:table-cell>
          <table:table-cell office:value-type="float" office:value="0.00162882354118254" calcext:value-type="float">
            <text:p>0.0016288235</text:p>
          </table:table-cell>
          <table:table-cell office:value-type="float" office:value="0.00208785602368033" calcext:value-type="float">
            <text:p>0.002087856</text:p>
          </table:table-cell>
          <table:table-cell table:style-name="ce1" office:value-type="float" office:value="0.000556668044553899" calcext:value-type="float">
            <text:p>5.57E-004</text:p>
          </table:table-cell>
          <table:table-cell table:style-name="ce1" office:value-type="float" office:value="0.000731827413952946" calcext:value-type="float">
            <text:p>7.32E-004</text:p>
          </table:table-cell>
          <table:table-cell table:style-name="ce1" office:value-type="float" office:value="0.000877972472175248" calcext:value-type="float">
            <text:p>8.78E-004</text:p>
          </table:table-cell>
          <table:table-cell table:number-columns-repeated="1018"/>
        </table:table-row>
        <table:table-row table:style-name="ro2">
          <table:table-cell office:value-type="float" office:value="0.00129102701951389" calcext:value-type="float">
            <text:p>0.001291027</text:p>
          </table:table-cell>
          <table:table-cell table:style-name="ce1" office:value-type="float" office:value="0.000525791913963847" calcext:value-type="float">
            <text:p>5.26E-004</text:p>
          </table:table-cell>
          <table:table-cell office:value-type="float" office:value="0.00165951676411424" calcext:value-type="float">
            <text:p>0.0016595168</text:p>
          </table:table-cell>
          <table:table-cell office:value-type="float" office:value="0.00153124781952574" calcext:value-type="float">
            <text:p>0.0015312478</text:p>
          </table:table-cell>
          <table:table-cell table:style-name="ce1" office:value-type="float" office:value="0.000772380014419483" calcext:value-type="float">
            <text:p>7.72E-004</text:p>
          </table:table-cell>
          <table:table-cell office:value-type="float" office:value="0.00175657374629168" calcext:value-type="float">
            <text:p>0.0017565737</text:p>
          </table:table-cell>
          <table:table-cell table:number-columns-repeated="1018"/>
        </table:table-row>
        <table:table-row table:style-name="ro2">
          <table:table-cell office:value-type="float" office:value="0.00240972526382377" calcext:value-type="float">
            <text:p>0.0024097253</text:p>
          </table:table-cell>
          <table:table-cell office:value-type="float" office:value="0.00193015247956474" calcext:value-type="float">
            <text:p>0.0019301525</text:p>
          </table:table-cell>
          <table:table-cell table:style-name="ce1" office:value-type="float" office:value="0.000445051989739209" calcext:value-type="float">
            <text:p>4.45E-004</text:p>
          </table:table-cell>
          <table:table-cell table:style-name="ce1" office:value-type="float" office:value="0.0000156171375924607" calcext:value-type="float">
            <text:p>1.56E-005</text:p>
          </table:table-cell>
          <table:table-cell table:style-name="ce1" office:value-type="float" office:value="0.000155562028095524" calcext:value-type="float">
            <text:p>1.56E-004</text:p>
          </table:table-cell>
          <table:table-cell table:style-name="ce1" office:value-type="float" office:value="0.000223053176506838" calcext:value-type="float">
            <text:p>2.23E-004</text:p>
          </table:table-cell>
          <table:table-cell table:number-columns-repeated="1018"/>
        </table:table-row>
        <table:table-row table:style-name="ro2">
          <table:table-cell office:value-type="float" office:value="0.00432834400365811" calcext:value-type="float">
            <text:p>0.004328344</text:p>
          </table:table-cell>
          <table:table-cell office:value-type="float" office:value="0.00377611228889796" calcext:value-type="float">
            <text:p>0.0037761123</text:p>
          </table:table-cell>
          <table:table-cell office:value-type="float" office:value="0.00288915791090627" calcext:value-type="float">
            <text:p>0.0028891579</text:p>
          </table:table-cell>
          <table:table-cell table:style-name="ce1" office:value-type="float" office:value="0.000555303002794272" calcext:value-type="float">
            <text:p>5.55E-004</text:p>
          </table:table-cell>
          <table:table-cell table:style-name="ce1" office:value-type="float" office:value="0.00057325171160949" calcext:value-type="float">
            <text:p>5.73E-004</text:p>
          </table:table-cell>
          <table:table-cell table:style-name="ce1" office:value-type="float" office:value="0.000289168394418393" calcext:value-type="float">
            <text:p>2.89E-004</text:p>
          </table:table-cell>
          <table:table-cell table:number-columns-repeated="1018"/>
        </table:table-row>
        <table:table-row table:style-name="ro2">
          <table:table-cell office:value-type="float" office:value="0.0022314574909772" calcext:value-type="float">
            <text:p>0.0022314575</text:p>
          </table:table-cell>
          <table:table-cell table:style-name="ce1" office:value-type="float" office:value="0.0000524114608451143" calcext:value-type="float">
            <text:p>5.24E-005</text:p>
          </table:table-cell>
          <table:table-cell table:style-name="ce1" office:value-type="float" office:value="0.000497504700897711" calcext:value-type="float">
            <text:p>4.98E-004</text:p>
          </table:table-cell>
          <table:table-cell office:value-type="float" office:value="0.00103208883128314" calcext:value-type="float">
            <text:p>0.0010320888</text:p>
          </table:table-cell>
          <table:table-cell office:value-type="float" office:value="0.00158468364746645" calcext:value-type="float">
            <text:p>0.0015846836</text:p>
          </table:table-cell>
          <table:table-cell table:style-name="ce1" office:value-type="float" office:value="0.000778562956629703" calcext:value-type="float">
            <text:p>7.79E-004</text:p>
          </table:table-cell>
          <table:table-cell table:number-columns-repeated="1018"/>
        </table:table-row>
        <table:table-row table:style-name="ro2">
          <table:table-cell office:value-type="float" office:value="0.00270649501774178" calcext:value-type="float">
            <text:p>0.002706495</text:p>
          </table:table-cell>
          <table:table-cell office:value-type="float" office:value="0.00211589161774883" calcext:value-type="float">
            <text:p>0.0021158916</text:p>
          </table:table-cell>
          <table:table-cell office:value-type="float" office:value="0.00479342119433346" calcext:value-type="float">
            <text:p>0.0047934212</text:p>
          </table:table-cell>
          <table:table-cell table:style-name="ce1" office:value-type="float" office:value="0.000379498342481188" calcext:value-type="float">
            <text:p>3.79E-004</text:p>
          </table:table-cell>
          <table:table-cell table:style-name="ce1" office:value-type="float" office:value="0.000265261735484579" calcext:value-type="float">
            <text:p>2.65E-004</text:p>
          </table:table-cell>
          <table:table-cell table:style-name="ce1" office:value-type="float" office:value="0.000491797124582138" calcext:value-type="float">
            <text:p>4.92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513602003104019" calcext:value-type="float">
            <text:p>5.14E-004</text:p>
          </table:table-cell>
          <table:table-cell office:value-type="float" office:value="0.00206707770503778" calcext:value-type="float">
            <text:p>0.0020670777</text:p>
          </table:table-cell>
          <table:table-cell office:value-type="float" office:value="0.00159806958281639" calcext:value-type="float">
            <text:p>0.0015980696</text:p>
          </table:table-cell>
          <table:table-cell table:style-name="ce1" office:value-type="float" office:value="0.0000278137246749743" calcext:value-type="float">
            <text:p>2.78E-005</text:p>
          </table:table-cell>
          <table:table-cell table:style-name="ce1" office:value-type="float" office:value="0.000779210247420004" calcext:value-type="float">
            <text:p>7.79E-004</text:p>
          </table:table-cell>
          <table:table-cell table:style-name="ce1" office:value-type="float" office:value="0.0000391940355179976" calcext:value-type="float">
            <text:p>3.92E-005</text:p>
          </table:table-cell>
          <table:table-cell table:number-columns-repeated="1018"/>
        </table:table-row>
        <table:table-row table:style-name="ro2">
          <table:table-cell office:value-type="float" office:value="0.0065330136300199" calcext:value-type="float">
            <text:p>0.0065330136</text:p>
          </table:table-cell>
          <table:table-cell table:style-name="ce1" office:value-type="float" office:value="0.00040550320281918" calcext:value-type="float">
            <text:p>4.06E-004</text:p>
          </table:table-cell>
          <table:table-cell table:style-name="ce1" office:value-type="float" office:value="0.000544019171023091" calcext:value-type="float">
            <text:p>5.44E-004</text:p>
          </table:table-cell>
          <table:table-cell table:style-name="ce1" office:value-type="float" office:value="0.000209313260747912" calcext:value-type="float">
            <text:p>2.09E-004</text:p>
          </table:table-cell>
          <table:table-cell table:style-name="ce1" office:value-type="float" office:value="0.000261838058690955" calcext:value-type="float">
            <text:p>2.62E-004</text:p>
          </table:table-cell>
          <table:table-cell table:style-name="ce1" office:value-type="float" office:value="0.000212362181420289" calcext:value-type="float">
            <text:p>2.12E-004</text:p>
          </table:table-cell>
          <table:table-cell table:number-columns-repeated="1018"/>
        </table:table-row>
        <table:table-row table:style-name="ro2">
          <table:table-cell office:value-type="float" office:value="0.00291889320897276" calcext:value-type="float">
            <text:p>0.0029188932</text:p>
          </table:table-cell>
          <table:table-cell table:style-name="ce1" office:value-type="float" office:value="0.000204570994581488" calcext:value-type="float">
            <text:p>2.05E-004</text:p>
          </table:table-cell>
          <table:table-cell office:value-type="float" office:value="0.00255596886988574" calcext:value-type="float">
            <text:p>0.0025559689</text:p>
          </table:table-cell>
          <table:table-cell office:value-type="float" office:value="0.00156604464203802" calcext:value-type="float">
            <text:p>0.0015660446</text:p>
          </table:table-cell>
          <table:table-cell table:style-name="ce1" office:value-type="float" office:value="0.000344889522736036" calcext:value-type="float">
            <text:p>3.45E-004</text:p>
          </table:table-cell>
          <table:table-cell table:style-name="ce1" office:value-type="float" office:value="0.000869382823702303" calcext:value-type="float">
            <text:p>8.69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189749031800801" calcext:value-type="float">
            <text:p>1.90E-004</text:p>
          </table:table-cell>
          <table:table-cell office:value-type="float" office:value="0.00194696498267311" calcext:value-type="float">
            <text:p>0.001946965</text:p>
          </table:table-cell>
          <table:table-cell table:style-name="ce1" office:value-type="float" office:value="0.000882770054338344" calcext:value-type="float">
            <text:p>8.83E-004</text:p>
          </table:table-cell>
          <table:table-cell office:value-type="float" office:value="0.00190292178863549" calcext:value-type="float">
            <text:p>0.0019029218</text:p>
          </table:table-cell>
          <table:table-cell table:style-name="ce1" office:value-type="float" office:value="0.000813217079704387" calcext:value-type="float">
            <text:p>8.13E-004</text:p>
          </table:table-cell>
          <table:table-cell table:style-name="ce1" office:value-type="float" office:value="0.000447054299134386" calcext:value-type="float">
            <text:p>4.47E-004</text:p>
          </table:table-cell>
          <table:table-cell table:number-columns-repeated="1018"/>
        </table:table-row>
        <table:table-row table:style-name="ro2">
          <table:table-cell office:value-type="float" office:value="0.00253922412086194" calcext:value-type="float">
            <text:p>0.0025392241</text:p>
          </table:table-cell>
          <table:table-cell table:style-name="ce1" office:value-type="float" office:value="0.000130258257228899" calcext:value-type="float">
            <text:p>1.30E-004</text:p>
          </table:table-cell>
          <table:table-cell table:style-name="ce1" office:value-type="float" office:value="0.000297346432970969" calcext:value-type="float">
            <text:p>2.97E-004</text:p>
          </table:table-cell>
          <table:table-cell office:value-type="float" office:value="0.0013843473759394" calcext:value-type="float">
            <text:p>0.0013843474</text:p>
          </table:table-cell>
          <table:table-cell table:style-name="ce1" office:value-type="float" office:value="0.000037880530271206" calcext:value-type="float">
            <text:p>3.79E-005</text:p>
          </table:table-cell>
          <table:table-cell table:style-name="ce1" office:value-type="float" office:value="0.000187681065683787" calcext:value-type="float">
            <text:p>1.88E-004</text:p>
          </table:table-cell>
          <table:table-cell table:number-columns-repeated="1018"/>
        </table:table-row>
        <table:table-row table:style-name="ro2">
          <table:table-cell office:value-type="float" office:value="0.00219749597210184" calcext:value-type="float">
            <text:p>0.002197496</text:p>
          </table:table-cell>
          <table:table-cell table:style-name="ce1" office:value-type="float" office:value="0.000151824433392012" calcext:value-type="float">
            <text:p>1.52E-004</text:p>
          </table:table-cell>
          <table:table-cell office:value-type="float" office:value="0.00156432896843262" calcext:value-type="float">
            <text:p>0.001564329</text:p>
          </table:table-cell>
          <table:table-cell office:value-type="float" office:value="0.00192494894339434" calcext:value-type="float">
            <text:p>0.0019249489</text:p>
          </table:table-cell>
          <table:table-cell table:style-name="ce1" office:value-type="float" office:value="0.000325519924185169" calcext:value-type="float">
            <text:p>3.26E-004</text:p>
          </table:table-cell>
          <table:table-cell table:style-name="ce1" office:value-type="float" office:value="0.000228072351946995" calcext:value-type="float">
            <text:p>2.28E-004</text:p>
          </table:table-cell>
          <table:table-cell table:number-columns-repeated="1018"/>
        </table:table-row>
        <table:table-row table:style-name="ro2">
          <table:table-cell office:value-type="float" office:value="0.0033352469974175" calcext:value-type="float">
            <text:p>0.003335247</text:p>
          </table:table-cell>
          <table:table-cell office:value-type="float" office:value="0.00151122096971701" calcext:value-type="float">
            <text:p>0.001511221</text:p>
          </table:table-cell>
          <table:table-cell office:value-type="float" office:value="0.00209923894149533" calcext:value-type="float">
            <text:p>0.0020992389</text:p>
          </table:table-cell>
          <table:table-cell office:value-type="float" office:value="0.00172550723744314" calcext:value-type="float">
            <text:p>0.0017255072</text:p>
          </table:table-cell>
          <table:table-cell table:style-name="ce1" office:value-type="float" office:value="0.000126151727541934" calcext:value-type="float">
            <text:p>1.26E-004</text:p>
          </table:table-cell>
          <table:table-cell office:value-type="float" office:value="0.00115837292044985" calcext:value-type="float">
            <text:p>0.0011583729</text:p>
          </table:table-cell>
          <table:table-cell table:number-columns-repeated="1018"/>
        </table:table-row>
        <table:table-row table:style-name="ro2">
          <table:table-cell office:value-type="float" office:value="0.00228085391399802" calcext:value-type="float">
            <text:p>0.0022808539</text:p>
          </table:table-cell>
          <table:table-cell office:value-type="float" office:value="0.00222882782083955" calcext:value-type="float">
            <text:p>0.0022288278</text:p>
          </table:table-cell>
          <table:table-cell table:style-name="ce1" office:value-type="float" office:value="0.000250088910530355" calcext:value-type="float">
            <text:p>2.50E-004</text:p>
          </table:table-cell>
          <table:table-cell table:style-name="ce1" office:value-type="float" office:value="0.0000813022582741851" calcext:value-type="float">
            <text:p>8.13E-005</text:p>
          </table:table-cell>
          <table:table-cell table:style-name="ce1" office:value-type="float" office:value="0.000848602926923014" calcext:value-type="float">
            <text:p>8.49E-004</text:p>
          </table:table-cell>
          <table:table-cell table:style-name="ce1" office:value-type="float" office:value="0.000318739461560913" calcext:value-type="float">
            <text:p>3.19E-004</text:p>
          </table:table-cell>
          <table:table-cell table:number-columns-repeated="1018"/>
        </table:table-row>
        <table:table-row table:style-name="ro2">
          <table:table-cell office:value-type="float" office:value="0.0020761422925899" calcext:value-type="float">
            <text:p>0.0020761423</text:p>
          </table:table-cell>
          <table:table-cell office:value-type="float" office:value="0.0012801885733098" calcext:value-type="float">
            <text:p>0.0012801886</text:p>
          </table:table-cell>
          <table:table-cell table:style-name="ce1" office:value-type="float" office:value="0.000901727749166525" calcext:value-type="float">
            <text:p>9.02E-004</text:p>
          </table:table-cell>
          <table:table-cell office:value-type="float" office:value="0.00229220557648935" calcext:value-type="float">
            <text:p>0.0022922056</text:p>
          </table:table-cell>
          <table:table-cell table:style-name="ce1" office:value-type="float" office:value="0.000697099044149496" calcext:value-type="float">
            <text:p>6.97E-004</text:p>
          </table:table-cell>
          <table:table-cell table:style-name="ce1" office:value-type="float" office:value="0.00043534416652502" calcext:value-type="float">
            <text:p>4.35E-004</text:p>
          </table:table-cell>
          <table:table-cell table:number-columns-repeated="1018"/>
        </table:table-row>
        <table:table-row table:style-name="ro2">
          <table:table-cell office:value-type="float" office:value="0.0013043757872242" calcext:value-type="float">
            <text:p>0.0013043758</text:p>
          </table:table-cell>
          <table:table-cell office:value-type="float" office:value="0.0022303346339041" calcext:value-type="float">
            <text:p>0.0022303346</text:p>
          </table:table-cell>
          <table:table-cell office:value-type="float" office:value="0.00183471775588062" calcext:value-type="float">
            <text:p>0.0018347178</text:p>
          </table:table-cell>
          <table:table-cell table:style-name="ce1" office:value-type="float" office:value="0.000920956734058009" calcext:value-type="float">
            <text:p>9.21E-004</text:p>
          </table:table-cell>
          <table:table-cell table:style-name="ce1" office:value-type="float" office:value="0.000278675126306638" calcext:value-type="float">
            <text:p>2.79E-004</text:p>
          </table:table-cell>
          <table:table-cell table:style-name="ce1" office:value-type="float" office:value="0.00052300623421031" calcext:value-type="float">
            <text:p>5.23E-004</text:p>
          </table:table-cell>
          <table:table-cell table:number-columns-repeated="1018"/>
        </table:table-row>
        <table:table-row table:style-name="ro2">
          <table:table-cell office:value-type="float" office:value="0.0019694714134193" calcext:value-type="float">
            <text:p>0.0019694714</text:p>
          </table:table-cell>
          <table:table-cell table:style-name="ce1" office:value-type="float" office:value="0.000251484949039149" calcext:value-type="float">
            <text:p>2.51E-004</text:p>
          </table:table-cell>
          <table:table-cell table:style-name="ce1" office:value-type="float" office:value="0.000859798388170852" calcext:value-type="float">
            <text:p>8.60E-004</text:p>
          </table:table-cell>
          <table:table-cell table:style-name="ce1" office:value-type="float" office:value="0.000248298108223466" calcext:value-type="float">
            <text:p>2.48E-004</text:p>
          </table:table-cell>
          <table:table-cell table:style-name="ce1" office:value-type="float" office:value="0.000280962070612567" calcext:value-type="float">
            <text:p>2.81E-004</text:p>
          </table:table-cell>
          <table:table-cell table:style-name="ce1" office:value-type="float" office:value="0.000896050377548807" calcext:value-type="float">
            <text:p>8.96E-004</text:p>
          </table:table-cell>
          <table:table-cell table:number-columns-repeated="1018"/>
        </table:table-row>
        <table:table-row table:style-name="ro2">
          <table:table-cell office:value-type="float" office:value="0.00138521559447558" calcext:value-type="float">
            <text:p>0.0013852156</text:p>
          </table:table-cell>
          <table:table-cell office:value-type="float" office:value="0.00212141804567034" calcext:value-type="float">
            <text:p>0.002121418</text:p>
          </table:table-cell>
          <table:table-cell table:style-name="ce1" office:value-type="float" office:value="0.000740679220056162" calcext:value-type="float">
            <text:p>7.41E-004</text:p>
          </table:table-cell>
          <table:table-cell office:value-type="float" office:value="0.00266501406719" calcext:value-type="float">
            <text:p>0.0026650141</text:p>
          </table:table-cell>
          <table:table-cell table:style-name="ce1" office:value-type="float" office:value="0.000195310644094615" calcext:value-type="float">
            <text:p>1.95E-004</text:p>
          </table:table-cell>
          <table:table-cell table:style-name="ce1" office:value-type="float" office:value="0.000546734841278873" calcext:value-type="float">
            <text:p>5.47E-004</text:p>
          </table:table-cell>
          <table:table-cell table:number-columns-repeated="1018"/>
        </table:table-row>
        <table:table-row table:style-name="ro2">
          <table:table-cell office:value-type="float" office:value="0.00272329956688511" calcext:value-type="float">
            <text:p>0.0027232996</text:p>
          </table:table-cell>
          <table:table-cell office:value-type="float" office:value="0.00206175417143051" calcext:value-type="float">
            <text:p>0.0020617542</text:p>
          </table:table-cell>
          <table:table-cell table:style-name="ce1" office:value-type="float" office:value="0.0006183425126709" calcext:value-type="float">
            <text:p>6.18E-004</text:p>
          </table:table-cell>
          <table:table-cell table:style-name="ce1" office:value-type="float" office:value="0.000581227708396526" calcext:value-type="float">
            <text:p>5.81E-004</text:p>
          </table:table-cell>
          <table:table-cell office:value-type="float" office:value="0.0015438881131824" calcext:value-type="float">
            <text:p>0.0015438881</text:p>
          </table:table-cell>
          <table:table-cell office:value-type="float" office:value="0.00120818802778233" calcext:value-type="float">
            <text:p>0.001208188</text:p>
          </table:table-cell>
          <table:table-cell table:number-columns-repeated="1018"/>
        </table:table-row>
        <table:table-row table:style-name="ro2">
          <table:table-cell office:value-type="float" office:value="0.00389157282832242" calcext:value-type="float">
            <text:p>0.0038915728</text:p>
          </table:table-cell>
          <table:table-cell office:value-type="float" office:value="0.00182973267320108" calcext:value-type="float">
            <text:p>0.0018297327</text:p>
          </table:table-cell>
          <table:table-cell table:style-name="ce1" office:value-type="float" office:value="0.000449701820676385" calcext:value-type="float">
            <text:p>4.50E-004</text:p>
          </table:table-cell>
          <table:table-cell table:style-name="ce1" office:value-type="float" office:value="0.000140478803371646" calcext:value-type="float">
            <text:p>1.40E-004</text:p>
          </table:table-cell>
          <table:table-cell table:style-name="ce1" office:value-type="float" office:value="0.000270481914237841" calcext:value-type="float">
            <text:p>2.70E-004</text:p>
          </table:table-cell>
          <table:table-cell table:style-name="ce1" office:value-type="float" office:value="0.000621057631961186" calcext:value-type="float">
            <text:p>6.21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134706021329922" calcext:value-type="float">
            <text:p>1.35E-004</text:p>
          </table:table-cell>
          <table:table-cell office:value-type="float" office:value="0.00186735818611083" calcext:value-type="float">
            <text:p>0.0018673582</text:p>
          </table:table-cell>
          <table:table-cell table:style-name="ce1" office:value-type="float" office:value="0.000669287975844313" calcext:value-type="float">
            <text:p>6.69E-004</text:p>
          </table:table-cell>
          <table:table-cell table:style-name="ce1" office:value-type="float" office:value="0.0000156220030631538" calcext:value-type="float">
            <text:p>1.56E-005</text:p>
          </table:table-cell>
          <table:table-cell table:style-name="ce1" office:value-type="float" office:value="0.0000790541419410928" calcext:value-type="float">
            <text:p>7.91E-005</text:p>
          </table:table-cell>
          <table:table-cell table:style-name="ce1" office:value-type="float" office:value="0.0000395880278447613" calcext:value-type="float">
            <text:p>3.96E-005</text:p>
          </table:table-cell>
          <table:table-cell table:number-columns-repeated="1018"/>
        </table:table-row>
        <table:table-row table:style-name="ro2">
          <table:table-cell table:style-name="ce1" office:value-type="float" office:value="0.0000560527893442853" calcext:value-type="float">
            <text:p>5.61E-005</text:p>
          </table:table-cell>
          <table:table-cell table:style-name="ce1" office:value-type="float" office:value="0.000326015523701262" calcext:value-type="float">
            <text:p>3.26E-004</text:p>
          </table:table-cell>
          <table:table-cell table:style-name="ce1" office:value-type="float" office:value="0.00047150948272856" calcext:value-type="float">
            <text:p>4.72E-004</text:p>
          </table:table-cell>
          <table:table-cell table:style-name="ce1" office:value-type="float" office:value="0.0000316720788147151" calcext:value-type="float">
            <text:p>3.17E-005</text:p>
          </table:table-cell>
          <table:table-cell table:style-name="ce1" office:value-type="float" office:value="0.000404586353050185" calcext:value-type="float">
            <text:p>4.05E-004</text:p>
          </table:table-cell>
          <table:table-cell office:value-type="float" office:value="0.00118247766434498" calcext:value-type="float">
            <text:p>0.0011824777</text:p>
          </table:table-cell>
          <table:table-cell table:number-columns-repeated="1018"/>
        </table:table-row>
        <table:table-row table:style-name="ro2">
          <table:table-cell office:value-type="float" office:value="0.00138983728232978" calcext:value-type="float">
            <text:p>0.0013898373</text:p>
          </table:table-cell>
          <table:table-cell table:style-name="ce1" office:value-type="float" office:value="0.0000552603021222176" calcext:value-type="float">
            <text:p>5.53E-005</text:p>
          </table:table-cell>
          <table:table-cell office:value-type="float" office:value="0.00166232433927771" calcext:value-type="float">
            <text:p>0.0016623243</text:p>
          </table:table-cell>
          <table:table-cell table:style-name="ce1" office:value-type="float" office:value="0.000190054083594848" calcext:value-type="float">
            <text:p>1.90E-004</text:p>
          </table:table-cell>
          <table:table-cell table:style-name="ce1" office:value-type="float" office:value="0.000319139325797746" calcext:value-type="float">
            <text:p>3.19E-004</text:p>
          </table:table-cell>
          <table:table-cell table:style-name="ce1" office:value-type="float" office:value="0.000251379894875559" calcext:value-type="float">
            <text:p>2.51E-004</text:p>
          </table:table-cell>
          <table:table-cell table:number-columns-repeated="1018"/>
        </table:table-row>
        <table:table-row table:style-name="ro2">
          <table:table-cell office:value-type="float" office:value="0.00336651432959911" calcext:value-type="float">
            <text:p>0.0033665143</text:p>
          </table:table-cell>
          <table:table-cell office:value-type="float" office:value="0.00202331079449003" calcext:value-type="float">
            <text:p>0.0020233108</text:p>
          </table:table-cell>
          <table:table-cell table:style-name="ce1" office:value-type="float" office:value="0.000213576719643616" calcext:value-type="float">
            <text:p>2.14E-004</text:p>
          </table:table-cell>
          <table:table-cell office:value-type="float" office:value="0.00158067856428357" calcext:value-type="float">
            <text:p>0.0015806786</text:p>
          </table:table-cell>
          <table:table-cell office:value-type="float" office:value="0.00135042413814102" calcext:value-type="float">
            <text:p>0.0013504241</text:p>
          </table:table-cell>
          <table:table-cell table:style-name="ce1" office:value-type="float" office:value="0.000148787207036261" calcext:value-type="float">
            <text:p>1.49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823907602077956" calcext:value-type="float">
            <text:p>8.24E-004</text:p>
          </table:table-cell>
          <table:table-cell office:value-type="float" office:value="0.00159855507567874" calcext:value-type="float">
            <text:p>0.0015985551</text:p>
          </table:table-cell>
          <table:table-cell table:style-name="ce1" office:value-type="float" office:value="0.000337997370050136" calcext:value-type="float">
            <text:p>3.38E-004</text:p>
          </table:table-cell>
          <table:table-cell table:style-name="ce1" office:value-type="float" office:value="0.000214663301238538" calcext:value-type="float">
            <text:p>2.15E-004</text:p>
          </table:table-cell>
          <table:table-cell table:style-name="ce1" office:value-type="float" office:value="0.000592293424116708" calcext:value-type="float">
            <text:p>5.92E-004</text:p>
          </table:table-cell>
          <table:table-cell office:value-type="float" office:value="0.00218170908293302" calcext:value-type="float">
            <text:p>0.0021817091</text:p>
          </table:table-cell>
          <table:table-cell table:number-columns-repeated="1018"/>
        </table:table-row>
        <table:table-row table:style-name="ro2">
          <table:table-cell table:style-name="ce1" office:value-type="float" office:value="0.000683640249129702" calcext:value-type="float">
            <text:p>6.84E-004</text:p>
          </table:table-cell>
          <table:table-cell office:value-type="float" office:value="0.00204959941616112" calcext:value-type="float">
            <text:p>0.0020495994</text:p>
          </table:table-cell>
          <table:table-cell table:style-name="ce1" office:value-type="float" office:value="0.000874017481875544" calcext:value-type="float">
            <text:p>8.74E-004</text:p>
          </table:table-cell>
          <table:table-cell table:style-name="ce1" office:value-type="float" office:value="0.000701133712006641" calcext:value-type="float">
            <text:p>7.01E-004</text:p>
          </table:table-cell>
          <table:table-cell table:style-name="ce1" office:value-type="float" office:value="0.000392869994374934" calcext:value-type="float">
            <text:p>3.93E-004</text:p>
          </table:table-cell>
          <table:table-cell table:style-name="ce1" office:value-type="float" office:value="0.000185050280450572" calcext:value-type="float">
            <text:p>1.85E-004</text:p>
          </table:table-cell>
          <table:table-cell table:number-columns-repeated="1018"/>
        </table:table-row>
        <table:table-row table:style-name="ro2">
          <table:table-cell office:value-type="float" office:value="0.00200385311807683" calcext:value-type="float">
            <text:p>0.0020038531</text:p>
          </table:table-cell>
          <table:table-cell table:style-name="ce1" office:value-type="float" office:value="0.0000848458775366545" calcext:value-type="float">
            <text:p>8.48E-005</text:p>
          </table:table-cell>
          <table:table-cell office:value-type="float" office:value="0.00180393731722672" calcext:value-type="float">
            <text:p>0.0018039373</text:p>
          </table:table-cell>
          <table:table-cell office:value-type="float" office:value="0.00161628931453039" calcext:value-type="float">
            <text:p>0.0016162893</text:p>
          </table:table-cell>
          <table:table-cell table:style-name="ce1" office:value-type="float" office:value="0.000842371442230316" calcext:value-type="float">
            <text:p>8.42E-004</text:p>
          </table:table-cell>
          <table:table-cell table:style-name="ce1" office:value-type="float" office:value="0.000153266248232864" calcext:value-type="float">
            <text:p>1.53E-004</text:p>
          </table:table-cell>
          <table:table-cell table:number-columns-repeated="1018"/>
        </table:table-row>
        <table:table-row table:style-name="ro2">
          <table:table-cell office:value-type="float" office:value="0.00267700709901231" calcext:value-type="float">
            <text:p>0.0026770071</text:p>
          </table:table-cell>
          <table:table-cell office:value-type="float" office:value="0.00131081896555019" calcext:value-type="float">
            <text:p>0.001310819</text:p>
          </table:table-cell>
          <table:table-cell office:value-type="float" office:value="0.00103073021291555" calcext:value-type="float">
            <text:p>0.0010307302</text:p>
          </table:table-cell>
          <table:table-cell office:value-type="float" office:value="0.00102587928950193" calcext:value-type="float">
            <text:p>0.0010258793</text:p>
          </table:table-cell>
          <table:table-cell table:style-name="ce1" office:value-type="float" office:value="0.000184178926465162" calcext:value-type="float">
            <text:p>1.84E-004</text:p>
          </table:table-cell>
          <table:table-cell table:style-name="ce1" office:value-type="float" office:value="0.000814267787428324" calcext:value-type="float">
            <text:p>8.14E-004</text:p>
          </table:table-cell>
          <table:table-cell table:number-columns-repeated="1018"/>
        </table:table-row>
        <table:table-row table:style-name="ro2">
          <table:table-cell office:value-type="float" office:value="0.00306894528947543" calcext:value-type="float">
            <text:p>0.0030689453</text:p>
          </table:table-cell>
          <table:table-cell table:style-name="ce1" office:value-type="float" office:value="0.000601425197208627" calcext:value-type="float">
            <text:p>6.01E-004</text:p>
          </table:table-cell>
          <table:table-cell office:value-type="float" office:value="0.00169664728092478" calcext:value-type="float">
            <text:p>0.0016966473</text:p>
          </table:table-cell>
          <table:table-cell table:style-name="ce1" office:value-type="float" office:value="0.0000504868591750807" calcext:value-type="float">
            <text:p>5.05E-005</text:p>
          </table:table-cell>
          <table:table-cell table:style-name="ce1" office:value-type="float" office:value="0.00046113935070391" calcext:value-type="float">
            <text:p>4.61E-004</text:p>
          </table:table-cell>
          <table:table-cell table:style-name="ce1" office:value-type="float" office:value="0.000501051863242452" calcext:value-type="float">
            <text:p>5.01E-004</text:p>
          </table:table-cell>
          <table:table-cell table:number-columns-repeated="1018"/>
        </table:table-row>
        <table:table-row table:style-name="ro2">
          <table:table-cell office:value-type="float" office:value="0.0014038279373394" calcext:value-type="float">
            <text:p>0.0014038279</text:p>
          </table:table-cell>
          <table:table-cell office:value-type="float" office:value="0.0022209167953493" calcext:value-type="float">
            <text:p>0.0022209168</text:p>
          </table:table-cell>
          <table:table-cell table:style-name="ce1" office:value-type="float" office:value="0.000949529114351755" calcext:value-type="float">
            <text:p>9.50E-004</text:p>
          </table:table-cell>
          <table:table-cell table:style-name="ce1" office:value-type="float" office:value="0.000287456188902802" calcext:value-type="float">
            <text:p>2.87E-004</text:p>
          </table:table-cell>
          <table:table-cell table:style-name="ce1" office:value-type="float" office:value="0.000110574319044154" calcext:value-type="float">
            <text:p>1.11E-004</text:p>
          </table:table-cell>
          <table:table-cell table:style-name="ce1" office:value-type="float" office:value="0.000239118577707753" calcext:value-type="float">
            <text:p>2.39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60326241602926" calcext:value-type="float">
            <text:p>6.03E-004</text:p>
          </table:table-cell>
          <table:table-cell office:value-type="float" office:value="0.00163923104200503" calcext:value-type="float">
            <text:p>0.001639231</text:p>
          </table:table-cell>
          <table:table-cell office:value-type="float" office:value="0.00177988753555924" calcext:value-type="float">
            <text:p>0.0017798875</text:p>
          </table:table-cell>
          <table:table-cell office:value-type="float" office:value="0.0019992213423361" calcext:value-type="float">
            <text:p>0.0019992213</text:p>
          </table:table-cell>
          <table:table-cell office:value-type="float" office:value="0.00169860600298888" calcext:value-type="float">
            <text:p>0.001698606</text:p>
          </table:table-cell>
          <table:table-cell office:value-type="float" office:value="0.00107080688264904" calcext:value-type="float">
            <text:p>0.0010708069</text:p>
          </table:table-cell>
          <table:table-cell table:number-columns-repeated="1018"/>
        </table:table-row>
        <table:table-row table:style-name="ro2">
          <table:table-cell table:style-name="ce1" office:value-type="float" office:value="0.000908983398041574" calcext:value-type="float">
            <text:p>9.09E-004</text:p>
          </table:table-cell>
          <table:table-cell office:value-type="float" office:value="0.0035613597161408" calcext:value-type="float">
            <text:p>0.0035613597</text:p>
          </table:table-cell>
          <table:table-cell table:style-name="ce1" office:value-type="float" office:value="0.000543797491441289" calcext:value-type="float">
            <text:p>5.44E-004</text:p>
          </table:table-cell>
          <table:table-cell table:style-name="ce1" office:value-type="float" office:value="0.000189875994760058" calcext:value-type="float">
            <text:p>1.90E-004</text:p>
          </table:table-cell>
          <table:table-cell table:style-name="ce1" office:value-type="float" office:value="0.000475799205683636" calcext:value-type="float">
            <text:p>4.76E-004</text:p>
          </table:table-cell>
          <table:table-cell office:value-type="float" office:value="0.00117532486582306" calcext:value-type="float">
            <text:p>0.0011753249</text:p>
          </table:table-cell>
          <table:table-cell table:number-columns-repeated="1018"/>
        </table:table-row>
        <table:table-row table:style-name="ro2">
          <table:table-cell office:value-type="float" office:value="0.0025580024465528" calcext:value-type="float">
            <text:p>0.0025580024</text:p>
          </table:table-cell>
          <table:table-cell office:value-type="float" office:value="0.00131139757504828" calcext:value-type="float">
            <text:p>0.0013113976</text:p>
          </table:table-cell>
          <table:table-cell table:style-name="ce1" office:value-type="float" office:value="0.000900754757827915" calcext:value-type="float">
            <text:p>9.01E-004</text:p>
          </table:table-cell>
          <table:table-cell table:style-name="ce1" office:value-type="float" office:value="0.000109695288819101" calcext:value-type="float">
            <text:p>1.10E-004</text:p>
          </table:table-cell>
          <table:table-cell table:style-name="ce1" office:value-type="float" office:value="0.000785973636665105" calcext:value-type="float">
            <text:p>7.86E-004</text:p>
          </table:table-cell>
          <table:table-cell table:style-name="ce1" office:value-type="float" office:value="0.00000550684436184667" calcext:value-type="float">
            <text:p>5.51E-006</text:p>
          </table:table-cell>
          <table:table-cell table:number-columns-repeated="1018"/>
        </table:table-row>
        <table:table-row table:style-name="ro2">
          <table:table-cell office:value-type="float" office:value="0.00247807361805563" calcext:value-type="float">
            <text:p>0.0024780736</text:p>
          </table:table-cell>
          <table:table-cell office:value-type="float" office:value="0.00177938577652537" calcext:value-type="float">
            <text:p>0.0017793858</text:p>
          </table:table-cell>
          <table:table-cell table:style-name="ce1" office:value-type="float" office:value="0.000249911435513894" calcext:value-type="float">
            <text:p>2.50E-004</text:p>
          </table:table-cell>
          <table:table-cell table:style-name="ce1" office:value-type="float" office:value="0.000138574262600333" calcext:value-type="float">
            <text:p>1.39E-004</text:p>
          </table:table-cell>
          <table:table-cell table:style-name="ce1" office:value-type="float" office:value="0.000791312654932597" calcext:value-type="float">
            <text:p>7.91E-004</text:p>
          </table:table-cell>
          <table:table-cell table:style-name="ce1" office:value-type="float" office:value="0.000235157943530684" calcext:value-type="float">
            <text:p>2.35E-004</text:p>
          </table:table-cell>
          <table:table-cell table:number-columns-repeated="1018"/>
        </table:table-row>
        <table:table-row table:style-name="ro2">
          <table:table-cell office:value-type="float" office:value="0.00211209978992821" calcext:value-type="float">
            <text:p>0.0021120998</text:p>
          </table:table-cell>
          <table:table-cell office:value-type="float" office:value="0.00189939931302385" calcext:value-type="float">
            <text:p>0.0018993993</text:p>
          </table:table-cell>
          <table:table-cell office:value-type="float" office:value="0.00161768374433047" calcext:value-type="float">
            <text:p>0.0016176837</text:p>
          </table:table-cell>
          <table:table-cell table:style-name="ce1" office:value-type="float" office:value="0.000131699262950313" calcext:value-type="float">
            <text:p>1.32E-004</text:p>
          </table:table-cell>
          <table:table-cell office:value-type="float" office:value="0.00176728422140204" calcext:value-type="float">
            <text:p>0.0017672842</text:p>
          </table:table-cell>
          <table:table-cell table:style-name="ce1" office:value-type="float" office:value="0.000351604402146322" calcext:value-type="float">
            <text:p>3.52E-004</text:p>
          </table:table-cell>
          <table:table-cell table:number-columns-repeated="1018"/>
        </table:table-row>
        <table:table-row table:style-name="ro2">
          <table:table-cell office:value-type="float" office:value="0.00237081649749671" calcext:value-type="float">
            <text:p>0.0023708165</text:p>
          </table:table-cell>
          <table:table-cell table:style-name="ce1" office:value-type="float" office:value="0.000426458230388338" calcext:value-type="float">
            <text:p>4.26E-004</text:p>
          </table:table-cell>
          <table:table-cell office:value-type="float" office:value="0.00169821559392647" calcext:value-type="float">
            <text:p>0.0016982156</text:p>
          </table:table-cell>
          <table:table-cell table:style-name="ce1" office:value-type="float" office:value="0.000684242540365254" calcext:value-type="float">
            <text:p>6.84E-004</text:p>
          </table:table-cell>
          <table:table-cell office:value-type="float" office:value="0.00179947590960827" calcext:value-type="float">
            <text:p>0.0017994759</text:p>
          </table:table-cell>
          <table:table-cell table:style-name="ce1" office:value-type="float" office:value="0.000186004750863944" calcext:value-type="float">
            <text:p>1.86E-004</text:p>
          </table:table-cell>
          <table:table-cell table:number-columns-repeated="1018"/>
        </table:table-row>
        <table:table-row table:style-name="ro2">
          <table:table-cell office:value-type="float" office:value="0.00228176441100381" calcext:value-type="float">
            <text:p>0.0022817644</text:p>
          </table:table-cell>
          <table:table-cell office:value-type="float" office:value="0.00161975814003457" calcext:value-type="float">
            <text:p>0.0016197581</text:p>
          </table:table-cell>
          <table:table-cell table:style-name="ce1" office:value-type="float" office:value="0.000565416484235026" calcext:value-type="float">
            <text:p>5.65E-004</text:p>
          </table:table-cell>
          <table:table-cell table:style-name="ce1" office:value-type="float" office:value="0.0000263053260409762" calcext:value-type="float">
            <text:p>2.63E-005</text:p>
          </table:table-cell>
          <table:table-cell office:value-type="float" office:value="0.00135661998158865" calcext:value-type="float">
            <text:p>0.00135662</text:p>
          </table:table-cell>
          <table:table-cell table:style-name="ce1" office:value-type="float" office:value="0.000480345560951445" calcext:value-type="float">
            <text:p>4.80E-004</text:p>
          </table:table-cell>
          <table:table-cell table:number-columns-repeated="1018"/>
        </table:table-row>
        <table:table-row table:style-name="ro2">
          <table:table-cell office:value-type="float" office:value="0.00250856151014434" calcext:value-type="float">
            <text:p>0.0025085615</text:p>
          </table:table-cell>
          <table:table-cell table:style-name="ce1" office:value-type="float" office:value="0.000500382660760135" calcext:value-type="float">
            <text:p>5.00E-004</text:p>
          </table:table-cell>
          <table:table-cell office:value-type="float" office:value="0.00130676218699533" calcext:value-type="float">
            <text:p>0.0013067622</text:p>
          </table:table-cell>
          <table:table-cell table:style-name="ce1" office:value-type="float" office:value="0.000329979249382717" calcext:value-type="float">
            <text:p>3.30E-004</text:p>
          </table:table-cell>
          <table:table-cell table:style-name="ce1" office:value-type="float" office:value="0.000414842284370387" calcext:value-type="float">
            <text:p>4.15E-004</text:p>
          </table:table-cell>
          <table:table-cell table:style-name="ce1" office:value-type="float" office:value="0.000370429404913164" calcext:value-type="float">
            <text:p>3.70E-004</text:p>
          </table:table-cell>
          <table:table-cell table:number-columns-repeated="1018"/>
        </table:table-row>
        <table:table-row table:style-name="ro2">
          <table:table-cell office:value-type="float" office:value="0.00336639370767244" calcext:value-type="float">
            <text:p>0.0033663937</text:p>
          </table:table-cell>
          <table:table-cell table:style-name="ce1" office:value-type="float" office:value="0.000870297892739735" calcext:value-type="float">
            <text:p>8.70E-004</text:p>
          </table:table-cell>
          <table:table-cell office:value-type="float" office:value="0.00104629690923241" calcext:value-type="float">
            <text:p>0.0010462969</text:p>
          </table:table-cell>
          <table:table-cell office:value-type="float" office:value="0.00191598082044031" calcext:value-type="float">
            <text:p>0.0019159808</text:p>
          </table:table-cell>
          <table:table-cell table:style-name="ce1" office:value-type="float" office:value="0.000596709784392413" calcext:value-type="float">
            <text:p>5.97E-004</text:p>
          </table:table-cell>
          <table:table-cell table:style-name="ce1" office:value-type="float" office:value="0.0000843213269443588" calcext:value-type="float">
            <text:p>8.43E-005</text:p>
          </table:table-cell>
          <table:table-cell table:number-columns-repeated="1018"/>
        </table:table-row>
        <table:table-row table:style-name="ro2">
          <table:table-cell office:value-type="float" office:value="0.00141428336323335" calcext:value-type="float">
            <text:p>0.0014142834</text:p>
          </table:table-cell>
          <table:table-cell table:style-name="ce1" office:value-type="float" office:value="0.00079692693433131" calcext:value-type="float">
            <text:p>7.97E-004</text:p>
          </table:table-cell>
          <table:table-cell office:value-type="float" office:value="0.00203845176634365" calcext:value-type="float">
            <text:p>0.0020384518</text:p>
          </table:table-cell>
          <table:table-cell office:value-type="float" office:value="0.00134701038822804" calcext:value-type="float">
            <text:p>0.0013470104</text:p>
          </table:table-cell>
          <table:table-cell office:value-type="float" office:value="0.00103621781180063" calcext:value-type="float">
            <text:p>0.0010362178</text:p>
          </table:table-cell>
          <table:table-cell table:style-name="ce1" office:value-type="float" office:value="0.000596796757653451" calcext:value-type="float">
            <text:p>5.97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505100184282181" calcext:value-type="float">
            <text:p>5.05E-004</text:p>
          </table:table-cell>
          <table:table-cell table:style-name="ce1" office:value-type="float" office:value="0.000215911955049553" calcext:value-type="float">
            <text:p>2.16E-004</text:p>
          </table:table-cell>
          <table:table-cell table:style-name="ce1" office:value-type="float" office:value="0.000780960562341893" calcext:value-type="float">
            <text:p>7.81E-004</text:p>
          </table:table-cell>
          <table:table-cell table:style-name="ce1" office:value-type="float" office:value="0.000444582433651863" calcext:value-type="float">
            <text:p>4.45E-004</text:p>
          </table:table-cell>
          <table:table-cell table:style-name="ce1" office:value-type="float" office:value="0.000259751305697886" calcext:value-type="float">
            <text:p>2.60E-004</text:p>
          </table:table-cell>
          <table:table-cell table:style-name="ce1" office:value-type="float" office:value="0.000242610878741889" calcext:value-type="float">
            <text:p>2.43E-004</text:p>
          </table:table-cell>
          <table:table-cell table:number-columns-repeated="1018"/>
        </table:table-row>
        <table:table-row table:style-name="ro2">
          <table:table-cell office:value-type="float" office:value="0.00124508269865764" calcext:value-type="float">
            <text:p>0.0012450827</text:p>
          </table:table-cell>
          <table:table-cell office:value-type="float" office:value="0.00135266435383619" calcext:value-type="float">
            <text:p>0.0013526644</text:p>
          </table:table-cell>
          <table:table-cell office:value-type="float" office:value="0.00210990601272032" calcext:value-type="float">
            <text:p>0.002109906</text:p>
          </table:table-cell>
          <table:table-cell table:style-name="ce1" office:value-type="float" office:value="0.000573099087372242" calcext:value-type="float">
            <text:p>5.73E-004</text:p>
          </table:table-cell>
          <table:table-cell table:style-name="ce1" office:value-type="float" office:value="0.000668366188163905" calcext:value-type="float">
            <text:p>6.68E-004</text:p>
          </table:table-cell>
          <table:table-cell table:style-name="ce1" office:value-type="float" office:value="0.000450118452697712" calcext:value-type="float">
            <text:p>4.50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816024144385086" calcext:value-type="float">
            <text:p>8.16E-004</text:p>
          </table:table-cell>
          <table:table-cell table:style-name="ce1" office:value-type="float" office:value="0.000688250502980381" calcext:value-type="float">
            <text:p>6.88E-004</text:p>
          </table:table-cell>
          <table:table-cell table:style-name="ce1" office:value-type="float" office:value="0.0000491392982486794" calcext:value-type="float">
            <text:p>4.91E-005</text:p>
          </table:table-cell>
          <table:table-cell table:style-name="ce1" office:value-type="float" office:value="0.000663774365340597" calcext:value-type="float">
            <text:p>6.64E-004</text:p>
          </table:table-cell>
          <table:table-cell table:style-name="ce1" office:value-type="float" office:value="0.0003107715959767" calcext:value-type="float">
            <text:p>3.11E-004</text:p>
          </table:table-cell>
          <table:table-cell table:style-name="ce1" office:value-type="float" office:value="0.000990169378548789" calcext:value-type="float">
            <text:p>9.90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930199372258134" calcext:value-type="float">
            <text:p>9.30E-004</text:p>
          </table:table-cell>
          <table:table-cell table:style-name="ce1" office:value-type="float" office:value="0.000180390755164961" calcext:value-type="float">
            <text:p>1.80E-004</text:p>
          </table:table-cell>
          <table:table-cell office:value-type="float" office:value="0.0018164550760047" calcext:value-type="float">
            <text:p>0.0018164551</text:p>
          </table:table-cell>
          <table:table-cell table:style-name="ce1" office:value-type="float" office:value="0.000313346120522695" calcext:value-type="float">
            <text:p>3.13E-004</text:p>
          </table:table-cell>
          <table:table-cell table:style-name="ce1" office:value-type="float" office:value="0.00038359212810235" calcext:value-type="float">
            <text:p>3.84E-004</text:p>
          </table:table-cell>
          <table:table-cell table:style-name="ce1" office:value-type="float" office:value="0.000600593847541742" calcext:value-type="float">
            <text:p>6.01E-004</text:p>
          </table:table-cell>
          <table:table-cell table:number-columns-repeated="1018"/>
        </table:table-row>
        <table:table-row table:style-name="ro2">
          <table:table-cell office:value-type="float" office:value="0.00157458674245792" calcext:value-type="float">
            <text:p>0.0015745867</text:p>
          </table:table-cell>
          <table:table-cell office:value-type="float" office:value="0.00159793911949579" calcext:value-type="float">
            <text:p>0.0015979391</text:p>
          </table:table-cell>
          <table:table-cell table:style-name="ce1" office:value-type="float" office:value="0.000756255640375958" calcext:value-type="float">
            <text:p>7.56E-004</text:p>
          </table:table-cell>
          <table:table-cell table:style-name="ce1" office:value-type="float" office:value="0.000508557676845101" calcext:value-type="float">
            <text:p>5.09E-004</text:p>
          </table:table-cell>
          <table:table-cell office:value-type="float" office:value="0.0022257118919522" calcext:value-type="float">
            <text:p>0.0022257119</text:p>
          </table:table-cell>
          <table:table-cell table:style-name="ce1" office:value-type="float" office:value="0.0000556332890959688" calcext:value-type="float">
            <text:p>5.56E-005</text:p>
          </table:table-cell>
          <table:table-cell table:number-columns-repeated="1018"/>
        </table:table-row>
        <table:table-row table:style-name="ro2">
          <table:table-cell office:value-type="float" office:value="0.00114686437655243" calcext:value-type="float">
            <text:p>0.0011468644</text:p>
          </table:table-cell>
          <table:table-cell office:value-type="float" office:value="0.00100513763945687" calcext:value-type="float">
            <text:p>0.0010051376</text:p>
          </table:table-cell>
          <table:table-cell office:value-type="float" office:value="0.00134280319631763" calcext:value-type="float">
            <text:p>0.0013428032</text:p>
          </table:table-cell>
          <table:table-cell office:value-type="float" office:value="0.00279489224775942" calcext:value-type="float">
            <text:p>0.0027948922</text:p>
          </table:table-cell>
          <table:table-cell table:style-name="ce1" office:value-type="float" office:value="0.000807442360073019" calcext:value-type="float">
            <text:p>8.07E-004</text:p>
          </table:table-cell>
          <table:table-cell table:style-name="ce1" office:value-type="float" office:value="0.000157928982440048" calcext:value-type="float">
            <text:p>1.58E-004</text:p>
          </table:table-cell>
          <table:table-cell table:number-columns-repeated="1018"/>
        </table:table-row>
        <table:table-row table:style-name="ro2">
          <table:table-cell office:value-type="float" office:value="0.00114677634414839" calcext:value-type="float">
            <text:p>0.0011467763</text:p>
          </table:table-cell>
          <table:table-cell office:value-type="float" office:value="0.00172833215183887" calcext:value-type="float">
            <text:p>0.0017283322</text:p>
          </table:table-cell>
          <table:table-cell office:value-type="float" office:value="0.00283882985245398" calcext:value-type="float">
            <text:p>0.0028388299</text:p>
          </table:table-cell>
          <table:table-cell table:style-name="ce1" office:value-type="float" office:value="0.000785590065449426" calcext:value-type="float">
            <text:p>7.86E-004</text:p>
          </table:table-cell>
          <table:table-cell table:style-name="ce1" office:value-type="float" office:value="0.000808291422428997" calcext:value-type="float">
            <text:p>8.08E-004</text:p>
          </table:table-cell>
          <table:table-cell table:style-name="ce1" office:value-type="float" office:value="0.000976452187200216" calcext:value-type="float">
            <text:p>9.76E-004</text:p>
          </table:table-cell>
          <table:table-cell table:number-columns-repeated="1018"/>
        </table:table-row>
        <table:table-row table:style-name="ro2">
          <table:table-cell office:value-type="float" office:value="0.00196272506135919" calcext:value-type="float">
            <text:p>0.0019627251</text:p>
          </table:table-cell>
          <table:table-cell office:value-type="float" office:value="0.00247674161226197" calcext:value-type="float">
            <text:p>0.0024767416</text:p>
          </table:table-cell>
          <table:table-cell office:value-type="float" office:value="0.0012237802137296" calcext:value-type="float">
            <text:p>0.0012237802</text:p>
          </table:table-cell>
          <table:table-cell office:value-type="float" office:value="0.00102677696661679" calcext:value-type="float">
            <text:p>0.001026777</text:p>
          </table:table-cell>
          <table:table-cell table:style-name="ce1" office:value-type="float" office:value="0.0000267871458894398" calcext:value-type="float">
            <text:p>2.68E-005</text:p>
          </table:table-cell>
          <table:table-cell table:style-name="ce1" office:value-type="float" office:value="0.000141480047798126" calcext:value-type="float">
            <text:p>1.41E-004</text:p>
          </table:table-cell>
          <table:table-cell table:number-columns-repeated="1018"/>
        </table:table-row>
        <table:table-row table:style-name="ro2">
          <table:table-cell office:value-type="float" office:value="0.00233593906792606" calcext:value-type="float">
            <text:p>0.0023359391</text:p>
          </table:table-cell>
          <table:table-cell table:style-name="ce1" office:value-type="float" office:value="0.000526428691840497" calcext:value-type="float">
            <text:p>5.26E-004</text:p>
          </table:table-cell>
          <table:table-cell office:value-type="float" office:value="0.00208763768353926" calcext:value-type="float">
            <text:p>0.0020876377</text:p>
          </table:table-cell>
          <table:table-cell office:value-type="float" office:value="0.00159086389718821" calcext:value-type="float">
            <text:p>0.0015908639</text:p>
          </table:table-cell>
          <table:table-cell office:value-type="float" office:value="0.00136886485155463" calcext:value-type="float">
            <text:p>0.0013688649</text:p>
          </table:table-cell>
          <table:table-cell table:style-name="ce1" office:value-type="float" office:value="0.000535988831990242" calcext:value-type="float">
            <text:p>5.36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624532619864393" calcext:value-type="float">
            <text:p>6.25E-004</text:p>
          </table:table-cell>
          <table:table-cell office:value-type="float" office:value="0.00110955353282272" calcext:value-type="float">
            <text:p>0.0011095535</text:p>
          </table:table-cell>
          <table:table-cell office:value-type="float" office:value="0.00187450163374026" calcext:value-type="float">
            <text:p>0.0018745016</text:p>
          </table:table-cell>
          <table:table-cell office:value-type="float" office:value="0.0011809055249139" calcext:value-type="float">
            <text:p>0.0011809055</text:p>
          </table:table-cell>
          <table:table-cell table:style-name="ce1" office:value-type="float" office:value="0.000536505329963077" calcext:value-type="float">
            <text:p>5.37E-004</text:p>
          </table:table-cell>
          <table:table-cell table:style-name="ce1" office:value-type="float" office:value="0.000606748954238956" calcext:value-type="float">
            <text:p>6.07E-004</text:p>
          </table:table-cell>
          <table:table-cell table:number-columns-repeated="1018"/>
        </table:table-row>
        <table:table-row table:style-name="ro2">
          <table:table-cell office:value-type="float" office:value="0.00436806656497657" calcext:value-type="float">
            <text:p>0.0043680666</text:p>
          </table:table-cell>
          <table:table-cell table:style-name="ce1" office:value-type="float" office:value="0.000823797789672121" calcext:value-type="float">
            <text:p>8.24E-004</text:p>
          </table:table-cell>
          <table:table-cell table:style-name="ce1" office:value-type="float" office:value="0.000530365396555599" calcext:value-type="float">
            <text:p>5.30E-004</text:p>
          </table:table-cell>
          <table:table-cell office:value-type="float" office:value="0.00122533813508108" calcext:value-type="float">
            <text:p>0.0012253381</text:p>
          </table:table-cell>
          <table:table-cell table:style-name="ce1" office:value-type="float" office:value="0.0000726087284634858" calcext:value-type="float">
            <text:p>7.26E-005</text:p>
          </table:table-cell>
          <table:table-cell table:style-name="ce1" office:value-type="float" office:value="0.000415314692482127" calcext:value-type="float">
            <text:p>4.15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352410784821622" calcext:value-type="float">
            <text:p>3.52E-004</text:p>
          </table:table-cell>
          <table:table-cell table:style-name="ce1" office:value-type="float" office:value="0.0000704097913377666" calcext:value-type="float">
            <text:p>7.04E-005</text:p>
          </table:table-cell>
          <table:table-cell table:style-name="ce1" office:value-type="float" office:value="0.000346379744782244" calcext:value-type="float">
            <text:p>3.46E-004</text:p>
          </table:table-cell>
          <table:table-cell table:style-name="ce1" office:value-type="float" office:value="0.00041258152071455" calcext:value-type="float">
            <text:p>4.13E-004</text:p>
          </table:table-cell>
          <table:table-cell table:style-name="ce1" office:value-type="float" office:value="0.000107809586236129" calcext:value-type="float">
            <text:p>1.08E-004</text:p>
          </table:table-cell>
          <table:table-cell table:style-name="ce1" office:value-type="float" office:value="0.000482941268239223" calcext:value-type="float">
            <text:p>4.83E-004</text:p>
          </table:table-cell>
          <table:table-cell table:number-columns-repeated="1018"/>
        </table:table-row>
        <table:table-row table:style-name="ro2">
          <table:table-cell office:value-type="float" office:value="0.00222497775774011" calcext:value-type="float">
            <text:p>0.0022249778</text:p>
          </table:table-cell>
          <table:table-cell table:style-name="ce1" office:value-type="float" office:value="0.000761373368639795" calcext:value-type="float">
            <text:p>7.61E-004</text:p>
          </table:table-cell>
          <table:table-cell office:value-type="float" office:value="0.00117614534291155" calcext:value-type="float">
            <text:p>0.0011761453</text:p>
          </table:table-cell>
          <table:table-cell office:value-type="float" office:value="0.00192548422713212" calcext:value-type="float">
            <text:p>0.0019254842</text:p>
          </table:table-cell>
          <table:table-cell table:style-name="ce1" office:value-type="float" office:value="0.000109772783574158" calcext:value-type="float">
            <text:p>1.10E-004</text:p>
          </table:table-cell>
          <table:table-cell office:value-type="float" office:value="0.00129897971371662" calcext:value-type="float">
            <text:p>0.0012989797</text:p>
          </table:table-cell>
          <table:table-cell table:number-columns-repeated="1018"/>
        </table:table-row>
        <table:table-row table:style-name="ro2">
          <table:table-cell table:style-name="ce1" office:value-type="float" office:value="0.000747660444715859" calcext:value-type="float">
            <text:p>7.48E-004</text:p>
          </table:table-cell>
          <table:table-cell table:style-name="ce1" office:value-type="float" office:value="0.000456321781192148" calcext:value-type="float">
            <text:p>4.56E-004</text:p>
          </table:table-cell>
          <table:table-cell table:style-name="ce1" office:value-type="float" office:value="0.00015587519807525" calcext:value-type="float">
            <text:p>1.56E-004</text:p>
          </table:table-cell>
          <table:table-cell table:style-name="ce1" office:value-type="float" office:value="0.00084698523233806" calcext:value-type="float">
            <text:p>8.47E-004</text:p>
          </table:table-cell>
          <table:table-cell table:style-name="ce1" office:value-type="float" office:value="0.000438958449330507" calcext:value-type="float">
            <text:p>4.39E-004</text:p>
          </table:table-cell>
          <table:table-cell office:value-type="float" office:value="0.00138339873882565" calcext:value-type="float">
            <text:p>0.0013833987</text:p>
          </table:table-cell>
          <table:table-cell table:number-columns-repeated="1018"/>
        </table:table-row>
        <table:table-row table:style-name="ro2">
          <table:table-cell office:value-type="float" office:value="0.00103592132758168" calcext:value-type="float">
            <text:p>0.0010359213</text:p>
          </table:table-cell>
          <table:table-cell table:style-name="ce1" office:value-type="float" office:value="0.000928698977050946" calcext:value-type="float">
            <text:p>9.29E-004</text:p>
          </table:table-cell>
          <table:table-cell table:style-name="ce1" office:value-type="float" office:value="0.000580328592784785" calcext:value-type="float">
            <text:p>5.80E-004</text:p>
          </table:table-cell>
          <table:table-cell table:style-name="ce1" office:value-type="float" office:value="0.000578744120838692" calcext:value-type="float">
            <text:p>5.79E-004</text:p>
          </table:table-cell>
          <table:table-cell table:style-name="ce1" office:value-type="float" office:value="0.000704236793031221" calcext:value-type="float">
            <text:p>7.04E-004</text:p>
          </table:table-cell>
          <table:table-cell table:style-name="ce1" office:value-type="float" office:value="0.000640916703285033" calcext:value-type="float">
            <text:p>6.41E-004</text:p>
          </table:table-cell>
          <table:table-cell table:number-columns-repeated="1018"/>
        </table:table-row>
        <table:table-row table:style-name="ro2">
          <table:table-cell office:value-type="float" office:value="0.00185457497527697" calcext:value-type="float">
            <text:p>0.001854575</text:p>
          </table:table-cell>
          <table:table-cell office:value-type="float" office:value="0.00205880337016318" calcext:value-type="float">
            <text:p>0.0020588034</text:p>
          </table:table-cell>
          <table:table-cell office:value-type="float" office:value="0.0026356031822572" calcext:value-type="float">
            <text:p>0.0026356032</text:p>
          </table:table-cell>
          <table:table-cell office:value-type="float" office:value="0.00125537216708649" calcext:value-type="float">
            <text:p>0.0012553722</text:p>
          </table:table-cell>
          <table:table-cell table:style-name="ce1" office:value-type="float" office:value="0.000715117320603475" calcext:value-type="float">
            <text:p>7.15E-004</text:p>
          </table:table-cell>
          <table:table-cell table:style-name="ce1" office:value-type="float" office:value="0.000173264274549556" calcext:value-type="float">
            <text:p>1.73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327094177528853" calcext:value-type="float">
            <text:p>3.27E-004</text:p>
          </table:table-cell>
          <table:table-cell office:value-type="float" office:value="0.00109485026014067" calcext:value-type="float">
            <text:p>0.0010948503</text:p>
          </table:table-cell>
          <table:table-cell office:value-type="float" office:value="0.00146245780558063" calcext:value-type="float">
            <text:p>0.0014624578</text:p>
          </table:table-cell>
          <table:table-cell table:style-name="ce1" office:value-type="float" office:value="0.000604718515382796" calcext:value-type="float">
            <text:p>6.05E-004</text:p>
          </table:table-cell>
          <table:table-cell table:style-name="ce1" office:value-type="float" office:value="0.000891613480374698" calcext:value-type="float">
            <text:p>8.92E-004</text:p>
          </table:table-cell>
          <table:table-cell table:style-name="ce1" office:value-type="float" office:value="0.000208322661642057" calcext:value-type="float">
            <text:p>2.08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239578736319856" calcext:value-type="float">
            <text:p>2.40E-004</text:p>
          </table:table-cell>
          <table:table-cell office:value-type="float" office:value="0.00145402483868251" calcext:value-type="float">
            <text:p>0.0014540248</text:p>
          </table:table-cell>
          <table:table-cell table:style-name="ce1" office:value-type="float" office:value="0.000527082147199653" calcext:value-type="float">
            <text:p>5.27E-004</text:p>
          </table:table-cell>
          <table:table-cell table:style-name="ce1" office:value-type="float" office:value="0.000294278955380367" calcext:value-type="float">
            <text:p>2.94E-004</text:p>
          </table:table-cell>
          <table:table-cell table:style-name="ce1" office:value-type="float" office:value="0.000695689253003451" calcext:value-type="float">
            <text:p>6.96E-004</text:p>
          </table:table-cell>
          <table:table-cell table:style-name="ce1" office:value-type="float" office:value="0.000747952887871328" calcext:value-type="float">
            <text:p>7.48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118057730241539" calcext:value-type="float">
            <text:p>1.18E-004</text:p>
          </table:table-cell>
          <table:table-cell office:value-type="float" office:value="0.001119916279821" calcext:value-type="float">
            <text:p>0.0011199163</text:p>
          </table:table-cell>
          <table:table-cell table:style-name="ce1" office:value-type="float" office:value="0.0000345872904183864" calcext:value-type="float">
            <text:p>3.46E-005</text:p>
          </table:table-cell>
          <table:table-cell table:style-name="ce1" office:value-type="float" office:value="0.000562849349629246" calcext:value-type="float">
            <text:p>5.63E-004</text:p>
          </table:table-cell>
          <table:table-cell office:value-type="float" office:value="0.00159764953925778" calcext:value-type="float">
            <text:p>0.0015976495</text:p>
          </table:table-cell>
          <table:table-cell table:style-name="ce1" office:value-type="float" office:value="0.000501577002315123" calcext:value-type="float">
            <text:p>5.02E-004</text:p>
          </table:table-cell>
          <table:table-cell table:number-columns-repeated="1018"/>
        </table:table-row>
        <table:table-row table:style-name="ro2">
          <table:table-cell office:value-type="float" office:value="0.00274656346755142" calcext:value-type="float">
            <text:p>0.0027465635</text:p>
          </table:table-cell>
          <table:table-cell table:style-name="ce1" office:value-type="float" office:value="0.000302147872181635" calcext:value-type="float">
            <text:p>3.02E-004</text:p>
          </table:table-cell>
          <table:table-cell office:value-type="float" office:value="0.00284303164203914" calcext:value-type="float">
            <text:p>0.0028430316</text:p>
          </table:table-cell>
          <table:table-cell table:style-name="ce1" office:value-type="float" office:value="0.000299081462625139" calcext:value-type="float">
            <text:p>2.99E-004</text:p>
          </table:table-cell>
          <table:table-cell table:style-name="ce1" office:value-type="float" office:value="0.000154585819725384" calcext:value-type="float">
            <text:p>1.55E-004</text:p>
          </table:table-cell>
          <table:table-cell table:style-name="ce1" office:value-type="float" office:value="0.000429097538343637" calcext:value-type="float">
            <text:p>4.29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473771859895056" calcext:value-type="float">
            <text:p>4.74E-004</text:p>
          </table:table-cell>
          <table:table-cell table:style-name="ce1" office:value-type="float" office:value="0.0000498852774080127" calcext:value-type="float">
            <text:p>4.99E-005</text:p>
          </table:table-cell>
          <table:table-cell office:value-type="float" office:value="0.00122596754501147" calcext:value-type="float">
            <text:p>0.0012259675</text:p>
          </table:table-cell>
          <table:table-cell table:style-name="ce1" office:value-type="float" office:value="0.000659618256861005" calcext:value-type="float">
            <text:p>6.60E-004</text:p>
          </table:table-cell>
          <table:table-cell table:style-name="ce1" office:value-type="float" office:value="0.000167082708413702" calcext:value-type="float">
            <text:p>1.67E-004</text:p>
          </table:table-cell>
          <table:table-cell office:value-type="float" office:value="0.00110912815227104" calcext:value-type="float">
            <text:p>0.0011091282</text:p>
          </table:table-cell>
          <table:table-cell table:number-columns-repeated="1018"/>
        </table:table-row>
        <table:table-row table:style-name="ro2">
          <table:table-cell table:style-name="ce1" office:value-type="float" office:value="0.00076418979244508" calcext:value-type="float">
            <text:p>7.64E-004</text:p>
          </table:table-cell>
          <table:table-cell office:value-type="float" office:value="0.0011997977146514" calcext:value-type="float">
            <text:p>0.0011997977</text:p>
          </table:table-cell>
          <table:table-cell office:value-type="float" office:value="0.00124128590524508" calcext:value-type="float">
            <text:p>0.0012412859</text:p>
          </table:table-cell>
          <table:table-cell office:value-type="float" office:value="0.00137466447570223" calcext:value-type="float">
            <text:p>0.0013746645</text:p>
          </table:table-cell>
          <table:table-cell table:style-name="ce1" office:value-type="float" office:value="0.000613230199275616" calcext:value-type="float">
            <text:p>6.13E-004</text:p>
          </table:table-cell>
          <table:table-cell table:style-name="ce1" office:value-type="float" office:value="0.000356986529218339" calcext:value-type="float">
            <text:p>3.57E-004</text:p>
          </table:table-cell>
          <table:table-cell table:number-columns-repeated="1018"/>
        </table:table-row>
        <table:table-row table:style-name="ro2">
          <table:table-cell office:value-type="float" office:value="0.00225632506524454" calcext:value-type="float">
            <text:p>0.0022563251</text:p>
          </table:table-cell>
          <table:table-cell office:value-type="float" office:value="0.00119048760410356" calcext:value-type="float">
            <text:p>0.0011904876</text:p>
          </table:table-cell>
          <table:table-cell office:value-type="float" office:value="0.00144290103939637" calcext:value-type="float">
            <text:p>0.001442901</text:p>
          </table:table-cell>
          <table:table-cell table:style-name="ce1" office:value-type="float" office:value="0.000109007628816382" calcext:value-type="float">
            <text:p>1.09E-004</text:p>
          </table:table-cell>
          <table:table-cell table:style-name="ce1" office:value-type="float" office:value="0.000564400546740451" calcext:value-type="float">
            <text:p>5.64E-004</text:p>
          </table:table-cell>
          <table:table-cell table:style-name="ce1" office:value-type="float" office:value="0.000791292499298102" calcext:value-type="float">
            <text:p>7.91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0198977040213322" calcext:value-type="float">
            <text:p>1.99E-005</text:p>
          </table:table-cell>
          <table:table-cell office:value-type="float" office:value="0.00145617669579812" calcext:value-type="float">
            <text:p>0.0014561767</text:p>
          </table:table-cell>
          <table:table-cell office:value-type="float" office:value="0.00268461518945085" calcext:value-type="float">
            <text:p>0.0026846152</text:p>
          </table:table-cell>
          <table:table-cell table:style-name="ce1" office:value-type="float" office:value="0.000912514738913739" calcext:value-type="float">
            <text:p>9.13E-004</text:p>
          </table:table-cell>
          <table:table-cell table:style-name="ce1" office:value-type="float" office:value="0.0000979359351078735" calcext:value-type="float">
            <text:p>9.79E-005</text:p>
          </table:table-cell>
          <table:table-cell table:style-name="ce1" office:value-type="float" office:value="0.000863230721251274" calcext:value-type="float">
            <text:p>8.63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60986444983735" calcext:value-type="float">
            <text:p>6.10E-004</text:p>
          </table:table-cell>
          <table:table-cell table:style-name="ce1" office:value-type="float" office:value="0.000195804712466607" calcext:value-type="float">
            <text:p>1.96E-004</text:p>
          </table:table-cell>
          <table:table-cell table:style-name="ce1" office:value-type="float" office:value="0.000829538944921104" calcext:value-type="float">
            <text:p>8.30E-004</text:p>
          </table:table-cell>
          <table:table-cell table:style-name="ce1" office:value-type="float" office:value="0.000592011836556328" calcext:value-type="float">
            <text:p>5.92E-004</text:p>
          </table:table-cell>
          <table:table-cell office:value-type="float" office:value="0.00113929179022154" calcext:value-type="float">
            <text:p>0.0011392918</text:p>
          </table:table-cell>
          <table:table-cell table:style-name="ce1" office:value-type="float" office:value="0.000269965252698068" calcext:value-type="float">
            <text:p>2.70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190968721237361" calcext:value-type="float">
            <text:p>1.91E-004</text:p>
          </table:table-cell>
          <table:table-cell table:style-name="ce1" office:value-type="float" office:value="0.000246895209785603" calcext:value-type="float">
            <text:p>2.47E-004</text:p>
          </table:table-cell>
          <table:table-cell table:style-name="ce1" office:value-type="float" office:value="0.000943337270373767" calcext:value-type="float">
            <text:p>9.43E-004</text:p>
          </table:table-cell>
          <table:table-cell table:style-name="ce1" office:value-type="float" office:value="0.000900895888718001" calcext:value-type="float">
            <text:p>9.01E-004</text:p>
          </table:table-cell>
          <table:table-cell table:style-name="ce1" office:value-type="float" office:value="0.000688329993540293" calcext:value-type="float">
            <text:p>6.88E-004</text:p>
          </table:table-cell>
          <table:table-cell table:style-name="ce1" office:value-type="float" office:value="0.0000733875727885191" calcext:value-type="float">
            <text:p>7.34E-005</text:p>
          </table:table-cell>
          <table:table-cell table:number-columns-repeated="1018"/>
        </table:table-row>
        <table:table-row table:style-name="ro2">
          <table:table-cell office:value-type="float" office:value="0.00267217940164866" calcext:value-type="float">
            <text:p>0.0026721794</text:p>
          </table:table-cell>
          <table:table-cell office:value-type="float" office:value="0.00149308825305905" calcext:value-type="float">
            <text:p>0.0014930883</text:p>
          </table:table-cell>
          <table:table-cell table:style-name="ce1" office:value-type="float" office:value="0.000577774670878828" calcext:value-type="float">
            <text:p>5.78E-004</text:p>
          </table:table-cell>
          <table:table-cell table:style-name="ce1" office:value-type="float" office:value="0.000452026231171576" calcext:value-type="float">
            <text:p>4.52E-004</text:p>
          </table:table-cell>
          <table:table-cell table:style-name="ce1" office:value-type="float" office:value="0.000211206150045218" calcext:value-type="float">
            <text:p>2.11E-004</text:p>
          </table:table-cell>
          <table:table-cell table:style-name="ce1" office:value-type="float" office:value="0.00080720043808924" calcext:value-type="float">
            <text:p>8.07E-004</text:p>
          </table:table-cell>
          <table:table-cell table:number-columns-repeated="1018"/>
        </table:table-row>
        <table:table-row table:style-name="ro2">
          <table:table-cell office:value-type="float" office:value="0.00165257613292535" calcext:value-type="float">
            <text:p>0.0016525761</text:p>
          </table:table-cell>
          <table:table-cell table:style-name="ce1" office:value-type="float" office:value="0.000834060299609085" calcext:value-type="float">
            <text:p>8.34E-004</text:p>
          </table:table-cell>
          <table:table-cell table:style-name="ce1" office:value-type="float" office:value="0.000710898846190577" calcext:value-type="float">
            <text:p>7.11E-004</text:p>
          </table:table-cell>
          <table:table-cell table:style-name="ce1" office:value-type="float" office:value="0.000572191442024028" calcext:value-type="float">
            <text:p>5.72E-004</text:p>
          </table:table-cell>
          <table:table-cell table:style-name="ce1" office:value-type="float" office:value="0.000781879074366554" calcext:value-type="float">
            <text:p>7.82E-004</text:p>
          </table:table-cell>
          <table:table-cell table:style-name="ce1" office:value-type="float" office:value="0.000647924909075837" calcext:value-type="float">
            <text:p>6.48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078432131185302" calcext:value-type="float">
            <text:p>7.84E-005</text:p>
          </table:table-cell>
          <table:table-cell office:value-type="float" office:value="0.00182363895076643" calcext:value-type="float">
            <text:p>0.001823639</text:p>
          </table:table-cell>
          <table:table-cell office:value-type="float" office:value="0.00156244784778581" calcext:value-type="float">
            <text:p>0.0015624478</text:p>
          </table:table-cell>
          <table:table-cell table:style-name="ce1" office:value-type="float" office:value="0.00014250986402109" calcext:value-type="float">
            <text:p>1.43E-004</text:p>
          </table:table-cell>
          <table:table-cell table:style-name="ce1" office:value-type="float" office:value="0.000714691399961165" calcext:value-type="float">
            <text:p>7.15E-004</text:p>
          </table:table-cell>
          <table:table-cell table:style-name="ce1" office:value-type="float" office:value="0.00018300682955541" calcext:value-type="float">
            <text:p>1.83E-004</text:p>
          </table:table-cell>
          <table:table-cell table:number-columns-repeated="1018"/>
        </table:table-row>
        <table:table-row table:style-name="ro2">
          <table:table-cell office:value-type="float" office:value="0.00198382343242631" calcext:value-type="float">
            <text:p>0.0019838234</text:p>
          </table:table-cell>
          <table:table-cell office:value-type="float" office:value="0.00161621986984661" calcext:value-type="float">
            <text:p>0.0016162199</text:p>
          </table:table-cell>
          <table:table-cell office:value-type="float" office:value="0.00260411226823232" calcext:value-type="float">
            <text:p>0.0026041123</text:p>
          </table:table-cell>
          <table:table-cell table:style-name="ce1" office:value-type="float" office:value="0.000302345812556837" calcext:value-type="float">
            <text:p>3.02E-004</text:p>
          </table:table-cell>
          <table:table-cell table:style-name="ce1" office:value-type="float" office:value="0.000470048485691876" calcext:value-type="float">
            <text:p>4.70E-004</text:p>
          </table:table-cell>
          <table:table-cell table:style-name="ce1" office:value-type="float" office:value="0.000110911389060497" calcext:value-type="float">
            <text:p>1.11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0433191831943347" calcext:value-type="float">
            <text:p>4.33E-005</text:p>
          </table:table-cell>
          <table:table-cell office:value-type="float" office:value="0.00183158067803157" calcext:value-type="float">
            <text:p>0.0018315807</text:p>
          </table:table-cell>
          <table:table-cell table:style-name="ce1" office:value-type="float" office:value="0.000572036875901905" calcext:value-type="float">
            <text:p>5.72E-004</text:p>
          </table:table-cell>
          <table:table-cell table:style-name="ce1" office:value-type="float" office:value="0.000367353020684469" calcext:value-type="float">
            <text:p>3.67E-004</text:p>
          </table:table-cell>
          <table:table-cell table:style-name="ce1" office:value-type="float" office:value="0.000852579854119906" calcext:value-type="float">
            <text:p>8.53E-004</text:p>
          </table:table-cell>
          <table:table-cell table:style-name="ce1" office:value-type="float" office:value="0.000687215171149447" calcext:value-type="float">
            <text:p>6.87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592384482585917" calcext:value-type="float">
            <text:p>5.92E-004</text:p>
          </table:table-cell>
          <table:table-cell table:style-name="ce1" office:value-type="float" office:value="0.000523175417372013" calcext:value-type="float">
            <text:p>5.23E-004</text:p>
          </table:table-cell>
          <table:table-cell table:style-name="ce1" office:value-type="float" office:value="0.000299498841472179" calcext:value-type="float">
            <text:p>2.99E-004</text:p>
          </table:table-cell>
          <table:table-cell office:value-type="float" office:value="0.00277661378298211" calcext:value-type="float">
            <text:p>0.0027766138</text:p>
          </table:table-cell>
          <table:table-cell table:style-name="ce1" office:value-type="float" office:value="0.000728450773992417" calcext:value-type="float">
            <text:p>7.28E-004</text:p>
          </table:table-cell>
          <table:table-cell office:value-type="float" office:value="0.00113251179636586" calcext:value-type="float">
            <text:p>0.0011325118</text:p>
          </table:table-cell>
          <table:table-cell table:number-columns-repeated="1018"/>
        </table:table-row>
        <table:table-row table:style-name="ro2">
          <table:table-cell table:style-name="ce1" office:value-type="float" office:value="0.0000422792200303057" calcext:value-type="float">
            <text:p>4.23E-005</text:p>
          </table:table-cell>
          <table:table-cell office:value-type="float" office:value="0.00240522205065785" calcext:value-type="float">
            <text:p>0.0024052221</text:p>
          </table:table-cell>
          <table:table-cell office:value-type="float" office:value="0.00136557209333699" calcext:value-type="float">
            <text:p>0.0013655721</text:p>
          </table:table-cell>
          <table:table-cell office:value-type="float" office:value="0.00115000651481578" calcext:value-type="float">
            <text:p>0.0011500065</text:p>
          </table:table-cell>
          <table:table-cell table:style-name="ce1" office:value-type="float" office:value="0.000233433250574233" calcext:value-type="float">
            <text:p>2.33E-004</text:p>
          </table:table-cell>
          <table:table-cell table:style-name="ce1" office:value-type="float" office:value="0.0000402006875535044" calcext:value-type="float">
            <text:p>4.02E-005</text:p>
          </table:table-cell>
          <table:table-cell table:number-columns-repeated="1018"/>
        </table:table-row>
        <table:table-row table:style-name="ro2">
          <table:table-cell table:style-name="ce1" office:value-type="float" office:value="0.000239368822450459" calcext:value-type="float">
            <text:p>2.39E-004</text:p>
          </table:table-cell>
          <table:table-cell table:style-name="ce1" office:value-type="float" office:value="0.000712180730975121" calcext:value-type="float">
            <text:p>7.12E-004</text:p>
          </table:table-cell>
          <table:table-cell table:style-name="ce1" office:value-type="float" office:value="0.000922412694383201" calcext:value-type="float">
            <text:p>9.22E-004</text:p>
          </table:table-cell>
          <table:table-cell table:style-name="ce1" office:value-type="float" office:value="0.000969024744175595" calcext:value-type="float">
            <text:p>9.69E-004</text:p>
          </table:table-cell>
          <table:table-cell office:value-type="float" office:value="0.00116804615227206" calcext:value-type="float">
            <text:p>0.0011680462</text:p>
          </table:table-cell>
          <table:table-cell table:style-name="ce1" office:value-type="float" office:value="0.0000205072881356294" calcext:value-type="float">
            <text:p>2.05E-005</text:p>
          </table:table-cell>
          <table:table-cell table:number-columns-repeated="1018"/>
        </table:table-row>
        <table:table-row table:style-name="ro2">
          <table:table-cell table:style-name="ce1" office:value-type="float" office:value="0.000122106903721164" calcext:value-type="float">
            <text:p>1.22E-004</text:p>
          </table:table-cell>
          <table:table-cell table:style-name="ce1" office:value-type="float" office:value="0.000186889839258075" calcext:value-type="float">
            <text:p>1.87E-004</text:p>
          </table:table-cell>
          <table:table-cell office:value-type="float" office:value="0.00160679409704168" calcext:value-type="float">
            <text:p>0.0016067941</text:p>
          </table:table-cell>
          <table:table-cell table:style-name="ce1" office:value-type="float" office:value="0.000226782221336208" calcext:value-type="float">
            <text:p>2.27E-004</text:p>
          </table:table-cell>
          <table:table-cell office:value-type="float" office:value="0.00133533683023401" calcext:value-type="float">
            <text:p>0.0013353368</text:p>
          </table:table-cell>
          <table:table-cell table:style-name="ce1" office:value-type="float" office:value="0.000228728668369982" calcext:value-type="float">
            <text:p>2.29E-004</text:p>
          </table:table-cell>
          <table:table-cell table:number-columns-repeated="1018"/>
        </table:table-row>
        <table:table-row table:style-name="ro2">
          <table:table-cell office:value-type="float" office:value="0.00251680841195423" calcext:value-type="float">
            <text:p>0.0025168084</text:p>
          </table:table-cell>
          <table:table-cell table:style-name="ce1" office:value-type="float" office:value="0.000184754882577742" calcext:value-type="float">
            <text:p>1.85E-004</text:p>
          </table:table-cell>
          <table:table-cell office:value-type="float" office:value="0.00160371940256754" calcext:value-type="float">
            <text:p>0.0016037194</text:p>
          </table:table-cell>
          <table:table-cell table:style-name="ce1" office:value-type="float" office:value="0.000702163188835758" calcext:value-type="float">
            <text:p>7.02E-004</text:p>
          </table:table-cell>
          <table:table-cell table:style-name="ce1" office:value-type="float" office:value="0.000375057949937307" calcext:value-type="float">
            <text:p>3.75E-004</text:p>
          </table:table-cell>
          <table:table-cell office:value-type="float" office:value="0.00105811511423992" calcext:value-type="float">
            <text:p>0.0010581151</text:p>
          </table:table-cell>
          <table:table-cell table:number-columns-repeated="1018"/>
        </table:table-row>
        <table:table-row table:style-name="ro2">
          <table:table-cell office:value-type="float" office:value="0.00251319823857621" calcext:value-type="float">
            <text:p>0.0025131982</text:p>
          </table:table-cell>
          <table:table-cell table:style-name="ce1" office:value-type="float" office:value="0.00052198392054903" calcext:value-type="float">
            <text:p>5.22E-004</text:p>
          </table:table-cell>
          <table:table-cell office:value-type="float" office:value="0.00120273656696046" calcext:value-type="float">
            <text:p>0.0012027366</text:p>
          </table:table-cell>
          <table:table-cell table:style-name="ce1" office:value-type="float" office:value="0.000528777690455673" calcext:value-type="float">
            <text:p>5.29E-004</text:p>
          </table:table-cell>
          <table:table-cell table:style-name="ce1" office:value-type="float" office:value="0.000314519553081372" calcext:value-type="float">
            <text:p>3.15E-004</text:p>
          </table:table-cell>
          <table:table-cell table:style-name="ce1" office:value-type="float" office:value="0.000327421517230864" calcext:value-type="float">
            <text:p>3.27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607990910954648" calcext:value-type="float">
            <text:p>6.08E-004</text:p>
          </table:table-cell>
          <table:table-cell office:value-type="float" office:value="0.00156457610927463" calcext:value-type="float">
            <text:p>0.0015645761</text:p>
          </table:table-cell>
          <table:table-cell office:value-type="float" office:value="0.00104941591149954" calcext:value-type="float">
            <text:p>0.0010494159</text:p>
          </table:table-cell>
          <table:table-cell table:style-name="ce1" office:value-type="float" office:value="0.000337064252426966" calcext:value-type="float">
            <text:p>3.37E-004</text:p>
          </table:table-cell>
          <table:table-cell office:value-type="float" office:value="0.0016896105369586" calcext:value-type="float">
            <text:p>0.0016896105</text:p>
          </table:table-cell>
          <table:table-cell table:style-name="ce1" office:value-type="float" office:value="0.000360539571952145" calcext:value-type="float">
            <text:p>3.61E-004</text:p>
          </table:table-cell>
          <table:table-cell table:number-columns-repeated="1018"/>
        </table:table-row>
        <table:table-row table:style-name="ro2">
          <table:table-cell office:value-type="float" office:value="0.00120016270621326" calcext:value-type="float">
            <text:p>0.0012001627</text:p>
          </table:table-cell>
          <table:table-cell table:style-name="ce1" office:value-type="float" office:value="0.0000591770047071449" calcext:value-type="float">
            <text:p>5.92E-005</text:p>
          </table:table-cell>
          <table:table-cell office:value-type="float" office:value="0.0016185672978053" calcext:value-type="float">
            <text:p>0.0016185673</text:p>
          </table:table-cell>
          <table:table-cell office:value-type="float" office:value="0.00173934666851361" calcext:value-type="float">
            <text:p>0.0017393467</text:p>
          </table:table-cell>
          <table:table-cell table:style-name="ce1" office:value-type="float" office:value="0.000720932250723116" calcext:value-type="float">
            <text:p>7.21E-004</text:p>
          </table:table-cell>
          <table:table-cell table:style-name="ce1" office:value-type="float" office:value="0.0000462952947208883" calcext:value-type="float">
            <text:p>4.63E-005</text:p>
          </table:table-cell>
          <table:table-cell table:number-columns-repeated="1018"/>
        </table:table-row>
        <table:table-row table:style-name="ro2">
          <table:table-cell table:style-name="ce1" office:value-type="float" office:value="0.000308289707861231" calcext:value-type="float">
            <text:p>3.08E-004</text:p>
          </table:table-cell>
          <table:table-cell table:style-name="ce1" office:value-type="float" office:value="0.000173281020303229" calcext:value-type="float">
            <text:p>1.73E-004</text:p>
          </table:table-cell>
          <table:table-cell office:value-type="float" office:value="0.001100536765692" calcext:value-type="float">
            <text:p>0.0011005368</text:p>
          </table:table-cell>
          <table:table-cell table:style-name="ce1" office:value-type="float" office:value="0.000371997566043447" calcext:value-type="float">
            <text:p>3.72E-004</text:p>
          </table:table-cell>
          <table:table-cell office:value-type="float" office:value="0.00123553644883012" calcext:value-type="float">
            <text:p>0.0012355364</text:p>
          </table:table-cell>
          <table:table-cell office:value-type="float" office:value="0.00117223219975404" calcext:value-type="float">
            <text:p>0.0011722322</text:p>
          </table:table-cell>
          <table:table-cell table:number-columns-repeated="1018"/>
        </table:table-row>
        <table:table-row table:style-name="ro2">
          <table:table-cell office:value-type="float" office:value="0.00157992006397167" calcext:value-type="float">
            <text:p>0.0015799201</text:p>
          </table:table-cell>
          <table:table-cell table:style-name="ce1" office:value-type="float" office:value="0.000191584876641837" calcext:value-type="float">
            <text:p>1.92E-004</text:p>
          </table:table-cell>
          <table:table-cell table:style-name="ce1" office:value-type="float" office:value="0.000605066516963682" calcext:value-type="float">
            <text:p>6.05E-004</text:p>
          </table:table-cell>
          <table:table-cell office:value-type="float" office:value="0.00130411968202848" calcext:value-type="float">
            <text:p>0.0013041197</text:p>
          </table:table-cell>
          <table:table-cell office:value-type="float" office:value="0.00101181681324691" calcext:value-type="float">
            <text:p>0.0010118168</text:p>
          </table:table-cell>
          <table:table-cell table:style-name="ce1" office:value-type="float" office:value="0.000231870173097004" calcext:value-type="float">
            <text:p>2.32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551862697197869" calcext:value-type="float">
            <text:p>5.52E-004</text:p>
          </table:table-cell>
          <table:table-cell office:value-type="float" office:value="0.00111480838594202" calcext:value-type="float">
            <text:p>0.0011148084</text:p>
          </table:table-cell>
          <table:table-cell office:value-type="float" office:value="0.00257212842891086" calcext:value-type="float">
            <text:p>0.0025721284</text:p>
          </table:table-cell>
          <table:table-cell table:style-name="ce1" office:value-type="float" office:value="0.000588737716361365" calcext:value-type="float">
            <text:p>5.89E-004</text:p>
          </table:table-cell>
          <table:table-cell table:style-name="ce1" office:value-type="float" office:value="0.000416653474175632" calcext:value-type="float">
            <text:p>4.17E-004</text:p>
          </table:table-cell>
          <table:table-cell table:style-name="ce1" office:value-type="float" office:value="0.000358553237374881" calcext:value-type="float">
            <text:p>3.59E-004</text:p>
          </table:table-cell>
          <table:table-cell table:number-columns-repeated="1018"/>
        </table:table-row>
        <table:table-row table:style-name="ro2">
          <table:table-cell office:value-type="float" office:value="0.00147129204872742" calcext:value-type="float">
            <text:p>0.001471292</text:p>
          </table:table-cell>
          <table:table-cell table:style-name="ce1" office:value-type="float" office:value="0.000323311550538552" calcext:value-type="float">
            <text:p>3.23E-004</text:p>
          </table:table-cell>
          <table:table-cell table:style-name="ce1" office:value-type="float" office:value="0.000824014756864333" calcext:value-type="float">
            <text:p>8.24E-004</text:p>
          </table:table-cell>
          <table:table-cell office:value-type="float" office:value="0.0015111483973751" calcext:value-type="float">
            <text:p>0.0015111484</text:p>
          </table:table-cell>
          <table:table-cell table:style-name="ce1" office:value-type="float" office:value="0.000764242901721612" calcext:value-type="float">
            <text:p>7.64E-004</text:p>
          </table:table-cell>
          <table:table-cell table:style-name="ce1" office:value-type="float" office:value="0.000019506348414744" calcext:value-type="float">
            <text:p>1.95E-005</text:p>
          </table:table-cell>
          <table:table-cell table:number-columns-repeated="1018"/>
        </table:table-row>
        <table:table-row table:style-name="ro2">
          <table:table-cell office:value-type="float" office:value="0.00149272066525175" calcext:value-type="float">
            <text:p>0.0014927207</text:p>
          </table:table-cell>
          <table:table-cell table:style-name="ce1" office:value-type="float" office:value="0.000145323258238239" calcext:value-type="float">
            <text:p>1.45E-004</text:p>
          </table:table-cell>
          <table:table-cell office:value-type="float" office:value="0.00203340173017974" calcext:value-type="float">
            <text:p>0.0020334017</text:p>
          </table:table-cell>
          <table:table-cell table:style-name="ce1" office:value-type="float" office:value="0.000375923925680421" calcext:value-type="float">
            <text:p>3.76E-004</text:p>
          </table:table-cell>
          <table:table-cell table:style-name="ce1" office:value-type="float" office:value="0.000305609942564011" calcext:value-type="float">
            <text:p>3.06E-004</text:p>
          </table:table-cell>
          <table:table-cell table:style-name="ce1" office:value-type="float" office:value="0.000108943032165687" calcext:value-type="float">
            <text:p>1.09E-004</text:p>
          </table:table-cell>
          <table:table-cell table:number-columns-repeated="1018"/>
        </table:table-row>
        <table:table-row table:style-name="ro2">
          <table:table-cell office:value-type="float" office:value="0.00181173477953278" calcext:value-type="float">
            <text:p>0.0018117348</text:p>
          </table:table-cell>
          <table:table-cell office:value-type="float" office:value="0.00248207929790833" calcext:value-type="float">
            <text:p>0.0024820793</text:p>
          </table:table-cell>
          <table:table-cell table:style-name="ce1" office:value-type="float" office:value="0.000687766010289526" calcext:value-type="float">
            <text:p>6.88E-004</text:p>
          </table:table-cell>
          <table:table-cell table:style-name="ce1" office:value-type="float" office:value="0.000634301023107131" calcext:value-type="float">
            <text:p>6.34E-004</text:p>
          </table:table-cell>
          <table:table-cell table:style-name="ce1" office:value-type="float" office:value="0.000472640732295471" calcext:value-type="float">
            <text:p>4.73E-004</text:p>
          </table:table-cell>
          <table:table-cell table:style-name="ce1" office:value-type="float" office:value="0.000703793284754006" calcext:value-type="float">
            <text:p>7.04E-004</text:p>
          </table:table-cell>
          <table:table-cell table:number-columns-repeated="1018"/>
        </table:table-row>
        <table:table-row table:style-name="ro2">
          <table:table-cell office:value-type="float" office:value="0.00160455610772203" calcext:value-type="float">
            <text:p>0.0016045561</text:p>
          </table:table-cell>
          <table:table-cell table:style-name="ce1" office:value-type="float" office:value="0.000275463579714419" calcext:value-type="float">
            <text:p>2.75E-004</text:p>
          </table:table-cell>
          <table:table-cell table:style-name="ce1" office:value-type="float" office:value="0.000565384440008199" calcext:value-type="float">
            <text:p>5.65E-004</text:p>
          </table:table-cell>
          <table:table-cell table:style-name="ce1" office:value-type="float" office:value="0.000760780041090481" calcext:value-type="float">
            <text:p>7.61E-004</text:p>
          </table:table-cell>
          <table:table-cell table:style-name="ce1" office:value-type="float" office:value="0.000832261809296853" calcext:value-type="float">
            <text:p>8.32E-004</text:p>
          </table:table-cell>
          <table:table-cell table:style-name="ce1" office:value-type="float" office:value="0.000137161229331273" calcext:value-type="float">
            <text:p>1.37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799721941360243" calcext:value-type="float">
            <text:p>8.00E-004</text:p>
          </table:table-cell>
          <table:table-cell office:value-type="float" office:value="0.00182340434459594" calcext:value-type="float">
            <text:p>0.0018234043</text:p>
          </table:table-cell>
          <table:table-cell table:style-name="ce1" office:value-type="float" office:value="0.000341913325911491" calcext:value-type="float">
            <text:p>3.42E-004</text:p>
          </table:table-cell>
          <table:table-cell table:style-name="ce1" office:value-type="float" office:value="0.000504466603459708" calcext:value-type="float">
            <text:p>5.04E-004</text:p>
          </table:table-cell>
          <table:table-cell table:style-name="ce1" office:value-type="float" office:value="0.000777357071633844" calcext:value-type="float">
            <text:p>7.77E-004</text:p>
          </table:table-cell>
          <table:table-cell table:style-name="ce1" office:value-type="float" office:value="0.0000912617097919011" calcext:value-type="float">
            <text:p>9.13E-005</text:p>
          </table:table-cell>
          <table:table-cell table:number-columns-repeated="1018"/>
        </table:table-row>
        <table:table-row table:style-name="ro2">
          <table:table-cell table:style-name="ce1" office:value-type="float" office:value="0.000553793435492445" calcext:value-type="float">
            <text:p>5.54E-004</text:p>
          </table:table-cell>
          <table:table-cell table:style-name="ce1" office:value-type="float" office:value="0.000445436581996805" calcext:value-type="float">
            <text:p>4.45E-004</text:p>
          </table:table-cell>
          <table:table-cell table:style-name="ce1" office:value-type="float" office:value="0.0000532787073326269" calcext:value-type="float">
            <text:p>5.33E-005</text:p>
          </table:table-cell>
          <table:table-cell table:style-name="ce1" office:value-type="float" office:value="0.000745255305043546" calcext:value-type="float">
            <text:p>7.45E-004</text:p>
          </table:table-cell>
          <table:table-cell table:style-name="ce1" office:value-type="float" office:value="0.000217116083189417" calcext:value-type="float">
            <text:p>2.17E-004</text:p>
          </table:table-cell>
          <table:table-cell table:style-name="ce1" office:value-type="float" office:value="0.00012415323358983" calcext:value-type="float">
            <text:p>1.24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187842469357324" calcext:value-type="float">
            <text:p>1.88E-004</text:p>
          </table:table-cell>
          <table:table-cell office:value-type="float" office:value="0.00171415338856029" calcext:value-type="float">
            <text:p>0.0017141534</text:p>
          </table:table-cell>
          <table:table-cell table:style-name="ce1" office:value-type="float" office:value="0.000311462602163193" calcext:value-type="float">
            <text:p>3.11E-004</text:p>
          </table:table-cell>
          <table:table-cell table:style-name="ce1" office:value-type="float" office:value="0.000127168275078304" calcext:value-type="float">
            <text:p>1.27E-004</text:p>
          </table:table-cell>
          <table:table-cell table:style-name="ce1" office:value-type="float" office:value="0.000344603738446025" calcext:value-type="float">
            <text:p>3.45E-004</text:p>
          </table:table-cell>
          <table:table-cell table:style-name="ce1" office:value-type="float" office:value="0.000108169673961989" calcext:value-type="float">
            <text:p>1.08E-004</text:p>
          </table:table-cell>
          <table:table-cell table:number-columns-repeated="1018"/>
        </table:table-row>
        <table:table-row table:style-name="ro2">
          <table:table-cell office:value-type="float" office:value="0.00127924806341051" calcext:value-type="float">
            <text:p>0.0012792481</text:p>
          </table:table-cell>
          <table:table-cell table:style-name="ce1" office:value-type="float" office:value="0.000296460744628302" calcext:value-type="float">
            <text:p>2.96E-004</text:p>
          </table:table-cell>
          <table:table-cell table:style-name="ce1" office:value-type="float" office:value="0.000606825898510799" calcext:value-type="float">
            <text:p>6.07E-004</text:p>
          </table:table-cell>
          <table:table-cell office:value-type="float" office:value="0.00223386324032315" calcext:value-type="float">
            <text:p>0.0022338632</text:p>
          </table:table-cell>
          <table:table-cell table:style-name="ce1" office:value-type="float" office:value="0.0000961847660874149" calcext:value-type="float">
            <text:p>9.62E-005</text:p>
          </table:table-cell>
          <table:table-cell table:style-name="ce1" office:value-type="float" office:value="0.0006519618958305" calcext:value-type="float">
            <text:p>6.52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693216667690066" calcext:value-type="float">
            <text:p>6.93E-004</text:p>
          </table:table-cell>
          <table:table-cell table:style-name="ce1" office:value-type="float" office:value="0.000727231663652184" calcext:value-type="float">
            <text:p>7.27E-004</text:p>
          </table:table-cell>
          <table:table-cell table:style-name="ce1" office:value-type="float" office:value="0.000141580028347743" calcext:value-type="float">
            <text:p>1.42E-004</text:p>
          </table:table-cell>
          <table:table-cell table:style-name="ce1" office:value-type="float" office:value="0.0000859698205926129" calcext:value-type="float">
            <text:p>8.60E-005</text:p>
          </table:table-cell>
          <table:table-cell table:style-name="ce1" office:value-type="float" office:value="0.000768397633712947" calcext:value-type="float">
            <text:p>7.68E-004</text:p>
          </table:table-cell>
          <table:table-cell table:style-name="ce1" office:value-type="float" office:value="0.000205875017627033" calcext:value-type="float">
            <text:p>2.06E-004</text:p>
          </table:table-cell>
          <table:table-cell table:number-columns-repeated="1018"/>
        </table:table-row>
        <table:table-row table:style-name="ro2">
          <table:table-cell office:value-type="float" office:value="0.00156857225801321" calcext:value-type="float">
            <text:p>0.0015685723</text:p>
          </table:table-cell>
          <table:table-cell office:value-type="float" office:value="0.00184631709321881" calcext:value-type="float">
            <text:p>0.0018463171</text:p>
          </table:table-cell>
          <table:table-cell table:style-name="ce1" office:value-type="float" office:value="0.000895092549780152" calcext:value-type="float">
            <text:p>8.95E-004</text:p>
          </table:table-cell>
          <table:table-cell table:style-name="ce1" office:value-type="float" office:value="0.000275559346821552" calcext:value-type="float">
            <text:p>2.76E-004</text:p>
          </table:table-cell>
          <table:table-cell table:style-name="ce1" office:value-type="float" office:value="0.000271986537828006" calcext:value-type="float">
            <text:p>2.72E-004</text:p>
          </table:table-cell>
          <table:table-cell table:style-name="ce1" office:value-type="float" office:value="0.000260037559521642" calcext:value-type="float">
            <text:p>2.60E-004</text:p>
          </table:table-cell>
          <table:table-cell table:number-columns-repeated="1018"/>
        </table:table-row>
        <table:table-row table:style-name="ro2">
          <table:table-cell office:value-type="float" office:value="0.00128484520126149" calcext:value-type="float">
            <text:p>0.0012848452</text:p>
          </table:table-cell>
          <table:table-cell table:style-name="ce1" office:value-type="float" office:value="0.000244516449260601" calcext:value-type="float">
            <text:p>2.45E-004</text:p>
          </table:table-cell>
          <table:table-cell table:style-name="ce1" office:value-type="float" office:value="0.00012202189668642" calcext:value-type="float">
            <text:p>1.22E-004</text:p>
          </table:table-cell>
          <table:table-cell table:style-name="ce1" office:value-type="float" office:value="0.00000231217974056008" calcext:value-type="float">
            <text:p>2.31E-006</text:p>
          </table:table-cell>
          <table:table-cell table:style-name="ce1" office:value-type="float" office:value="0.000593848600274782" calcext:value-type="float">
            <text:p>5.94E-004</text:p>
          </table:table-cell>
          <table:table-cell table:style-name="ce1" office:value-type="float" office:value="0.00023756466811653" calcext:value-type="float">
            <text:p>2.38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986929594713359" calcext:value-type="float">
            <text:p>9.87E-004</text:p>
          </table:table-cell>
          <table:table-cell office:value-type="float" office:value="0.00105695751691437" calcext:value-type="float">
            <text:p>0.0010569575</text:p>
          </table:table-cell>
          <table:table-cell table:style-name="ce1" office:value-type="float" office:value="0.000448050201454997" calcext:value-type="float">
            <text:p>4.48E-004</text:p>
          </table:table-cell>
          <table:table-cell table:style-name="ce1" office:value-type="float" office:value="0.0000478181573115855" calcext:value-type="float">
            <text:p>4.78E-005</text:p>
          </table:table-cell>
          <table:table-cell table:style-name="ce1" office:value-type="float" office:value="0.000496775600323574" calcext:value-type="float">
            <text:p>4.97E-004</text:p>
          </table:table-cell>
          <table:table-cell table:style-name="ce1" office:value-type="float" office:value="0.000819303038328112" calcext:value-type="float">
            <text:p>8.19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529210110695733" calcext:value-type="float">
            <text:p>5.29E-004</text:p>
          </table:table-cell>
          <table:table-cell office:value-type="float" office:value="0.00148901956993974" calcext:value-type="float">
            <text:p>0.0014890196</text:p>
          </table:table-cell>
          <table:table-cell table:style-name="ce1" office:value-type="float" office:value="0.000525745797728572" calcext:value-type="float">
            <text:p>5.26E-004</text:p>
          </table:table-cell>
          <table:table-cell table:style-name="ce1" office:value-type="float" office:value="0.000128641030417764" calcext:value-type="float">
            <text:p>1.29E-004</text:p>
          </table:table-cell>
          <table:table-cell table:style-name="ce1" office:value-type="float" office:value="0.000811890422852457" calcext:value-type="float">
            <text:p>8.12E-004</text:p>
          </table:table-cell>
          <table:table-cell table:style-name="ce1" office:value-type="float" office:value="0.000366604996779873" calcext:value-type="float">
            <text:p>3.67E-004</text:p>
          </table:table-cell>
          <table:table-cell table:number-columns-repeated="1018"/>
        </table:table-row>
        <table:table-row table:style-name="ro2">
          <table:table-cell office:value-type="float" office:value="0.00206503607420938" calcext:value-type="float">
            <text:p>0.0020650361</text:p>
          </table:table-cell>
          <table:table-cell table:style-name="ce1" office:value-type="float" office:value="0.000232743063059981" calcext:value-type="float">
            <text:p>2.33E-004</text:p>
          </table:table-cell>
          <table:table-cell table:style-name="ce1" office:value-type="float" office:value="0.000182055296304995" calcext:value-type="float">
            <text:p>1.82E-004</text:p>
          </table:table-cell>
          <table:table-cell table:style-name="ce1" office:value-type="float" office:value="0.000482745994544231" calcext:value-type="float">
            <text:p>4.83E-004</text:p>
          </table:table-cell>
          <table:table-cell table:style-name="ce1" office:value-type="float" office:value="0.0000130717778379363" calcext:value-type="float">
            <text:p>1.31E-005</text:p>
          </table:table-cell>
          <table:table-cell table:style-name="ce1" office:value-type="float" office:value="0.000653939329068542" calcext:value-type="float">
            <text:p>6.54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187399434417923" calcext:value-type="float">
            <text:p>1.87E-004</text:p>
          </table:table-cell>
          <table:table-cell office:value-type="float" office:value="0.00138254429897655" calcext:value-type="float">
            <text:p>0.0013825443</text:p>
          </table:table-cell>
          <table:table-cell office:value-type="float" office:value="0.0017042691746223" calcext:value-type="float">
            <text:p>0.0017042692</text:p>
          </table:table-cell>
          <table:table-cell table:style-name="ce1" office:value-type="float" office:value="0.000751961272025259" calcext:value-type="float">
            <text:p>7.52E-004</text:p>
          </table:table-cell>
          <table:table-cell table:style-name="ce1" office:value-type="float" office:value="0.000458753477398322" calcext:value-type="float">
            <text:p>4.59E-004</text:p>
          </table:table-cell>
          <table:table-cell table:style-name="ce1" office:value-type="float" office:value="0.00016662468009887" calcext:value-type="float">
            <text:p>1.67E-004</text:p>
          </table:table-cell>
          <table:table-cell table:number-columns-repeated="1018"/>
        </table:table-row>
        <table:table-row table:style-name="ro2">
          <table:table-cell office:value-type="float" office:value="0.00102523706147073" calcext:value-type="float">
            <text:p>0.0010252371</text:p>
          </table:table-cell>
          <table:table-cell office:value-type="float" office:value="0.00113394321474347" calcext:value-type="float">
            <text:p>0.0011339432</text:p>
          </table:table-cell>
          <table:table-cell office:value-type="float" office:value="0.00144389318001092" calcext:value-type="float">
            <text:p>0.0014438932</text:p>
          </table:table-cell>
          <table:table-cell office:value-type="float" office:value="0.00103812933513403" calcext:value-type="float">
            <text:p>0.0010381293</text:p>
          </table:table-cell>
          <table:table-cell table:style-name="ce1" office:value-type="float" office:value="0.000334673873693792" calcext:value-type="float">
            <text:p>3.35E-004</text:p>
          </table:table-cell>
          <table:table-cell table:style-name="ce1" office:value-type="float" office:value="0.000728842466144464" calcext:value-type="float">
            <text:p>7.29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104524488063973" calcext:value-type="float">
            <text:p>1.05E-004</text:p>
          </table:table-cell>
          <table:table-cell table:style-name="ce1" office:value-type="float" office:value="0.000498892078101054" calcext:value-type="float">
            <text:p>4.99E-004</text:p>
          </table:table-cell>
          <table:table-cell table:style-name="ce1" office:value-type="float" office:value="0.000770972221596722" calcext:value-type="float">
            <text:p>7.71E-004</text:p>
          </table:table-cell>
          <table:table-cell table:style-name="ce1" office:value-type="float" office:value="0.000985801532143338" calcext:value-type="float">
            <text:p>9.86E-004</text:p>
          </table:table-cell>
          <table:table-cell table:style-name="ce1" office:value-type="float" office:value="0.00027160941906379" calcext:value-type="float">
            <text:p>2.72E-004</text:p>
          </table:table-cell>
          <table:table-cell table:style-name="ce1" office:value-type="float" office:value="0.000207520567778285" calcext:value-type="float">
            <text:p>2.08E-004</text:p>
          </table:table-cell>
          <table:table-cell table:number-columns-repeated="1018"/>
        </table:table-row>
        <table:table-row table:style-name="ro2">
          <table:table-cell office:value-type="float" office:value="0.00123733661803227" calcext:value-type="float">
            <text:p>0.0012373366</text:p>
          </table:table-cell>
          <table:table-cell table:style-name="ce1" office:value-type="float" office:value="0.000314825769118787" calcext:value-type="float">
            <text:p>3.15E-004</text:p>
          </table:table-cell>
          <table:table-cell table:style-name="ce1" office:value-type="float" office:value="0.0004900386138873" calcext:value-type="float">
            <text:p>4.90E-004</text:p>
          </table:table-cell>
          <table:table-cell office:value-type="float" office:value="0.00143770216629635" calcext:value-type="float">
            <text:p>0.0014377022</text:p>
          </table:table-cell>
          <table:table-cell table:style-name="ce1" office:value-type="float" office:value="0.000812835555507707" calcext:value-type="float">
            <text:p>8.13E-004</text:p>
          </table:table-cell>
          <table:table-cell table:style-name="ce1" office:value-type="float" office:value="0.000343601864018606" calcext:value-type="float">
            <text:p>3.44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946317677184894" calcext:value-type="float">
            <text:p>9.46E-004</text:p>
          </table:table-cell>
          <table:table-cell table:style-name="ce1" office:value-type="float" office:value="0.000190312269823689" calcext:value-type="float">
            <text:p>1.90E-004</text:p>
          </table:table-cell>
          <table:table-cell office:value-type="float" office:value="0.00169476362386689" calcext:value-type="float">
            <text:p>0.0016947636</text:p>
          </table:table-cell>
          <table:table-cell table:style-name="ce1" office:value-type="float" office:value="0.000206382366993552" calcext:value-type="float">
            <text:p>2.06E-004</text:p>
          </table:table-cell>
          <table:table-cell table:style-name="ce1" office:value-type="float" office:value="0.000656511314760078" calcext:value-type="float">
            <text:p>6.57E-004</text:p>
          </table:table-cell>
          <table:table-cell table:style-name="ce1" office:value-type="float" office:value="0.000152208135392407" calcext:value-type="float">
            <text:p>1.52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925599112491682" calcext:value-type="float">
            <text:p>9.26E-004</text:p>
          </table:table-cell>
          <table:table-cell office:value-type="float" office:value="0.0023134837132659" calcext:value-type="float">
            <text:p>0.0023134837</text:p>
          </table:table-cell>
          <table:table-cell table:style-name="ce1" office:value-type="float" office:value="0.00039354599366126" calcext:value-type="float">
            <text:p>3.94E-004</text:p>
          </table:table-cell>
          <table:table-cell table:style-name="ce1" office:value-type="float" office:value="0.000850549153000646" calcext:value-type="float">
            <text:p>8.51E-004</text:p>
          </table:table-cell>
          <table:table-cell office:value-type="float" office:value="0.0011419776856858" calcext:value-type="float">
            <text:p>0.0011419777</text:p>
          </table:table-cell>
          <table:table-cell table:style-name="ce1" office:value-type="float" office:value="0.000832187756935277" calcext:value-type="float">
            <text:p>8.32E-004</text:p>
          </table:table-cell>
          <table:table-cell table:number-columns-repeated="1018"/>
        </table:table-row>
        <table:table-row table:style-name="ro2">
          <table:table-cell office:value-type="float" office:value="0.00199337601092653" calcext:value-type="float">
            <text:p>0.001993376</text:p>
          </table:table-cell>
          <table:table-cell table:style-name="ce1" office:value-type="float" office:value="0.00067534378445" calcext:value-type="float">
            <text:p>6.75E-004</text:p>
          </table:table-cell>
          <table:table-cell office:value-type="float" office:value="0.00170789988079534" calcext:value-type="float">
            <text:p>0.0017078999</text:p>
          </table:table-cell>
          <table:table-cell office:value-type="float" office:value="0.00103558093403366" calcext:value-type="float">
            <text:p>0.0010355809</text:p>
          </table:table-cell>
          <table:table-cell table:style-name="ce1" office:value-type="float" office:value="0.000395187268806829" calcext:value-type="float">
            <text:p>3.95E-004</text:p>
          </table:table-cell>
          <table:table-cell table:style-name="ce1" office:value-type="float" office:value="0.0000562514818192028" calcext:value-type="float">
            <text:p>5.63E-005</text:p>
          </table:table-cell>
          <table:table-cell table:number-columns-repeated="1018"/>
        </table:table-row>
        <table:table-row table:style-name="ro2">
          <table:table-cell table:style-name="ce1" office:value-type="float" office:value="0.000338277725755898" calcext:value-type="float">
            <text:p>3.38E-004</text:p>
          </table:table-cell>
          <table:table-cell table:style-name="ce1" office:value-type="float" office:value="0.000836048675857626" calcext:value-type="float">
            <text:p>8.36E-004</text:p>
          </table:table-cell>
          <table:table-cell table:style-name="ce1" office:value-type="float" office:value="0.0000540314976840151" calcext:value-type="float">
            <text:p>5.40E-005</text:p>
          </table:table-cell>
          <table:table-cell table:style-name="ce1" office:value-type="float" office:value="0.000558612720463092" calcext:value-type="float">
            <text:p>5.59E-004</text:p>
          </table:table-cell>
          <table:table-cell table:style-name="ce1" office:value-type="float" office:value="0.000801975847992686" calcext:value-type="float">
            <text:p>8.02E-004</text:p>
          </table:table-cell>
          <table:table-cell table:style-name="ce1" office:value-type="float" office:value="0.000196948329361124" calcext:value-type="float">
            <text:p>1.97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0897712905385539" calcext:value-type="float">
            <text:p>8.98E-005</text:p>
          </table:table-cell>
          <table:table-cell office:value-type="float" office:value="0.00102087786873639" calcext:value-type="float">
            <text:p>0.0010208779</text:p>
          </table:table-cell>
          <table:table-cell office:value-type="float" office:value="0.00128632090068326" calcext:value-type="float">
            <text:p>0.0012863209</text:p>
          </table:table-cell>
          <table:table-cell office:value-type="float" office:value="0.00126306417647903" calcext:value-type="float">
            <text:p>0.0012630642</text:p>
          </table:table-cell>
          <table:table-cell table:style-name="ce1" office:value-type="float" office:value="0.0000397304927517439" calcext:value-type="float">
            <text:p>3.97E-005</text:p>
          </table:table-cell>
          <table:table-cell table:style-name="ce1" office:value-type="float" office:value="0.000699158184213289" calcext:value-type="float">
            <text:p>6.99E-004</text:p>
          </table:table-cell>
          <table:table-cell table:number-columns-repeated="1018"/>
        </table:table-row>
        <table:table-row table:style-name="ro2">
          <table:table-cell office:value-type="float" office:value="0.00177911676439546" calcext:value-type="float">
            <text:p>0.0017791168</text:p>
          </table:table-cell>
          <table:table-cell table:style-name="ce1" office:value-type="float" office:value="0.000502580409559972" calcext:value-type="float">
            <text:p>5.03E-004</text:p>
          </table:table-cell>
          <table:table-cell table:style-name="ce1" office:value-type="float" office:value="0.000804658506934342" calcext:value-type="float">
            <text:p>8.05E-004</text:p>
          </table:table-cell>
          <table:table-cell table:style-name="ce1" office:value-type="float" office:value="0.00020850361034519" calcext:value-type="float">
            <text:p>2.09E-004</text:p>
          </table:table-cell>
          <table:table-cell table:style-name="ce1" office:value-type="float" office:value="0.0000895349848697435" calcext:value-type="float">
            <text:p>8.95E-005</text:p>
          </table:table-cell>
          <table:table-cell table:style-name="ce1" office:value-type="float" office:value="0.000164030351615274" calcext:value-type="float">
            <text:p>1.64E-004</text:p>
          </table:table-cell>
          <table:table-cell table:number-columns-repeated="1018"/>
        </table:table-row>
        <table:table-row table:style-name="ro2">
          <table:table-cell office:value-type="float" office:value="0.00212683175591444" calcext:value-type="float">
            <text:p>0.0021268318</text:p>
          </table:table-cell>
          <table:table-cell office:value-type="float" office:value="0.00108288624140584" calcext:value-type="float">
            <text:p>0.0010828862</text:p>
          </table:table-cell>
          <table:table-cell table:style-name="ce1" office:value-type="float" office:value="0.000803263234875562" calcext:value-type="float">
            <text:p>8.03E-004</text:p>
          </table:table-cell>
          <table:table-cell table:style-name="ce1" office:value-type="float" office:value="0.000750150997534949" calcext:value-type="float">
            <text:p>7.50E-004</text:p>
          </table:table-cell>
          <table:table-cell table:style-name="ce1" office:value-type="float" office:value="0.000485897423804449" calcext:value-type="float">
            <text:p>4.86E-004</text:p>
          </table:table-cell>
          <table:table-cell table:style-name="ce1" office:value-type="float" office:value="0.00070512014470081" calcext:value-type="float">
            <text:p>7.05E-004</text:p>
          </table:table-cell>
          <table:table-cell table:number-columns-repeated="1018"/>
        </table:table-row>
        <table:table-row table:style-name="ro2">
          <table:table-cell office:value-type="float" office:value="0.00195200665728024" calcext:value-type="float">
            <text:p>0.0019520067</text:p>
          </table:table-cell>
          <table:table-cell table:style-name="ce1" office:value-type="float" office:value="0.000430085926495849" calcext:value-type="float">
            <text:p>4.30E-004</text:p>
          </table:table-cell>
          <table:table-cell office:value-type="float" office:value="0.00188490216722537" calcext:value-type="float">
            <text:p>0.0018849022</text:p>
          </table:table-cell>
          <table:table-cell table:style-name="ce1" office:value-type="float" office:value="0.000786582028439398" calcext:value-type="float">
            <text:p>7.87E-004</text:p>
          </table:table-cell>
          <table:table-cell table:style-name="ce1" office:value-type="float" office:value="0.000576466527205" calcext:value-type="float">
            <text:p>5.76E-004</text:p>
          </table:table-cell>
          <table:table-cell table:style-name="ce1" office:value-type="float" office:value="0.000284148402638795" calcext:value-type="float">
            <text:p>2.84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690781005744157" calcext:value-type="float">
            <text:p>6.91E-004</text:p>
          </table:table-cell>
          <table:table-cell office:value-type="float" office:value="0.0018120612935113" calcext:value-type="float">
            <text:p>0.0018120613</text:p>
          </table:table-cell>
          <table:table-cell table:style-name="ce1" office:value-type="float" office:value="0.000223531802017618" calcext:value-type="float">
            <text:p>2.24E-004</text:p>
          </table:table-cell>
          <table:table-cell table:style-name="ce1" office:value-type="float" office:value="0.000943818496387916" calcext:value-type="float">
            <text:p>9.44E-004</text:p>
          </table:table-cell>
          <table:table-cell table:style-name="ce1" office:value-type="float" office:value="0.000578470638255002" calcext:value-type="float">
            <text:p>5.78E-004</text:p>
          </table:table-cell>
          <table:table-cell table:style-name="ce1" office:value-type="float" office:value="0.000746400004869141" calcext:value-type="float">
            <text:p>7.46E-004</text:p>
          </table:table-cell>
          <table:table-cell table:number-columns-repeated="1018"/>
        </table:table-row>
        <table:table-row table:style-name="ro2">
          <table:table-cell office:value-type="float" office:value="0.00117599381" calcext:value-type="float">
            <text:p>0.0011759938</text:p>
          </table:table-cell>
          <table:table-cell office:value-type="float" office:value="0.00149445887893984" calcext:value-type="float">
            <text:p>0.0014944589</text:p>
          </table:table-cell>
          <table:table-cell office:value-type="float" office:value="0.00171146996828409" calcext:value-type="float">
            <text:p>0.00171147</text:p>
          </table:table-cell>
          <table:table-cell office:value-type="float" office:value="0.00111863679281976" calcext:value-type="float">
            <text:p>0.0011186368</text:p>
          </table:table-cell>
          <table:table-cell table:style-name="ce1" office:value-type="float" office:value="0.000942080876671358" calcext:value-type="float">
            <text:p>9.42E-004</text:p>
          </table:table-cell>
          <table:table-cell table:style-name="ce1" office:value-type="float" office:value="0.000297104553166339" calcext:value-type="float">
            <text:p>2.97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217418270056058" calcext:value-type="float">
            <text:p>2.17E-004</text:p>
          </table:table-cell>
          <table:table-cell table:style-name="ce1" office:value-type="float" office:value="0.000577790526621325" calcext:value-type="float">
            <text:p>5.78E-004</text:p>
          </table:table-cell>
          <table:table-cell table:style-name="ce1" office:value-type="float" office:value="0.000334551042989961" calcext:value-type="float">
            <text:p>3.35E-004</text:p>
          </table:table-cell>
          <table:table-cell table:style-name="ce1" office:value-type="float" office:value="0.000718028827550565" calcext:value-type="float">
            <text:p>7.18E-004</text:p>
          </table:table-cell>
          <table:table-cell table:style-name="ce1" office:value-type="float" office:value="0.00031226955544783" calcext:value-type="float">
            <text:p>3.12E-004</text:p>
          </table:table-cell>
          <table:table-cell table:style-name="ce1" office:value-type="float" office:value="0.0000211660755149445" calcext:value-type="float">
            <text:p>2.12E-005</text:p>
          </table:table-cell>
          <table:table-cell table:number-columns-repeated="1018"/>
        </table:table-row>
        <table:table-row table:style-name="ro2">
          <table:table-cell office:value-type="float" office:value="0.00182054174934043" calcext:value-type="float">
            <text:p>0.0018205417</text:p>
          </table:table-cell>
          <table:table-cell office:value-type="float" office:value="0.00133995383935082" calcext:value-type="float">
            <text:p>0.0013399538</text:p>
          </table:table-cell>
          <table:table-cell table:style-name="ce1" office:value-type="float" office:value="0.000308767494478168" calcext:value-type="float">
            <text:p>3.09E-004</text:p>
          </table:table-cell>
          <table:table-cell office:value-type="float" office:value="0.00169103128725911" calcext:value-type="float">
            <text:p>0.0016910313</text:p>
          </table:table-cell>
          <table:table-cell office:value-type="float" office:value="0.00101527327872919" calcext:value-type="float">
            <text:p>0.0010152733</text:p>
          </table:table-cell>
          <table:table-cell table:style-name="ce1" office:value-type="float" office:value="0.000314606045494603" calcext:value-type="float">
            <text:p>3.15E-004</text:p>
          </table:table-cell>
          <table:table-cell table:number-columns-repeated="1018"/>
        </table:table-row>
        <table:table-row table:style-name="ro2">
          <table:table-cell office:value-type="float" office:value="0.00101220038965533" calcext:value-type="float">
            <text:p>0.0010122004</text:p>
          </table:table-cell>
          <table:table-cell table:style-name="ce1" office:value-type="float" office:value="0.000653505191777537" calcext:value-type="float">
            <text:p>6.54E-004</text:p>
          </table:table-cell>
          <table:table-cell table:style-name="ce1" office:value-type="float" office:value="0.000521821913723741" calcext:value-type="float">
            <text:p>5.22E-004</text:p>
          </table:table-cell>
          <table:table-cell office:value-type="float" office:value="0.00101428019713934" calcext:value-type="float">
            <text:p>0.0010142802</text:p>
          </table:table-cell>
          <table:table-cell table:style-name="ce1" office:value-type="float" office:value="0.000432431927039012" calcext:value-type="float">
            <text:p>4.32E-004</text:p>
          </table:table-cell>
          <table:table-cell table:style-name="ce1" office:value-type="float" office:value="0.000401580035363835" calcext:value-type="float">
            <text:p>4.02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648190139141747" calcext:value-type="float">
            <text:p>6.48E-004</text:p>
          </table:table-cell>
          <table:table-cell office:value-type="float" office:value="0.00104079527688672" calcext:value-type="float">
            <text:p>0.0010407953</text:p>
          </table:table-cell>
          <table:table-cell table:style-name="ce1" office:value-type="float" office:value="0.000685718688925086" calcext:value-type="float">
            <text:p>6.86E-004</text:p>
          </table:table-cell>
          <table:table-cell table:style-name="ce1" office:value-type="float" office:value="0.000254611732350529" calcext:value-type="float">
            <text:p>2.55E-004</text:p>
          </table:table-cell>
          <table:table-cell table:style-name="ce1" office:value-type="float" office:value="0.000345360847384235" calcext:value-type="float">
            <text:p>3.45E-004</text:p>
          </table:table-cell>
          <table:table-cell table:style-name="ce1" office:value-type="float" office:value="0.000468493801489167" calcext:value-type="float">
            <text:p>4.68E-004</text:p>
          </table:table-cell>
          <table:table-cell table:number-columns-repeated="1018"/>
        </table:table-row>
        <table:table-row table:style-name="ro2">
          <table:table-cell table:style-name="ce1" office:value-type="float" office:value="0.000985377648729635" calcext:value-type="float">
            <text:p>9.85E-004</text:p>
          </table:table-cell>
          <table:table-cell table:style-name="ce1" office:value-type="float" office:value="0.000565324062207662" calcext:value-type="float">
            <text:p>5.65E-004</text:p>
          </table:table-cell>
          <table:table-cell table:style-name="ce1" office:value-type="float" office:value="0.00024644971708554" calcext:value-type="float">
            <text:p>2.46E-004</text:p>
          </table:table-cell>
          <table:table-cell office:value-type="float" office:value="0.00114111442362352" calcext:value-type="float">
            <text:p>0.0011411144</text:p>
          </table:table-cell>
          <table:table-cell table:style-name="ce1" office:value-type="float" office:value="0.00029102091834643" calcext:value-type="float">
            <text:p>2.91E-004</text:p>
          </table:table-cell>
          <table:table-cell office:value-type="float" office:value="0.00107001833031584" calcext:value-type="float">
            <text:p>0.0010700183</text:p>
          </table:table-cell>
          <table:table-cell table:number-columns-repeated="1018"/>
        </table:table-row>
        <table:table-row table:style-name="ro2">
          <table:table-cell table:style-name="ce1" office:value-type="float" office:value="0.000377406758778065" calcext:value-type="float">
            <text:p>3.77E-004</text:p>
          </table:table-cell>
          <table:table-cell table:style-name="ce1" office:value-type="float" office:value="0.000324891919014192" calcext:value-type="float">
            <text:p>3.25E-004</text:p>
          </table:table-cell>
          <table:table-cell table:style-name="ce1" office:value-type="float" office:value="0.000167223398753968" calcext:value-type="float">
            <text:p>1.67E-004</text:p>
          </table:table-cell>
          <table:table-cell table:style-name="ce1" office:value-type="float" office:value="0.000260681210320968" calcext:value-type="float">
            <text:p>2.61E-004</text:p>
          </table:table-cell>
          <table:table-cell table:style-name="ce1" office:value-type="float" office:value="0.000543916935400901" calcext:value-type="float">
            <text:p>5.44E-004</text:p>
          </table:table-cell>
          <table:table-cell table:style-name="ce1" office:value-type="float" office:value="0.0000186537338673354" calcext:value-type="float">
            <text:p>1.87E-005</text:p>
          </table:table-cell>
          <table:table-cell table:number-columns-repeated="1018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8T00:40:15Z</meta:creation-date>
    <dc:date>2015-03-28T15:36:13.159171664</dc:date>
    <meta:editing-cycles>2</meta:editing-cycles>
    <meta:editing-duration>PT12M19S</meta:editing-duration>
    <meta:document-statistic meta:table-count="1" meta:cell-count="12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width="0.026cm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74.126cm" svg:height="31.429cm" xlink:href=".." xlink:type="simple" chart:class="chart:line" chart:style-name="ch1">
        <chart:title svg:x="29.645cm" svg:y="0.635cm" chart:style-name="ch2">
          <text:p>Monte Carlo simulation with different number of threads
Time program ran versus magnitude of error</text:p>
        </chart:title>
        <chart:legend chart:legend-position="end" svg:x="71.089cm" svg:y="14.011cm" style:legend-expansion="high" chart:style-name="ch3"/>
        <chart:plot-area chart:style-name="ch4" table:cell-range-address="Sheet1.A1:Sheet1.F200" svg:x="0.924cm" svg:y="0.388cm" svg:width="71.185cm" svg:height="30.117cm">
          <chartooo:coordinate-region svg:x="1.766cm" svg:y="0.614cm" svg:width="70.024cm" svg:height="28.74cm"/>
          <chart:axis chart:dimension="x" chart:name="primary-x" chart:style-name="ch5">
            <chart:title svg:x="35.526cm" svg:y="30.767cm" chart:style-name="ch6">
              <text:p>Time(ms)</text:p>
            </chart:title>
          </chart:axis>
          <chart:axis chart:dimension="y" chart:name="primary-y" chart:style-name="ch7">
            <chart:title svg:x="0cm" svg:y="15.987cm" chart:style-name="ch8">
              <text:p>Error</text:p>
            </chart:title>
            <chart:grid chart:style-name="ch9" chart:class="major"/>
          </chart:axis>
          <chart:series chart:style-name="ch10" chart:values-cell-range-address="Sheet1.A1:Sheet1.A200" chart:class="chart:line">
            <chart:data-point chart:repeated="200"/>
          </chart:series>
          <chart:series chart:style-name="ch11" chart:values-cell-range-address="Sheet1.B1:Sheet1.B200" chart:class="chart:line">
            <chart:data-point chart:repeated="200"/>
          </chart:series>
          <chart:series chart:style-name="ch12" chart:values-cell-range-address="Sheet1.C1:Sheet1.C200" chart:class="chart:line">
            <chart:data-point chart:repeated="200"/>
          </chart:series>
          <chart:series chart:style-name="ch13" chart:values-cell-range-address="Sheet1.D1:Sheet1.D200" chart:class="chart:line">
            <chart:data-point chart:repeated="200"/>
          </chart:series>
          <chart:series chart:style-name="ch14" chart:values-cell-range-address="Sheet1.E1:Sheet1.E200" chart:class="chart:line">
            <chart:data-point chart:repeated="200"/>
          </chart:series>
          <chart:series chart:style-name="ch15" chart:values-cell-range-address="Sheet1.F1:Sheet1.F200" chart:class="chart:line">
            <chart:data-point chart:repeated="2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653056274356967">
                <text:p>0.000653056274356967</text:p>
                <draw:g>
                  <svg:desc>Sheet1.A1:Sheet1.A200</svg:desc>
                </draw:g>
              </table:table-cell>
              <table:table-cell office:value-type="float" office:value="0.00645751845465803">
                <text:p>0.00645751845465803</text:p>
                <draw:g>
                  <svg:desc>Sheet1.B1:Sheet1.B200</svg:desc>
                </draw:g>
              </table:table-cell>
              <table:table-cell office:value-type="float" office:value="0.011582937941963">
                <text:p>0.011582937941963</text:p>
                <draw:g>
                  <svg:desc>Sheet1.C1:Sheet1.C200</svg:desc>
                </draw:g>
              </table:table-cell>
              <table:table-cell office:value-type="float" office:value="0.00594967061856577">
                <text:p>0.00594967061856577</text:p>
                <draw:g>
                  <svg:desc>Sheet1.D1:Sheet1.D200</svg:desc>
                </draw:g>
              </table:table-cell>
              <table:table-cell office:value-type="float" office:value="0.0334248831703672">
                <text:p>0.0334248831703672</text:p>
                <draw:g>
                  <svg:desc>Sheet1.E1:Sheet1.E200</svg:desc>
                </draw:g>
              </table:table-cell>
              <table:table-cell office:value-type="float" office:value="0.00359873261714894">
                <text:p>0.00359873261714894</text:p>
                <draw:g>
                  <svg:desc>Sheet1.F1:Sheet1.F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4224232537162">
                <text:p>0.194224232537162</text:p>
              </table:table-cell>
              <table:table-cell office:value-type="float" office:value="0.0723275101768395">
                <text:p>0.0723275101768395</text:p>
              </table:table-cell>
              <table:table-cell office:value-type="float" office:value="0.0580853467004401">
                <text:p>0.0580853467004401</text:p>
              </table:table-cell>
              <table:table-cell office:value-type="float" office:value="0.0280528843123191">
                <text:p>0.0280528843123191</text:p>
              </table:table-cell>
              <table:table-cell office:value-type="float" office:value="0.00827219774667709">
                <text:p>0.00827219774667709</text:p>
              </table:table-cell>
              <table:table-cell office:value-type="float" office:value="0.00101605455463849">
                <text:p>0.00101605455463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0630093210182">
                <text:p>0.0190630093210182</text:p>
              </table:table-cell>
              <table:table-cell office:value-type="float" office:value="0.034559107927822">
                <text:p>0.034559107927822</text:p>
              </table:table-cell>
              <table:table-cell office:value-type="float" office:value="0.014204118557946">
                <text:p>0.014204118557946</text:p>
              </table:table-cell>
              <table:table-cell office:value-type="float" office:value="0.00440542321878379">
                <text:p>0.00440542321878379</text:p>
              </table:table-cell>
              <table:table-cell office:value-type="float" office:value="0.00115512232131643">
                <text:p>0.00115512232131643</text:p>
              </table:table-cell>
              <table:table-cell office:value-type="float" office:value="0.00670017986202654">
                <text:p>0.00670017986202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52016047834128">
                <text:p>0.0852016047834128</text:p>
              </table:table-cell>
              <table:table-cell office:value-type="float" office:value="0.0131341555660778">
                <text:p>0.0131341555660778</text:p>
              </table:table-cell>
              <table:table-cell office:value-type="float" office:value="0.01192793125053">
                <text:p>0.01192793125053</text:p>
              </table:table-cell>
              <table:table-cell office:value-type="float" office:value="0.02465646956884">
                <text:p>0.02465646956884</text:p>
              </table:table-cell>
              <table:table-cell office:value-type="float" office:value="0.00112621588704975">
                <text:p>0.00112621588704975</text:p>
              </table:table-cell>
              <table:table-cell office:value-type="float" office:value="0.00192549279430265">
                <text:p>0.001925492794302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6937714482892">
                <text:p>0.096937714482892</text:p>
              </table:table-cell>
              <table:table-cell office:value-type="float" office:value="0.0132024120687824">
                <text:p>0.0132024120687824</text:p>
              </table:table-cell>
              <table:table-cell office:value-type="float" office:value="0.00182887406223387">
                <text:p>0.00182887406223387</text:p>
              </table:table-cell>
              <table:table-cell office:value-type="float" office:value="0.0266789777676504">
                <text:p>0.0266789777676504</text:p>
              </table:table-cell>
              <table:table-cell office:value-type="float" office:value="0.00135081835417328">
                <text:p>0.00135081835417328</text:p>
              </table:table-cell>
              <table:table-cell office:value-type="float" office:value="0.00325964802229484">
                <text:p>0.003259648022294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70335627811285">
                <text:p>0.0570335627811285</text:p>
              </table:table-cell>
              <table:table-cell office:value-type="float" office:value="0.0442079506398141">
                <text:p>0.0442079506398141</text:p>
              </table:table-cell>
              <table:table-cell office:value-type="float" office:value="0.0177649632384975">
                <text:p>0.0177649632384975</text:p>
              </table:table-cell>
              <table:table-cell office:value-type="float" office:value="0.000464169139298587">
                <text:p>0.000464169139298587</text:p>
              </table:table-cell>
              <table:table-cell office:value-type="float" office:value="0.00998330497164668">
                <text:p>0.00998330497164668</text:p>
              </table:table-cell>
              <table:table-cell office:value-type="float" office:value="0.000580009713128771">
                <text:p>0.0005800097131287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11269124343967">
                <text:p>0.0211269124343967</text:p>
              </table:table-cell>
              <table:table-cell office:value-type="float" office:value="0.0194882169977242">
                <text:p>0.0194882169977242</text:p>
              </table:table-cell>
              <table:table-cell office:value-type="float" office:value="0.0102145753258696">
                <text:p>0.0102145753258696</text:p>
              </table:table-cell>
              <table:table-cell office:value-type="float" office:value="0.0161350099245245">
                <text:p>0.0161350099245245</text:p>
              </table:table-cell>
              <table:table-cell office:value-type="float" office:value="0.00557622597114493">
                <text:p>0.00557622597114493</text:p>
              </table:table-cell>
              <table:table-cell office:value-type="float" office:value="0.000677590642597981">
                <text:p>0.000677590642597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60073464102069">
                <text:p>0.0360073464102069</text:p>
              </table:table-cell>
              <table:table-cell office:value-type="float" office:value="0.0242841099864286">
                <text:p>0.0242841099864286</text:p>
              </table:table-cell>
              <table:table-cell office:value-type="float" office:value="0.0156805616544364">
                <text:p>0.0156805616544364</text:p>
              </table:table-cell>
              <table:table-cell office:value-type="float" office:value="0.00191758294369926">
                <text:p>0.00191758294369926</text:p>
              </table:table-cell>
              <table:table-cell office:value-type="float" office:value="0.00658658517773558">
                <text:p>0.00658658517773558</text:p>
              </table:table-cell>
              <table:table-cell office:value-type="float" office:value="0.00123601837498466">
                <text:p>0.001236018374984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36073464102067">
                <text:p>0.0136073464102067</text:p>
              </table:table-cell>
              <table:table-cell office:value-type="float" office:value="0.0116160727935402">
                <text:p>0.0116160727935402</text:p>
              </table:table-cell>
              <table:table-cell office:value-type="float" office:value="0.0493655110525819">
                <text:p>0.0493655110525819</text:p>
              </table:table-cell>
              <table:table-cell office:value-type="float" office:value="0.0207069264218154">
                <text:p>0.0207069264218154</text:p>
              </table:table-cell>
              <table:table-cell office:value-type="float" office:value="0.00304214758690158">
                <text:p>0.00304214758690158</text:p>
              </table:table-cell>
              <table:table-cell office:value-type="float" office:value="0.000205536719680044">
                <text:p>0.0002055367196800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4169066653645">
                <text:p>0.0414169066653645</text:p>
              </table:table-cell>
              <table:table-cell office:value-type="float" office:value="0.0138319602713697">
                <text:p>0.0138319602713697</text:p>
              </table:table-cell>
              <table:table-cell office:value-type="float" office:value="0.00612212618544961">
                <text:p>0.00612212618544961</text:p>
              </table:table-cell>
              <table:table-cell office:value-type="float" office:value="0.00280552373840148">
                <text:p>0.00280552373840148</text:p>
              </table:table-cell>
              <table:table-cell office:value-type="float" office:value="0.000647763529505241">
                <text:p>0.000647763529505241</text:p>
              </table:table-cell>
              <table:table-cell office:value-type="float" office:value="0.000320153430222181">
                <text:p>0.000320153430222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76073464102067">
                <text:p>0.0776073464102067</text:p>
              </table:table-cell>
              <table:table-cell office:value-type="float" office:value="0.0334852280301448">
                <text:p>0.0334852280301448</text:p>
              </table:table-cell>
              <table:table-cell office:value-type="float" office:value="0.0441678381747024">
                <text:p>0.0441678381747024</text:p>
              </table:table-cell>
              <table:table-cell office:value-type="float" office:value="0.00217103769531812">
                <text:p>0.00217103769531812</text:p>
              </table:table-cell>
              <table:table-cell office:value-type="float" office:value="0.00347808517779713">
                <text:p>0.00347808517779713</text:p>
              </table:table-cell>
              <table:table-cell office:value-type="float" office:value="0.000564371990587453">
                <text:p>0.0005643719905874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9926535897932">
                <text:p>0.0279926535897932</text:p>
              </table:table-cell>
              <table:table-cell office:value-type="float" office:value="0.0104643401954698">
                <text:p>0.0104643401954698</text:p>
              </table:table-cell>
              <table:table-cell office:value-type="float" office:value="0.00232470675520746">
                <text:p>0.00232470675520746</text:p>
              </table:table-cell>
              <table:table-cell office:value-type="float" office:value="0.00114878999193246">
                <text:p>0.00114878999193246</text:p>
              </table:table-cell>
              <table:table-cell office:value-type="float" office:value="0.00777865203548878">
                <text:p>0.00777865203548878</text:p>
              </table:table-cell>
              <table:table-cell office:value-type="float" office:value="0.00140391471314016">
                <text:p>0.00140391471314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28073464102068">
                <text:p>0.0328073464102068</text:p>
              </table:table-cell>
              <table:table-cell office:value-type="float" office:value="0.00805251765365034">
                <text:p>0.00805251765365034</text:p>
              </table:table-cell>
              <table:table-cell office:value-type="float" office:value="0.0176256981519232">
                <text:p>0.0176256981519232</text:p>
              </table:table-cell>
              <table:table-cell office:value-type="float" office:value="0.0000852979488366046">
                <text:p>0.0000852979488366046</text:p>
              </table:table-cell>
              <table:table-cell office:value-type="float" office:value="0.000220953275903657">
                <text:p>0.000220953275903657</text:p>
              </table:table-cell>
              <table:table-cell office:value-type="float" office:value="0.00162457963964258">
                <text:p>0.00162457963964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37851637565601">
                <text:p>0.00437851637565601</text:p>
              </table:table-cell>
              <table:table-cell office:value-type="float" office:value="0.0344339834801293">
                <text:p>0.0344339834801293</text:p>
              </table:table-cell>
              <table:table-cell office:value-type="float" office:value="0.021351928709628">
                <text:p>0.021351928709628</text:p>
              </table:table-cell>
              <table:table-cell office:value-type="float" office:value="0.000703823384916813">
                <text:p>0.000703823384916813</text:p>
              </table:table-cell>
              <table:table-cell office:value-type="float" office:value="0.000135067242299947">
                <text:p>0.000135067242299947</text:p>
              </table:table-cell>
              <table:table-cell office:value-type="float" office:value="0.000358817013683232">
                <text:p>0.0003588170136832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6682896606167">
                <text:p>0.016682896606167</text:p>
              </table:table-cell>
              <table:table-cell office:value-type="float" office:value="0.0291918023613156">
                <text:p>0.0291918023613156</text:p>
              </table:table-cell>
              <table:table-cell office:value-type="float" office:value="0.0157971735312223">
                <text:p>0.0157971735312223</text:p>
              </table:table-cell>
              <table:table-cell office:value-type="float" office:value="0.00784873986774804">
                <text:p>0.00784873986774804</text:p>
              </table:table-cell>
              <table:table-cell office:value-type="float" office:value="0.00170982048748991">
                <text:p>0.00170982048748991</text:p>
              </table:table-cell>
              <table:table-cell office:value-type="float" office:value="0.000504562172606526">
                <text:p>0.0005045621726065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50920067790777">
                <text:p>0.0450920067790777</text:p>
              </table:table-cell>
              <table:table-cell office:value-type="float" office:value="0.0124235586430737">
                <text:p>0.0124235586430737</text:p>
              </table:table-cell>
              <table:table-cell office:value-type="float" office:value="0.0103095957853805">
                <text:p>0.0103095957853805</text:p>
              </table:table-cell>
              <table:table-cell office:value-type="float" office:value="0.00294699249565289">
                <text:p>0.00294699249565289</text:p>
              </table:table-cell>
              <table:table-cell office:value-type="float" office:value="0.000974354735677085">
                <text:p>0.000974354735677085</text:p>
              </table:table-cell>
              <table:table-cell office:value-type="float" office:value="0.000269171792846912">
                <text:p>0.0002691717928469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70146405726568">
                <text:p>0.00570146405726568</text:p>
              </table:table-cell>
              <table:table-cell office:value-type="float" office:value="0.00915071129563394">
                <text:p>0.00915071129563394</text:p>
              </table:table-cell>
              <table:table-cell office:value-type="float" office:value="0.00765043898830697">
                <text:p>0.00765043898830697</text:p>
              </table:table-cell>
              <table:table-cell office:value-type="float" office:value="0.00105082307006343">
                <text:p>0.00105082307006343</text:p>
              </table:table-cell>
              <table:table-cell office:value-type="float" office:value="0.000673283764569099">
                <text:p>0.000673283764569099</text:p>
              </table:table-cell>
              <table:table-cell office:value-type="float" office:value="0.000813427251157961">
                <text:p>0.0008134272511579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13707537287431">
                <text:p>0.0413707537287431</text:p>
              </table:table-cell>
              <table:table-cell office:value-type="float" office:value="0.00195003280885331">
                <text:p>0.00195003280885331</text:p>
              </table:table-cell>
              <table:table-cell office:value-type="float" office:value="0.00986108772401018">
                <text:p>0.00986108772401018</text:p>
              </table:table-cell>
              <table:table-cell office:value-type="float" office:value="0.000364008803514615">
                <text:p>0.000364008803514615</text:p>
              </table:table-cell>
              <table:table-cell office:value-type="float" office:value="0.00187182653966023">
                <text:p>0.00187182653966023</text:p>
              </table:table-cell>
              <table:table-cell office:value-type="float" office:value="0.00053207201681893">
                <text:p>0.00053207201681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15399295124643">
                <text:p>0.0115399295124643</text:p>
              </table:table-cell>
              <table:table-cell office:value-type="float" office:value="0.00409976529091205">
                <text:p>0.00409976529091205</text:p>
              </table:table-cell>
              <table:table-cell office:value-type="float" office:value="0.00289587829833238">
                <text:p>0.00289587829833238</text:p>
              </table:table-cell>
              <table:table-cell office:value-type="float" office:value="0.00153428554326984">
                <text:p>0.00153428554326984</text:p>
              </table:table-cell>
              <table:table-cell office:value-type="float" office:value="0.00901477319204957">
                <text:p>0.00901477319204957</text:p>
              </table:table-cell>
              <table:table-cell office:value-type="float" office:value="0.000122998490778681">
                <text:p>0.0001229984907786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09748329129065">
                <text:p>0.0209748329129065</text:p>
              </table:table-cell>
              <table:table-cell office:value-type="float" office:value="0.0802261029394908">
                <text:p>0.0802261029394908</text:p>
              </table:table-cell>
              <table:table-cell office:value-type="float" office:value="0.00277797069674879">
                <text:p>0.00277797069674879</text:p>
              </table:table-cell>
              <table:table-cell office:value-type="float" office:value="0.00106513584495582">
                <text:p>0.00106513584495582</text:p>
              </table:table-cell>
              <table:table-cell office:value-type="float" office:value="0.00223164376632612">
                <text:p>0.00223164376632612</text:p>
              </table:table-cell>
              <table:table-cell office:value-type="float" office:value="0.00109291733848105">
                <text:p>0.001092917338481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87078472449316">
                <text:p>0.0387078472449316</text:p>
              </table:table-cell>
              <table:table-cell office:value-type="float" office:value="0.0317984676364014">
                <text:p>0.0317984676364014</text:p>
              </table:table-cell>
              <table:table-cell office:value-type="float" office:value="0.0169862658255107">
                <text:p>0.0169862658255107</text:p>
              </table:table-cell>
              <table:table-cell office:value-type="float" office:value="0.00204381700694567">
                <text:p>0.00204381700694567</text:p>
              </table:table-cell>
              <table:table-cell office:value-type="float" office:value="0.00026693944422318">
                <text:p>0.00026693944422318</text:p>
              </table:table-cell>
              <table:table-cell office:value-type="float" office:value="0.000505943954034027">
                <text:p>0.0005059439540340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56196640763331">
                <text:p>0.0156196640763331</text:p>
              </table:table-cell>
              <table:table-cell office:value-type="float" office:value="0.0167435924780155">
                <text:p>0.0167435924780155</text:p>
              </table:table-cell>
              <table:table-cell office:value-type="float" office:value="0.00265672141903428">
                <text:p>0.00265672141903428</text:p>
              </table:table-cell>
              <table:table-cell office:value-type="float" office:value="0.00487037200846663">
                <text:p>0.00487037200846663</text:p>
              </table:table-cell>
              <table:table-cell office:value-type="float" office:value="0.000189354164211508">
                <text:p>0.000189354164211508</text:p>
              </table:table-cell>
              <table:table-cell office:value-type="float" office:value="0.00000913642666411363">
                <text:p>0.000009136426664113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5860876016121">
                <text:p>0.0115860876016121</text:p>
              </table:table-cell>
              <table:table-cell office:value-type="float" office:value="0.00190052296110643">
                <text:p>0.00190052296110643</text:p>
              </table:table-cell>
              <table:table-cell office:value-type="float" office:value="0.0218445142623858">
                <text:p>0.0218445142623858</text:p>
              </table:table-cell>
              <table:table-cell office:value-type="float" office:value="0.000581320497477833">
                <text:p>0.000581320497477833</text:p>
              </table:table-cell>
              <table:table-cell office:value-type="float" office:value="0.000595321863560372">
                <text:p>0.000595321863560372</text:p>
              </table:table-cell>
              <table:table-cell office:value-type="float" office:value="0.0000925152939976748">
                <text:p>0.00009251529399767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60073464102068">
                <text:p>0.0160073464102068</text:p>
              </table:table-cell>
              <table:table-cell office:value-type="float" office:value="0.0203943874469239">
                <text:p>0.0203943874469239</text:p>
              </table:table-cell>
              <table:table-cell office:value-type="float" office:value="0.0174668448460107">
                <text:p>0.0174668448460107</text:p>
              </table:table-cell>
              <table:table-cell office:value-type="float" office:value="0.0020476260767075">
                <text:p>0.0020476260767075</text:p>
              </table:table-cell>
              <table:table-cell office:value-type="float" office:value="0.00194399219767538">
                <text:p>0.00194399219767538</text:p>
              </table:table-cell>
              <table:table-cell office:value-type="float" office:value="0.000346304346201531">
                <text:p>0.000346304346201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501549048003369">
                <text:p>0.000501549048003369</text:p>
              </table:table-cell>
              <table:table-cell office:value-type="float" office:value="0.0246025202275466">
                <text:p>0.0246025202275466</text:p>
              </table:table-cell>
              <table:table-cell office:value-type="float" office:value="0.0126695562505321">
                <text:p>0.0126695562505321</text:p>
              </table:table-cell>
              <table:table-cell office:value-type="float" office:value="0.000662452034578376">
                <text:p>0.000662452034578376</text:p>
              </table:table-cell>
              <table:table-cell office:value-type="float" office:value="0.00209466839593064">
                <text:p>0.00209466839593064</text:p>
              </table:table-cell>
              <table:table-cell office:value-type="float" office:value="0.0000502724878819194">
                <text:p>0.00005027248788191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33377085271986">
                <text:p>0.0333377085271986</text:p>
              </table:table-cell>
              <table:table-cell office:value-type="float" office:value="0.0297987117312526">
                <text:p>0.0297987117312526</text:p>
              </table:table-cell>
              <table:table-cell office:value-type="float" office:value="0.00710138273353422">
                <text:p>0.00710138273353422</text:p>
              </table:table-cell>
              <table:table-cell office:value-type="float" office:value="0.00129560911835735">
                <text:p>0.00129560911835735</text:p>
              </table:table-cell>
              <table:table-cell office:value-type="float" office:value="0.00115114458376908">
                <text:p>0.00115114458376908</text:p>
              </table:table-cell>
              <table:table-cell office:value-type="float" office:value="0.00154997815498259">
                <text:p>0.001549978154982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78478918282938">
                <text:p>0.0278478918282938</text:p>
              </table:table-cell>
              <table:table-cell office:value-type="float" office:value="0.00606665071735435">
                <text:p>0.00606665071735435</text:p>
              </table:table-cell>
              <table:table-cell office:value-type="float" office:value="0.00471407168922022">
                <text:p>0.00471407168922022</text:p>
              </table:table-cell>
              <table:table-cell office:value-type="float" office:value="0.000760218464672224">
                <text:p>0.000760218464672224</text:p>
              </table:table-cell>
              <table:table-cell office:value-type="float" office:value="0.00238666736392767">
                <text:p>0.00238666736392767</text:p>
              </table:table-cell>
              <table:table-cell office:value-type="float" office:value="0.0000263817227095231">
                <text:p>0.00002638172270952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23345826052333">
                <text:p>0.0423345826052333</text:p>
              </table:table-cell>
              <table:table-cell office:value-type="float" office:value="0.0173829860393138">
                <text:p>0.0173829860393138</text:p>
              </table:table-cell>
              <table:table-cell office:value-type="float" office:value="0.00269915301219559">
                <text:p>0.00269915301219559</text:p>
              </table:table-cell>
              <table:table-cell office:value-type="float" office:value="0.00374922919998921">
                <text:p>0.00374922919998921</text:p>
              </table:table-cell>
              <table:table-cell office:value-type="float" office:value="0.000727799658257755">
                <text:p>0.000727799658257755</text:p>
              </table:table-cell>
              <table:table-cell office:value-type="float" office:value="0.000611376080088544">
                <text:p>0.0006113760800885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543865318875048">
                <text:p>0.00543865318875048</text:p>
              </table:table-cell>
              <table:table-cell office:value-type="float" office:value="0.0239038358786119">
                <text:p>0.0239038358786119</text:p>
              </table:table-cell>
              <table:table-cell office:value-type="float" office:value="0.010642169625684">
                <text:p>0.010642169625684</text:p>
              </table:table-cell>
              <table:table-cell office:value-type="float" office:value="0.000925031086407735">
                <text:p>0.000925031086407735</text:p>
              </table:table-cell>
              <table:table-cell office:value-type="float" office:value="0.000115540318619711">
                <text:p>0.000115540318619711</text:p>
              </table:table-cell>
              <table:table-cell office:value-type="float" office:value="0.0004174464618667">
                <text:p>0.0004174464618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53679675971175">
                <text:p>0.0153679675971175</text:p>
              </table:table-cell>
              <table:table-cell office:value-type="float" office:value="0.0248941994665244">
                <text:p>0.0248941994665244</text:p>
              </table:table-cell>
              <table:table-cell office:value-type="float" office:value="0.00698631639363345">
                <text:p>0.00698631639363345</text:p>
              </table:table-cell>
              <table:table-cell office:value-type="float" office:value="0.00400601140812107">
                <text:p>0.00400601140812107</text:p>
              </table:table-cell>
              <table:table-cell office:value-type="float" office:value="0.00206614491496948">
                <text:p>0.00206614491496948</text:p>
              </table:table-cell>
              <table:table-cell office:value-type="float" office:value="0.00300466937922606">
                <text:p>0.003004669379226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78218240520756">
                <text:p>0.0178218240520756</text:p>
              </table:table-cell>
              <table:table-cell office:value-type="float" office:value="0.000564737701160389">
                <text:p>0.000564737701160389</text:p>
              </table:table-cell>
              <table:table-cell office:value-type="float" office:value="0.00534425852484599">
                <text:p>0.00534425852484599</text:p>
              </table:table-cell>
              <table:table-cell office:value-type="float" office:value="0.00387429481544466">
                <text:p>0.00387429481544466</text:p>
              </table:table-cell>
              <table:table-cell office:value-type="float" office:value="0.00223073214461023">
                <text:p>0.00223073214461023</text:p>
              </table:table-cell>
              <table:table-cell office:value-type="float" office:value="0.000675466081480725">
                <text:p>0.0006754660814807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46294699336962">
                <text:p>0.0146294699336962</text:p>
              </table:table-cell>
              <table:table-cell office:value-type="float" office:value="0.0135597708799606">
                <text:p>0.0135597708799606</text:p>
              </table:table-cell>
              <table:table-cell office:value-type="float" office:value="0.00732158407076522">
                <text:p>0.00732158407076522</text:p>
              </table:table-cell>
              <table:table-cell office:value-type="float" office:value="0.0013266044444169">
                <text:p>0.0013266044444169</text:p>
              </table:table-cell>
              <table:table-cell office:value-type="float" office:value="0.00109434189698332">
                <text:p>0.00109434189698332</text:p>
              </table:table-cell>
              <table:table-cell office:value-type="float" office:value="0.00173743716482155">
                <text:p>0.001737437164821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503761047770146">
                <text:p>0.00503761047770146</text:p>
              </table:table-cell>
              <table:table-cell office:value-type="float" office:value="0.00642909780055678">
                <text:p>0.00642909780055678</text:p>
              </table:table-cell>
              <table:table-cell office:value-type="float" office:value="0.019848856322171">
                <text:p>0.019848856322171</text:p>
              </table:table-cell>
              <table:table-cell office:value-type="float" office:value="0.00197266793525763">
                <text:p>0.00197266793525763</text:p>
              </table:table-cell>
              <table:table-cell office:value-type="float" office:value="0.00256353790525887">
                <text:p>0.00256353790525887</text:p>
              </table:table-cell>
              <table:table-cell office:value-type="float" office:value="0.0000361646145146111">
                <text:p>0.0000361646145146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735588549979038">
                <text:p>0.00735588549979038</text:p>
              </table:table-cell>
              <table:table-cell office:value-type="float" office:value="0.0216969769227218">
                <text:p>0.0216969769227218</text:p>
              </table:table-cell>
              <table:table-cell office:value-type="float" office:value="0.0171427153944901">
                <text:p>0.0171427153944901</text:p>
              </table:table-cell>
              <table:table-cell office:value-type="float" office:value="0.00149191536906601">
                <text:p>0.00149191536906601</text:p>
              </table:table-cell>
              <table:table-cell office:value-type="float" office:value="0.00166925093246606">
                <text:p>0.00166925093246606</text:p>
              </table:table-cell>
              <table:table-cell office:value-type="float" office:value="0.0000229923897783202">
                <text:p>0.00002299238977832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946830125818687">
                <text:p>0.00946830125818687</text:p>
              </table:table-cell>
              <table:table-cell office:value-type="float" office:value="0.0235953481001099">
                <text:p>0.0235953481001099</text:p>
              </table:table-cell>
              <table:table-cell office:value-type="float" office:value="0.00251950774833087">
                <text:p>0.00251950774833087</text:p>
              </table:table-cell>
              <table:table-cell office:value-type="float" office:value="0.00060377928946842">
                <text:p>0.00060377928946842</text:p>
              </table:table-cell>
              <table:table-cell office:value-type="float" office:value="0.00116041128453892">
                <text:p>0.00116041128453892</text:p>
              </table:table-cell>
              <table:table-cell office:value-type="float" office:value="0.00104255756997951">
                <text:p>0.001042557569979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25072374953135">
                <text:p>0.0125072374953135</text:p>
              </table:table-cell>
              <table:table-cell office:value-type="float" office:value="0.0207544696549853">
                <text:p>0.0207544696549853</text:p>
              </table:table-cell>
              <table:table-cell office:value-type="float" office:value="0.00349964879164011">
                <text:p>0.00349964879164011</text:p>
              </table:table-cell>
              <table:table-cell office:value-type="float" office:value="0.000342637351504749">
                <text:p>0.000342637351504749</text:p>
              </table:table-cell>
              <table:table-cell office:value-type="float" office:value="0.00181923766773995">
                <text:p>0.00181923766773995</text:p>
              </table:table-cell>
              <table:table-cell office:value-type="float" office:value="0.00115389765510709">
                <text:p>0.001153897655107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40211887612092">
                <text:p>0.0240211887612092</text:p>
              </table:table-cell>
              <table:table-cell office:value-type="float" office:value="0.0065018586053287">
                <text:p>0.0065018586053287</text:p>
              </table:table-cell>
              <table:table-cell office:value-type="float" office:value="0.000754431536335254">
                <text:p>0.000754431536335254</text:p>
              </table:table-cell>
              <table:table-cell office:value-type="float" office:value="0.000530763191816774">
                <text:p>0.000530763191816774</text:p>
              </table:table-cell>
              <table:table-cell office:value-type="float" office:value="0.000528072129986512">
                <text:p>0.000528072129986512</text:p>
              </table:table-cell>
              <table:table-cell office:value-type="float" office:value="0.000554097305233814">
                <text:p>0.0005540973052338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674694540770071">
                <text:p>0.00674694540770071</text:p>
              </table:table-cell>
              <table:table-cell office:value-type="float" office:value="0.0131173477313853">
                <text:p>0.0131173477313853</text:p>
              </table:table-cell>
              <table:table-cell office:value-type="float" office:value="0.00777928675076556">
                <text:p>0.00777928675076556</text:p>
              </table:table-cell>
              <table:table-cell office:value-type="float" office:value="0.00179493685310517">
                <text:p>0.00179493685310517</text:p>
              </table:table-cell>
              <table:table-cell office:value-type="float" office:value="0.000696153854046422">
                <text:p>0.000696153854046422</text:p>
              </table:table-cell>
              <table:table-cell office:value-type="float" office:value="0.0000626581088862821">
                <text:p>0.00006265810888628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00703297597771">
                <text:p>0.0100703297597771</text:p>
              </table:table-cell>
              <table:table-cell office:value-type="float" office:value="0.00234401427634578">
                <text:p>0.00234401427634578</text:p>
              </table:table-cell>
              <table:table-cell office:value-type="float" office:value="0.000232822839494773">
                <text:p>0.000232822839494773</text:p>
              </table:table-cell>
              <table:table-cell office:value-type="float" office:value="0.000184929635548947">
                <text:p>0.000184929635548947</text:p>
              </table:table-cell>
              <table:table-cell office:value-type="float" office:value="0.000445779354418363">
                <text:p>0.000445779354418363</text:p>
              </table:table-cell>
              <table:table-cell office:value-type="float" office:value="0.000389807942017484">
                <text:p>0.0003898079420174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763250745353483">
                <text:p>0.00763250745353483</text:p>
              </table:table-cell>
              <table:table-cell office:value-type="float" office:value="0.00251131427268758">
                <text:p>0.00251131427268758</text:p>
              </table:table-cell>
              <table:table-cell office:value-type="float" office:value="0.00284717088457898">
                <text:p>0.00284717088457898</text:p>
              </table:table-cell>
              <table:table-cell office:value-type="float" office:value="0.00364162910203714">
                <text:p>0.00364162910203714</text:p>
              </table:table-cell>
              <table:table-cell office:value-type="float" office:value="0.000141236427282809">
                <text:p>0.000141236427282809</text:p>
              </table:table-cell>
              <table:table-cell office:value-type="float" office:value="0.00049899940400211">
                <text:p>0.000498999404002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22824470527971">
                <text:p>0.0222824470527971</text:p>
              </table:table-cell>
              <table:table-cell office:value-type="float" office:value="0.00556121807409671">
                <text:p>0.00556121807409671</text:p>
              </table:table-cell>
              <table:table-cell office:value-type="float" office:value="0.00751986498085344">
                <text:p>0.00751986498085344</text:p>
              </table:table-cell>
              <table:table-cell office:value-type="float" office:value="0.00300998841014621">
                <text:p>0.00300998841014621</text:p>
              </table:table-cell>
              <table:table-cell office:value-type="float" office:value="0.00171357257407356">
                <text:p>0.00171357257407356</text:p>
              </table:table-cell>
              <table:table-cell office:value-type="float" office:value="0.00191826526564931">
                <text:p>0.001918265265649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567228936507291">
                <text:p>0.00567228936507291</text:p>
              </table:table-cell>
              <table:table-cell office:value-type="float" office:value="0.00106543714073482">
                <text:p>0.00106543714073482</text:p>
              </table:table-cell>
              <table:table-cell office:value-type="float" office:value="0.00952797030559749">
                <text:p>0.00952797030559749</text:p>
              </table:table-cell>
              <table:table-cell office:value-type="float" office:value="0.000590251298238087">
                <text:p>0.000590251298238087</text:p>
              </table:table-cell>
              <table:table-cell office:value-type="float" office:value="0.00116064914890712">
                <text:p>0.00116064914890712</text:p>
              </table:table-cell>
              <table:table-cell office:value-type="float" office:value="0.0020505161212756">
                <text:p>0.00205051612127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985012301028654">
                <text:p>0.00985012301028654</text:p>
              </table:table-cell>
              <table:table-cell office:value-type="float" office:value="0.00412311861175185">
                <text:p>0.00412311861175185</text:p>
              </table:table-cell>
              <table:table-cell office:value-type="float" office:value="0.00170462661714055">
                <text:p>0.00170462661714055</text:p>
              </table:table-cell>
              <table:table-cell office:value-type="float" office:value="0.000896757404052373">
                <text:p>0.000896757404052373</text:p>
              </table:table-cell>
              <table:table-cell office:value-type="float" office:value="0.000203881462940814">
                <text:p>0.000203881462940814</text:p>
              </table:table-cell>
              <table:table-cell office:value-type="float" office:value="0.00037185118389349">
                <text:p>0.000371851183893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481634881022153">
                <text:p>0.000481634881022153</text:p>
              </table:table-cell>
              <table:table-cell office:value-type="float" office:value="0.00222890628542505">
                <text:p>0.00222890628542505</text:p>
              </table:table-cell>
              <table:table-cell office:value-type="float" office:value="0.0000565031204824429">
                <text:p>0.0000565031204824429</text:p>
              </table:table-cell>
              <table:table-cell office:value-type="float" office:value="0.00410589540486717">
                <text:p>0.00410589540486717</text:p>
              </table:table-cell>
              <table:table-cell office:value-type="float" office:value="0.000581436044817529">
                <text:p>0.000581436044817529</text:p>
              </table:table-cell>
              <table:table-cell office:value-type="float" office:value="0.00114210304899665">
                <text:p>0.001142103048996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33617844797309">
                <text:p>0.0033617844797309</text:p>
              </table:table-cell>
              <table:table-cell office:value-type="float" office:value="0.00629984751866397">
                <text:p>0.00629984751866397</text:p>
              </table:table-cell>
              <table:table-cell office:value-type="float" office:value="0.00216782650570124">
                <text:p>0.00216782650570124</text:p>
              </table:table-cell>
              <table:table-cell office:value-type="float" office:value="0.00240036299581625">
                <text:p>0.00240036299581625</text:p>
              </table:table-cell>
              <table:table-cell office:value-type="float" office:value="0.000461840138830105">
                <text:p>0.000461840138830105</text:p>
              </table:table-cell>
              <table:table-cell office:value-type="float" office:value="0.000176893874175299">
                <text:p>0.0001768938741752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311720284644768">
                <text:p>0.00311720284644768</text:p>
              </table:table-cell>
              <table:table-cell office:value-type="float" office:value="0.000173808092709393">
                <text:p>0.000173808092709393</text:p>
              </table:table-cell>
              <table:table-cell office:value-type="float" office:value="0.0138801486445463">
                <text:p>0.0138801486445463</text:p>
              </table:table-cell>
              <table:table-cell office:value-type="float" office:value="0.000526209459302596">
                <text:p>0.000526209459302596</text:p>
              </table:table-cell>
              <table:table-cell office:value-type="float" office:value="0.000495886325267314">
                <text:p>0.000495886325267314</text:p>
              </table:table-cell>
              <table:table-cell office:value-type="float" office:value="0.0008537571104692">
                <text:p>0.00085375711046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602923597723404">
                <text:p>0.0000602923597723404</text:p>
              </table:table-cell>
              <table:table-cell office:value-type="float" office:value="0.00091287297188769">
                <text:p>0.00091287297188769</text:p>
              </table:table-cell>
              <table:table-cell office:value-type="float" office:value="0.00257756623944738">
                <text:p>0.00257756623944738</text:p>
              </table:table-cell>
              <table:table-cell office:value-type="float" office:value="0.00236425740200419">
                <text:p>0.00236425740200419</text:p>
              </table:table-cell>
              <table:table-cell office:value-type="float" office:value="0.00197960082267601">
                <text:p>0.00197960082267601</text:p>
              </table:table-cell>
              <table:table-cell office:value-type="float" office:value="0.000597107021020005">
                <text:p>0.0005971070210200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652027198692595">
                <text:p>0.00652027198692595</text:p>
              </table:table-cell>
              <table:table-cell office:value-type="float" office:value="0.001130098963249">
                <text:p>0.001130098963249</text:p>
              </table:table-cell>
              <table:table-cell office:value-type="float" office:value="0.00357598017898786">
                <text:p>0.00357598017898786</text:p>
              </table:table-cell>
              <table:table-cell office:value-type="float" office:value="0.000140832061215956">
                <text:p>0.000140832061215956</text:p>
              </table:table-cell>
              <table:table-cell office:value-type="float" office:value="0.000600963818476519">
                <text:p>0.000600963818476519</text:p>
              </table:table-cell>
              <table:table-cell office:value-type="float" office:value="0.0000642215778516864">
                <text:p>0.00006422157785168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01891040276758">
                <text:p>0.0101891040276758</text:p>
              </table:table-cell>
              <table:table-cell office:value-type="float" office:value="0.00800131960265382">
                <text:p>0.00800131960265382</text:p>
              </table:table-cell>
              <table:table-cell office:value-type="float" office:value="0.00432028069899859">
                <text:p>0.00432028069899859</text:p>
              </table:table-cell>
              <table:table-cell office:value-type="float" office:value="0.000984746245924484">
                <text:p>0.000984746245924484</text:p>
              </table:table-cell>
              <table:table-cell office:value-type="float" office:value="0.00198655840205131">
                <text:p>0.00198655840205131</text:p>
              </table:table-cell>
              <table:table-cell office:value-type="float" office:value="0.0000239952670439969">
                <text:p>0.00002399526704399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947368212094624">
                <text:p>0.000947368212094624</text:p>
              </table:table-cell>
              <table:table-cell office:value-type="float" office:value="0.00066627833176236">
                <text:p>0.00066627833176236</text:p>
              </table:table-cell>
              <table:table-cell office:value-type="float" office:value="0.00252394348907137">
                <text:p>0.00252394348907137</text:p>
              </table:table-cell>
              <table:table-cell office:value-type="float" office:value="0.00035802780516736">
                <text:p>0.00035802780516736</text:p>
              </table:table-cell>
              <table:table-cell office:value-type="float" office:value="0.000627350273775473">
                <text:p>0.000627350273775473</text:p>
              </table:table-cell>
              <table:table-cell office:value-type="float" office:value="0.000271222384542913">
                <text:p>0.0002712223845429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382310141795283">
                <text:p>0.00382310141795283</text:p>
              </table:table-cell>
              <table:table-cell office:value-type="float" office:value="0.00100967145654485">
                <text:p>0.00100967145654485</text:p>
              </table:table-cell>
              <table:table-cell office:value-type="float" office:value="0.000772847136751409">
                <text:p>0.000772847136751409</text:p>
              </table:table-cell>
              <table:table-cell office:value-type="float" office:value="0.00254792951120741">
                <text:p>0.00254792951120741</text:p>
              </table:table-cell>
              <table:table-cell office:value-type="float" office:value="0.000357422318785883">
                <text:p>0.000357422318785883</text:p>
              </table:table-cell>
              <table:table-cell office:value-type="float" office:value="0.00070009557180839">
                <text:p>0.000700095571808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74706252697465">
                <text:p>0.00174706252697465</text:p>
              </table:table-cell>
              <table:table-cell office:value-type="float" office:value="0.000622005458648545">
                <text:p>0.000622005458648545</text:p>
              </table:table-cell>
              <table:table-cell office:value-type="float" office:value="0.00663902391278626">
                <text:p>0.00663902391278626</text:p>
              </table:table-cell>
              <table:table-cell office:value-type="float" office:value="0.000364582021917137">
                <text:p>0.000364582021917137</text:p>
              </table:table-cell>
              <table:table-cell office:value-type="float" office:value="0.000138958634425368">
                <text:p>0.000138958634425368</text:p>
              </table:table-cell>
              <table:table-cell office:value-type="float" office:value="0.000422327571895753">
                <text:p>0.0004223275718957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363924620662104">
                <text:p>0.00363924620662104</text:p>
              </table:table-cell>
              <table:table-cell office:value-type="float" office:value="0.0018174195309788">
                <text:p>0.0018174195309788</text:p>
              </table:table-cell>
              <table:table-cell office:value-type="float" office:value="0.00086060859986592">
                <text:p>0.00086060859986592</text:p>
              </table:table-cell>
              <table:table-cell office:value-type="float" office:value="0.00194848749674659">
                <text:p>0.00194848749674659</text:p>
              </table:table-cell>
              <table:table-cell office:value-type="float" office:value="0.00174470386743719">
                <text:p>0.00174470386743719</text:p>
              </table:table-cell>
              <table:table-cell office:value-type="float" office:value="0.000390659542661265">
                <text:p>0.0003906595426612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91332873803007">
                <text:p>0.00291332873803007</text:p>
              </table:table-cell>
              <table:table-cell office:value-type="float" office:value="0.00500851254229717">
                <text:p>0.00500851254229717</text:p>
              </table:table-cell>
              <table:table-cell office:value-type="float" office:value="0.00151968740377662">
                <text:p>0.00151968740377662</text:p>
              </table:table-cell>
              <table:table-cell office:value-type="float" office:value="0.00488290266593117">
                <text:p>0.00488290266593117</text:p>
              </table:table-cell>
              <table:table-cell office:value-type="float" office:value="0.000786900050337547">
                <text:p>0.000786900050337547</text:p>
              </table:table-cell>
              <table:table-cell office:value-type="float" office:value="0.000243831682326778">
                <text:p>0.0002438316823267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400487145379991">
                <text:p>0.0000400487145379991</text:p>
              </table:table-cell>
              <table:table-cell office:value-type="float" office:value="0.00232551748254428">
                <text:p>0.00232551748254428</text:p>
              </table:table-cell>
              <table:table-cell office:value-type="float" office:value="0.00153650635927738">
                <text:p>0.00153650635927738</text:p>
              </table:table-cell>
              <table:table-cell office:value-type="float" office:value="0.000841275337241765">
                <text:p>0.000841275337241765</text:p>
              </table:table-cell>
              <table:table-cell office:value-type="float" office:value="0.000185762917105592">
                <text:p>0.000185762917105592</text:p>
              </table:table-cell>
              <table:table-cell office:value-type="float" office:value="0.000902228560564211">
                <text:p>0.0009022285605642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582674386584037">
                <text:p>0.00582674386584037</text:p>
              </table:table-cell>
              <table:table-cell office:value-type="float" office:value="0.00275299630705117">
                <text:p>0.00275299630705117</text:p>
              </table:table-cell>
              <table:table-cell office:value-type="float" office:value="0.00128518747936912">
                <text:p>0.00128518747936912</text:p>
              </table:table-cell>
              <table:table-cell office:value-type="float" office:value="0.00573697331194767">
                <text:p>0.00573697331194767</text:p>
              </table:table-cell>
              <table:table-cell office:value-type="float" office:value="0.00147625379394878">
                <text:p>0.00147625379394878</text:p>
              </table:table-cell>
              <table:table-cell office:value-type="float" office:value="0.000226788789885468">
                <text:p>0.0002267887898854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232825445636475">
                <text:p>0.00232825445636475</text:p>
              </table:table-cell>
              <table:table-cell office:value-type="float" office:value="0.000865251385502308">
                <text:p>0.000865251385502308</text:p>
              </table:table-cell>
              <table:table-cell office:value-type="float" office:value="0.000980661730717092">
                <text:p>0.000980661730717092</text:p>
              </table:table-cell>
              <table:table-cell office:value-type="float" office:value="0.00147697453956841">
                <text:p>0.00147697453956841</text:p>
              </table:table-cell>
              <table:table-cell office:value-type="float" office:value="0.00177062953919371">
                <text:p>0.00177062953919371</text:p>
              </table:table-cell>
              <table:table-cell office:value-type="float" office:value="0.000540357680726356">
                <text:p>0.0005403576807263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88704804825024">
                <text:p>0.00188704804825024</text:p>
              </table:table-cell>
              <table:table-cell office:value-type="float" office:value="0.00150802864456479">
                <text:p>0.00150802864456479</text:p>
              </table:table-cell>
              <table:table-cell office:value-type="float" office:value="0.00563669723237226">
                <text:p>0.00563669723237226</text:p>
              </table:table-cell>
              <table:table-cell office:value-type="float" office:value="0.0010493671931493">
                <text:p>0.0010493671931493</text:p>
              </table:table-cell>
              <table:table-cell office:value-type="float" office:value="0.0000995204101132963">
                <text:p>0.0000995204101132963</text:p>
              </table:table-cell>
              <table:table-cell office:value-type="float" office:value="0.000316163332306107">
                <text:p>0.0003161633323061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847335911388925">
                <text:p>0.00847335911388925</text:p>
              </table:table-cell>
              <table:table-cell office:value-type="float" office:value="0.00106638076604293">
                <text:p>0.00106638076604293</text:p>
              </table:table-cell>
              <table:table-cell office:value-type="float" office:value="0.0035516154266646">
                <text:p>0.0035516154266646</text:p>
              </table:table-cell>
              <table:table-cell office:value-type="float" office:value="0.000177329347232025">
                <text:p>0.000177329347232025</text:p>
              </table:table-cell>
              <table:table-cell office:value-type="float" office:value="0.00194674096633918">
                <text:p>0.00194674096633918</text:p>
              </table:table-cell>
              <table:table-cell office:value-type="float" office:value="0.00102450798118747">
                <text:p>0.001024507981187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25423499880961">
                <text:p>0.00125423499880961</text:p>
              </table:table-cell>
              <table:table-cell office:value-type="float" office:value="0.0016584280438301">
                <text:p>0.0016584280438301</text:p>
              </table:table-cell>
              <table:table-cell office:value-type="float" office:value="0.000103517835206013">
                <text:p>0.000103517835206013</text:p>
              </table:table-cell>
              <table:table-cell office:value-type="float" office:value="0.00273768514603256">
                <text:p>0.00273768514603256</text:p>
              </table:table-cell>
              <table:table-cell office:value-type="float" office:value="0.0021355957602256">
                <text:p>0.0021355957602256</text:p>
              </table:table-cell>
              <table:table-cell office:value-type="float" office:value="0.00012142278085836">
                <text:p>0.000121422780858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67247474708254">
                <text:p>0.00267247474708254</text:p>
              </table:table-cell>
              <table:table-cell office:value-type="float" office:value="0.000468245391731958">
                <text:p>0.000468245391731958</text:p>
              </table:table-cell>
              <table:table-cell office:value-type="float" office:value="0.000126737568663327">
                <text:p>0.000126737568663327</text:p>
              </table:table-cell>
              <table:table-cell office:value-type="float" office:value="0.00115313855202448">
                <text:p>0.00115313855202448</text:p>
              </table:table-cell>
              <table:table-cell office:value-type="float" office:value="0.000538491246811823">
                <text:p>0.000538491246811823</text:p>
              </table:table-cell>
              <table:table-cell office:value-type="float" office:value="0.000624480880449863">
                <text:p>0.0006244808804498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10268764275689">
                <text:p>0.00110268764275689</text:p>
              </table:table-cell>
              <table:table-cell office:value-type="float" office:value="0.000470131410854169">
                <text:p>0.000470131410854169</text:p>
              </table:table-cell>
              <table:table-cell office:value-type="float" office:value="0.00133967034651006">
                <text:p>0.00133967034651006</text:p>
              </table:table-cell>
              <table:table-cell office:value-type="float" office:value="0.00102258090144192">
                <text:p>0.00102258090144192</text:p>
              </table:table-cell>
              <table:table-cell office:value-type="float" office:value="0.00163004771348652">
                <text:p>0.00163004771348652</text:p>
              </table:table-cell>
              <table:table-cell office:value-type="float" office:value="0.000487093936737626">
                <text:p>0.0004870939367376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41960085056485">
                <text:p>0.0041960085056485</text:p>
              </table:table-cell>
              <table:table-cell office:value-type="float" office:value="0.00256363403983251">
                <text:p>0.00256363403983251</text:p>
              </table:table-cell>
              <table:table-cell office:value-type="float" office:value="0.00199644746880434">
                <text:p>0.00199644746880434</text:p>
              </table:table-cell>
              <table:table-cell office:value-type="float" office:value="0.000908442974691948">
                <text:p>0.000908442974691948</text:p>
              </table:table-cell>
              <table:table-cell office:value-type="float" office:value="0.0011861486670961">
                <text:p>0.0011861486670961</text:p>
              </table:table-cell>
              <table:table-cell office:value-type="float" office:value="0.000749120160796313">
                <text:p>0.0007491201607963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673169508080518">
                <text:p>0.00673169508080518</text:p>
              </table:table-cell>
              <table:table-cell office:value-type="float" office:value="0.00176236321400092">
                <text:p>0.00176236321400092</text:p>
              </table:table-cell>
              <table:table-cell office:value-type="float" office:value="0.0000669933963055591">
                <text:p>0.0000669933963055591</text:p>
              </table:table-cell>
              <table:table-cell office:value-type="float" office:value="0.000913426611228285">
                <text:p>0.000913426611228285</text:p>
              </table:table-cell>
              <table:table-cell office:value-type="float" office:value="0.000224820513852642">
                <text:p>0.000224820513852642</text:p>
              </table:table-cell>
              <table:table-cell office:value-type="float" office:value="0.00122645584439907">
                <text:p>0.001226455844399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02931848284804">
                <text:p>0.00102931848284804</text:p>
              </table:table-cell>
              <table:table-cell office:value-type="float" office:value="0.00349416210184783">
                <text:p>0.00349416210184783</text:p>
              </table:table-cell>
              <table:table-cell office:value-type="float" office:value="0.00125629270056349">
                <text:p>0.00125629270056349</text:p>
              </table:table-cell>
              <table:table-cell office:value-type="float" office:value="0.00350110471415466">
                <text:p>0.00350110471415466</text:p>
              </table:table-cell>
              <table:table-cell office:value-type="float" office:value="0.00227507424303752">
                <text:p>0.00227507424303752</text:p>
              </table:table-cell>
              <table:table-cell office:value-type="float" office:value="0.0000394960700251801">
                <text:p>0.00003949607002518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10678401490683">
                <text:p>0.00110678401490683</text:p>
              </table:table-cell>
              <table:table-cell office:value-type="float" office:value="0.00224117158483583">
                <text:p>0.00224117158483583</text:p>
              </table:table-cell>
              <table:table-cell office:value-type="float" office:value="0.00197454713513778">
                <text:p>0.00197454713513778</text:p>
              </table:table-cell>
              <table:table-cell office:value-type="float" office:value="0.00131188903121293">
                <text:p>0.00131188903121293</text:p>
              </table:table-cell>
              <table:table-cell office:value-type="float" office:value="0.000749947708081233">
                <text:p>0.000749947708081233</text:p>
              </table:table-cell>
              <table:table-cell office:value-type="float" office:value="0.0000405316030898106">
                <text:p>0.00004053160308981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611893259816032">
                <text:p>0.000611893259816032</text:p>
              </table:table-cell>
              <table:table-cell office:value-type="float" office:value="0.00115593040452078">
                <text:p>0.00115593040452078</text:p>
              </table:table-cell>
              <table:table-cell office:value-type="float" office:value="0.000311390087605279">
                <text:p>0.000311390087605279</text:p>
              </table:table-cell>
              <table:table-cell office:value-type="float" office:value="0.00484668851752046">
                <text:p>0.00484668851752046</text:p>
              </table:table-cell>
              <table:table-cell office:value-type="float" office:value="0.000644184140067949">
                <text:p>0.000644184140067949</text:p>
              </table:table-cell>
              <table:table-cell office:value-type="float" office:value="0.000721378495552205">
                <text:p>0.0007213784955522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338018260876316">
                <text:p>0.00338018260876316</text:p>
              </table:table-cell>
              <table:table-cell office:value-type="float" office:value="0.000495164666100667">
                <text:p>0.000495164666100667</text:p>
              </table:table-cell>
              <table:table-cell office:value-type="float" office:value="0.000266304324055611">
                <text:p>0.000266304324055611</text:p>
              </table:table-cell>
              <table:table-cell office:value-type="float" office:value="0.00162107014597579">
                <text:p>0.00162107014597579</text:p>
              </table:table-cell>
              <table:table-cell office:value-type="float" office:value="0.000589290681391574">
                <text:p>0.000589290681391574</text:p>
              </table:table-cell>
              <table:table-cell office:value-type="float" office:value="0.000182881262305479">
                <text:p>0.0001828812623054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285523596883319">
                <text:p>0.00285523596883319</text:p>
              </table:table-cell>
              <table:table-cell office:value-type="float" office:value="0.00158250635062362">
                <text:p>0.00158250635062362</text:p>
              </table:table-cell>
              <table:table-cell office:value-type="float" office:value="0.00053556669610666">
                <text:p>0.00053556669610666</text:p>
              </table:table-cell>
              <table:table-cell office:value-type="float" office:value="0.00114435037164817">
                <text:p>0.00114435037164817</text:p>
              </table:table-cell>
              <table:table-cell office:value-type="float" office:value="0.0000705048809335196">
                <text:p>0.0000705048809335196</text:p>
              </table:table-cell>
              <table:table-cell office:value-type="float" office:value="0.00108413260261919">
                <text:p>0.001084132602619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57380071472968">
                <text:p>0.00157380071472968</text:p>
              </table:table-cell>
              <table:table-cell office:value-type="float" office:value="0.000126952515819401">
                <text:p>0.000126952515819401</text:p>
              </table:table-cell>
              <table:table-cell office:value-type="float" office:value="0.000885462814971039">
                <text:p>0.000885462814971039</text:p>
              </table:table-cell>
              <table:table-cell office:value-type="float" office:value="0.00062791722254163">
                <text:p>0.00062791722254163</text:p>
              </table:table-cell>
              <table:table-cell office:value-type="float" office:value="0.000157626295141711">
                <text:p>0.000157626295141711</text:p>
              </table:table-cell>
              <table:table-cell office:value-type="float" office:value="0.00032771237732554">
                <text:p>0.000327712377325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224187642596307">
                <text:p>0.00224187642596307</text:p>
              </table:table-cell>
              <table:table-cell office:value-type="float" office:value="0.00167165649746792">
                <text:p>0.00167165649746792</text:p>
              </table:table-cell>
              <table:table-cell office:value-type="float" office:value="0.000944835832637825">
                <text:p>0.000944835832637825</text:p>
              </table:table-cell>
              <table:table-cell office:value-type="float" office:value="0.00243416344459701">
                <text:p>0.00243416344459701</text:p>
              </table:table-cell>
              <table:table-cell office:value-type="float" office:value="0.000118398695617472">
                <text:p>0.000118398695617472</text:p>
              </table:table-cell>
              <table:table-cell office:value-type="float" office:value="0.000104723008527152">
                <text:p>0.0001047230085271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312694446314898">
                <text:p>0.00312694446314898</text:p>
              </table:table-cell>
              <table:table-cell office:value-type="float" office:value="0.00155931734280346">
                <text:p>0.00155931734280346</text:p>
              </table:table-cell>
              <table:table-cell office:value-type="float" office:value="0.00219484187098651">
                <text:p>0.00219484187098651</text:p>
              </table:table-cell>
              <table:table-cell office:value-type="float" office:value="0.000105950907838714">
                <text:p>0.000105950907838714</text:p>
              </table:table-cell>
              <table:table-cell office:value-type="float" office:value="0.000100282398400431">
                <text:p>0.000100282398400431</text:p>
              </table:table-cell>
              <table:table-cell office:value-type="float" office:value="0.00158431020529548">
                <text:p>0.001584310205295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71663171396519">
                <text:p>0.00171663171396519</text:p>
              </table:table-cell>
              <table:table-cell office:value-type="float" office:value="0.00012896975322807">
                <text:p>0.00012896975322807</text:p>
              </table:table-cell>
              <table:table-cell office:value-type="float" office:value="0.000963355430076085">
                <text:p>0.000963355430076085</text:p>
              </table:table-cell>
              <table:table-cell office:value-type="float" office:value="0.000306349241562032">
                <text:p>0.000306349241562032</text:p>
              </table:table-cell>
              <table:table-cell office:value-type="float" office:value="0.0012475796264706">
                <text:p>0.0012475796264706</text:p>
              </table:table-cell>
              <table:table-cell office:value-type="float" office:value="0.000526575200754831">
                <text:p>0.0005265752007548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202511940918804">
                <text:p>0.000202511940918804</text:p>
              </table:table-cell>
              <table:table-cell office:value-type="float" office:value="0.00240589802524527">
                <text:p>0.00240589802524527</text:p>
              </table:table-cell>
              <table:table-cell office:value-type="float" office:value="0.00196883450907448">
                <text:p>0.00196883450907448</text:p>
              </table:table-cell>
              <table:table-cell office:value-type="float" office:value="0.00164964650915955">
                <text:p>0.00164964650915955</text:p>
              </table:table-cell>
              <table:table-cell office:value-type="float" office:value="0.000174011192168422">
                <text:p>0.000174011192168422</text:p>
              </table:table-cell>
              <table:table-cell office:value-type="float" office:value="0.000286182715375283">
                <text:p>0.0002861827153752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273981181096206">
                <text:p>0.00273981181096206</text:p>
              </table:table-cell>
              <table:table-cell office:value-type="float" office:value="0.000698910789249219">
                <text:p>0.000698910789249219</text:p>
              </table:table-cell>
              <table:table-cell office:value-type="float" office:value="0.00282417985649408">
                <text:p>0.00282417985649408</text:p>
              </table:table-cell>
              <table:table-cell office:value-type="float" office:value="0.00179334538295217">
                <text:p>0.00179334538295217</text:p>
              </table:table-cell>
              <table:table-cell office:value-type="float" office:value="0.000412775015334876">
                <text:p>0.000412775015334876</text:p>
              </table:table-cell>
              <table:table-cell office:value-type="float" office:value="0.000803592016424659">
                <text:p>0.0008035920164246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76036561010473">
                <text:p>0.00276036561010473</text:p>
              </table:table-cell>
              <table:table-cell office:value-type="float" office:value="0.00205997792861057">
                <text:p>0.00205997792861057</text:p>
              </table:table-cell>
              <table:table-cell office:value-type="float" office:value="0.0000697390686807964">
                <text:p>0.0000697390686807964</text:p>
              </table:table-cell>
              <table:table-cell office:value-type="float" office:value="0.00129951619846125">
                <text:p>0.00129951619846125</text:p>
              </table:table-cell>
              <table:table-cell office:value-type="float" office:value="0.000594003366135798">
                <text:p>0.000594003366135798</text:p>
              </table:table-cell>
              <table:table-cell office:value-type="float" office:value="0.000245603872471634">
                <text:p>0.0002456038724716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11510392072811">
                <text:p>0.000011510392072811</text:p>
              </table:table-cell>
              <table:table-cell office:value-type="float" office:value="0.00108542213352791">
                <text:p>0.00108542213352791</text:p>
              </table:table-cell>
              <table:table-cell office:value-type="float" office:value="0.00120416142428237">
                <text:p>0.00120416142428237</text:p>
              </table:table-cell>
              <table:table-cell office:value-type="float" office:value="0.000211484003071138">
                <text:p>0.000211484003071138</text:p>
              </table:table-cell>
              <table:table-cell office:value-type="float" office:value="0.00111482122210882">
                <text:p>0.00111482122210882</text:p>
              </table:table-cell>
              <table:table-cell office:value-type="float" office:value="0.000360188611377765">
                <text:p>0.0003601886113777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908834255307411">
                <text:p>0.000908834255307411</text:p>
              </table:table-cell>
              <table:table-cell office:value-type="float" office:value="0.00233377405426793">
                <text:p>0.00233377405426793</text:p>
              </table:table-cell>
              <table:table-cell office:value-type="float" office:value="0.000384838314482217">
                <text:p>0.000384838314482217</text:p>
              </table:table-cell>
              <table:table-cell office:value-type="float" office:value="0.00242037255033223">
                <text:p>0.00242037255033223</text:p>
              </table:table-cell>
              <table:table-cell office:value-type="float" office:value="0.000995361169610298">
                <text:p>0.000995361169610298</text:p>
              </table:table-cell>
              <table:table-cell office:value-type="float" office:value="0.000126428220789343">
                <text:p>0.0001264282207893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273068293733125">
                <text:p>0.00273068293733125</text:p>
              </table:table-cell>
              <table:table-cell office:value-type="float" office:value="0.000469642278037696">
                <text:p>0.000469642278037696</text:p>
              </table:table-cell>
              <table:table-cell office:value-type="float" office:value="0.00149226516964962">
                <text:p>0.00149226516964962</text:p>
              </table:table-cell>
              <table:table-cell office:value-type="float" office:value="0.00178004985933811">
                <text:p>0.00178004985933811</text:p>
              </table:table-cell>
              <table:table-cell office:value-type="float" office:value="0.000503347877368832">
                <text:p>0.000503347877368832</text:p>
              </table:table-cell>
              <table:table-cell office:value-type="float" office:value="0.00122470366116945">
                <text:p>0.001224703661169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98967199353284">
                <text:p>0.00198967199353284</text:p>
              </table:table-cell>
              <table:table-cell office:value-type="float" office:value="0.00165167310871128">
                <text:p>0.00165167310871128</text:p>
              </table:table-cell>
              <table:table-cell office:value-type="float" office:value="0.00265846779665813">
                <text:p>0.00265846779665813</text:p>
              </table:table-cell>
              <table:table-cell office:value-type="float" office:value="0.000480028511948838">
                <text:p>0.000480028511948838</text:p>
              </table:table-cell>
              <table:table-cell office:value-type="float" office:value="0.00255673651381727">
                <text:p>0.00255673651381727</text:p>
              </table:table-cell>
              <table:table-cell office:value-type="float" office:value="0.000462822381302797">
                <text:p>0.0004628223813027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348293764198848">
                <text:p>0.00348293764198848</text:p>
              </table:table-cell>
              <table:table-cell office:value-type="float" office:value="0.00192919455285523">
                <text:p>0.00192919455285523</text:p>
              </table:table-cell>
              <table:table-cell office:value-type="float" office:value="0.000186105972752149">
                <text:p>0.000186105972752149</text:p>
              </table:table-cell>
              <table:table-cell office:value-type="float" office:value="0.00118308001473322">
                <text:p>0.00118308001473322</text:p>
              </table:table-cell>
              <table:table-cell office:value-type="float" office:value="0.00176344309216381">
                <text:p>0.00176344309216381</text:p>
              </table:table-cell>
              <table:table-cell office:value-type="float" office:value="0.000238304199172923">
                <text:p>0.0002383041991729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71121573883815">
                <text:p>0.00171121573883815</text:p>
              </table:table-cell>
              <table:table-cell office:value-type="float" office:value="0.00121883272407652">
                <text:p>0.00121883272407652</text:p>
              </table:table-cell>
              <table:table-cell office:value-type="float" office:value="0.00256086603162409">
                <text:p>0.00256086603162409</text:p>
              </table:table-cell>
              <table:table-cell office:value-type="float" office:value="0.0000329584992724285">
                <text:p>0.0000329584992724285</text:p>
              </table:table-cell>
              <table:table-cell office:value-type="float" office:value="0.000148317176262847">
                <text:p>0.000148317176262847</text:p>
              </table:table-cell>
              <table:table-cell office:value-type="float" office:value="0.000130334099826435">
                <text:p>0.0001303340998264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76381653560431">
                <text:p>0.00276381653560431</text:p>
              </table:table-cell>
              <table:table-cell office:value-type="float" office:value="0.00282517138131189">
                <text:p>0.00282517138131189</text:p>
              </table:table-cell>
              <table:table-cell office:value-type="float" office:value="0.0010945274372669">
                <text:p>0.0010945274372669</text:p>
              </table:table-cell>
              <table:table-cell office:value-type="float" office:value="0.00162757481370823">
                <text:p>0.00162757481370823</text:p>
              </table:table-cell>
              <table:table-cell office:value-type="float" office:value="0.00119234804447155">
                <text:p>0.00119234804447155</text:p>
              </table:table-cell>
              <table:table-cell office:value-type="float" office:value="0.00170446323191964">
                <text:p>0.001704463231919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75991072199533">
                <text:p>0.00275991072199533</text:p>
              </table:table-cell>
              <table:table-cell office:value-type="float" office:value="0.00428665579525367">
                <text:p>0.00428665579525367</text:p>
              </table:table-cell>
              <table:table-cell office:value-type="float" office:value="0.00214072902637952">
                <text:p>0.00214072902637952</text:p>
              </table:table-cell>
              <table:table-cell office:value-type="float" office:value="0.00117109500728896">
                <text:p>0.00117109500728896</text:p>
              </table:table-cell>
              <table:table-cell office:value-type="float" office:value="0.000623138427680914">
                <text:p>0.000623138427680914</text:p>
              </table:table-cell>
              <table:table-cell office:value-type="float" office:value="0.00076099937924079">
                <text:p>0.000760999379240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08606310848358">
                <text:p>0.00208606310848358</text:p>
              </table:table-cell>
              <table:table-cell office:value-type="float" office:value="0.00162882354118254">
                <text:p>0.00162882354118254</text:p>
              </table:table-cell>
              <table:table-cell office:value-type="float" office:value="0.00208785602368033">
                <text:p>0.00208785602368033</text:p>
              </table:table-cell>
              <table:table-cell office:value-type="float" office:value="0.000556668044553899">
                <text:p>0.000556668044553899</text:p>
              </table:table-cell>
              <table:table-cell office:value-type="float" office:value="0.000731827413952946">
                <text:p>0.000731827413952946</text:p>
              </table:table-cell>
              <table:table-cell office:value-type="float" office:value="0.000877972472175248">
                <text:p>0.0008779724721752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29102701951389">
                <text:p>0.00129102701951389</text:p>
              </table:table-cell>
              <table:table-cell office:value-type="float" office:value="0.000525791913963847">
                <text:p>0.000525791913963847</text:p>
              </table:table-cell>
              <table:table-cell office:value-type="float" office:value="0.00165951676411424">
                <text:p>0.00165951676411424</text:p>
              </table:table-cell>
              <table:table-cell office:value-type="float" office:value="0.00153124781952574">
                <text:p>0.00153124781952574</text:p>
              </table:table-cell>
              <table:table-cell office:value-type="float" office:value="0.000772380014419483">
                <text:p>0.000772380014419483</text:p>
              </table:table-cell>
              <table:table-cell office:value-type="float" office:value="0.00175657374629168">
                <text:p>0.001756573746291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240972526382377">
                <text:p>0.00240972526382377</text:p>
              </table:table-cell>
              <table:table-cell office:value-type="float" office:value="0.00193015247956474">
                <text:p>0.00193015247956474</text:p>
              </table:table-cell>
              <table:table-cell office:value-type="float" office:value="0.000445051989739209">
                <text:p>0.000445051989739209</text:p>
              </table:table-cell>
              <table:table-cell office:value-type="float" office:value="0.0000156171375924607">
                <text:p>0.0000156171375924607</text:p>
              </table:table-cell>
              <table:table-cell office:value-type="float" office:value="0.000155562028095524">
                <text:p>0.000155562028095524</text:p>
              </table:table-cell>
              <table:table-cell office:value-type="float" office:value="0.000223053176506838">
                <text:p>0.0002230531765068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432834400365811">
                <text:p>0.00432834400365811</text:p>
              </table:table-cell>
              <table:table-cell office:value-type="float" office:value="0.00377611228889796">
                <text:p>0.00377611228889796</text:p>
              </table:table-cell>
              <table:table-cell office:value-type="float" office:value="0.00288915791090627">
                <text:p>0.00288915791090627</text:p>
              </table:table-cell>
              <table:table-cell office:value-type="float" office:value="0.000555303002794272">
                <text:p>0.000555303002794272</text:p>
              </table:table-cell>
              <table:table-cell office:value-type="float" office:value="0.00057325171160949">
                <text:p>0.00057325171160949</text:p>
              </table:table-cell>
              <table:table-cell office:value-type="float" office:value="0.000289168394418393">
                <text:p>0.0002891683944183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22314574909772">
                <text:p>0.0022314574909772</text:p>
              </table:table-cell>
              <table:table-cell office:value-type="float" office:value="0.0000524114608451143">
                <text:p>0.0000524114608451143</text:p>
              </table:table-cell>
              <table:table-cell office:value-type="float" office:value="0.000497504700897711">
                <text:p>0.000497504700897711</text:p>
              </table:table-cell>
              <table:table-cell office:value-type="float" office:value="0.00103208883128314">
                <text:p>0.00103208883128314</text:p>
              </table:table-cell>
              <table:table-cell office:value-type="float" office:value="0.00158468364746645">
                <text:p>0.00158468364746645</text:p>
              </table:table-cell>
              <table:table-cell office:value-type="float" office:value="0.000778562956629703">
                <text:p>0.0007785629566297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270649501774178">
                <text:p>0.00270649501774178</text:p>
              </table:table-cell>
              <table:table-cell office:value-type="float" office:value="0.00211589161774883">
                <text:p>0.00211589161774883</text:p>
              </table:table-cell>
              <table:table-cell office:value-type="float" office:value="0.00479342119433346">
                <text:p>0.00479342119433346</text:p>
              </table:table-cell>
              <table:table-cell office:value-type="float" office:value="0.000379498342481188">
                <text:p>0.000379498342481188</text:p>
              </table:table-cell>
              <table:table-cell office:value-type="float" office:value="0.000265261735484579">
                <text:p>0.000265261735484579</text:p>
              </table:table-cell>
              <table:table-cell office:value-type="float" office:value="0.000491797124582138">
                <text:p>0.0004917971245821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513602003104019">
                <text:p>0.000513602003104019</text:p>
              </table:table-cell>
              <table:table-cell office:value-type="float" office:value="0.00206707770503778">
                <text:p>0.00206707770503778</text:p>
              </table:table-cell>
              <table:table-cell office:value-type="float" office:value="0.00159806958281639">
                <text:p>0.00159806958281639</text:p>
              </table:table-cell>
              <table:table-cell office:value-type="float" office:value="0.0000278137246749743">
                <text:p>0.0000278137246749743</text:p>
              </table:table-cell>
              <table:table-cell office:value-type="float" office:value="0.000779210247420004">
                <text:p>0.000779210247420004</text:p>
              </table:table-cell>
              <table:table-cell office:value-type="float" office:value="0.0000391940355179976">
                <text:p>0.00003919403551799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65330136300199">
                <text:p>0.0065330136300199</text:p>
              </table:table-cell>
              <table:table-cell office:value-type="float" office:value="0.00040550320281918">
                <text:p>0.00040550320281918</text:p>
              </table:table-cell>
              <table:table-cell office:value-type="float" office:value="0.000544019171023091">
                <text:p>0.000544019171023091</text:p>
              </table:table-cell>
              <table:table-cell office:value-type="float" office:value="0.000209313260747912">
                <text:p>0.000209313260747912</text:p>
              </table:table-cell>
              <table:table-cell office:value-type="float" office:value="0.000261838058690955">
                <text:p>0.000261838058690955</text:p>
              </table:table-cell>
              <table:table-cell office:value-type="float" office:value="0.000212362181420289">
                <text:p>0.0002123621814202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291889320897276">
                <text:p>0.00291889320897276</text:p>
              </table:table-cell>
              <table:table-cell office:value-type="float" office:value="0.000204570994581488">
                <text:p>0.000204570994581488</text:p>
              </table:table-cell>
              <table:table-cell office:value-type="float" office:value="0.00255596886988574">
                <text:p>0.00255596886988574</text:p>
              </table:table-cell>
              <table:table-cell office:value-type="float" office:value="0.00156604464203802">
                <text:p>0.00156604464203802</text:p>
              </table:table-cell>
              <table:table-cell office:value-type="float" office:value="0.000344889522736036">
                <text:p>0.000344889522736036</text:p>
              </table:table-cell>
              <table:table-cell office:value-type="float" office:value="0.000869382823702303">
                <text:p>0.0008693828237023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189749031800801">
                <text:p>0.000189749031800801</text:p>
              </table:table-cell>
              <table:table-cell office:value-type="float" office:value="0.00194696498267311">
                <text:p>0.00194696498267311</text:p>
              </table:table-cell>
              <table:table-cell office:value-type="float" office:value="0.000882770054338344">
                <text:p>0.000882770054338344</text:p>
              </table:table-cell>
              <table:table-cell office:value-type="float" office:value="0.00190292178863549">
                <text:p>0.00190292178863549</text:p>
              </table:table-cell>
              <table:table-cell office:value-type="float" office:value="0.000813217079704387">
                <text:p>0.000813217079704387</text:p>
              </table:table-cell>
              <table:table-cell office:value-type="float" office:value="0.000447054299134386">
                <text:p>0.0004470542991343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53922412086194">
                <text:p>0.00253922412086194</text:p>
              </table:table-cell>
              <table:table-cell office:value-type="float" office:value="0.000130258257228899">
                <text:p>0.000130258257228899</text:p>
              </table:table-cell>
              <table:table-cell office:value-type="float" office:value="0.000297346432970969">
                <text:p>0.000297346432970969</text:p>
              </table:table-cell>
              <table:table-cell office:value-type="float" office:value="0.0013843473759394">
                <text:p>0.0013843473759394</text:p>
              </table:table-cell>
              <table:table-cell office:value-type="float" office:value="0.000037880530271206">
                <text:p>0.000037880530271206</text:p>
              </table:table-cell>
              <table:table-cell office:value-type="float" office:value="0.000187681065683787">
                <text:p>0.0001876810656837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219749597210184">
                <text:p>0.00219749597210184</text:p>
              </table:table-cell>
              <table:table-cell office:value-type="float" office:value="0.000151824433392012">
                <text:p>0.000151824433392012</text:p>
              </table:table-cell>
              <table:table-cell office:value-type="float" office:value="0.00156432896843262">
                <text:p>0.00156432896843262</text:p>
              </table:table-cell>
              <table:table-cell office:value-type="float" office:value="0.00192494894339434">
                <text:p>0.00192494894339434</text:p>
              </table:table-cell>
              <table:table-cell office:value-type="float" office:value="0.000325519924185169">
                <text:p>0.000325519924185169</text:p>
              </table:table-cell>
              <table:table-cell office:value-type="float" office:value="0.000228072351946995">
                <text:p>0.000228072351946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33352469974175">
                <text:p>0.0033352469974175</text:p>
              </table:table-cell>
              <table:table-cell office:value-type="float" office:value="0.00151122096971701">
                <text:p>0.00151122096971701</text:p>
              </table:table-cell>
              <table:table-cell office:value-type="float" office:value="0.00209923894149533">
                <text:p>0.00209923894149533</text:p>
              </table:table-cell>
              <table:table-cell office:value-type="float" office:value="0.00172550723744314">
                <text:p>0.00172550723744314</text:p>
              </table:table-cell>
              <table:table-cell office:value-type="float" office:value="0.000126151727541934">
                <text:p>0.000126151727541934</text:p>
              </table:table-cell>
              <table:table-cell office:value-type="float" office:value="0.00115837292044985">
                <text:p>0.001158372920449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228085391399802">
                <text:p>0.00228085391399802</text:p>
              </table:table-cell>
              <table:table-cell office:value-type="float" office:value="0.00222882782083955">
                <text:p>0.00222882782083955</text:p>
              </table:table-cell>
              <table:table-cell office:value-type="float" office:value="0.000250088910530355">
                <text:p>0.000250088910530355</text:p>
              </table:table-cell>
              <table:table-cell office:value-type="float" office:value="0.0000813022582741851">
                <text:p>0.0000813022582741851</text:p>
              </table:table-cell>
              <table:table-cell office:value-type="float" office:value="0.000848602926923014">
                <text:p>0.000848602926923014</text:p>
              </table:table-cell>
              <table:table-cell office:value-type="float" office:value="0.000318739461560913">
                <text:p>0.0003187394615609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20761422925899">
                <text:p>0.0020761422925899</text:p>
              </table:table-cell>
              <table:table-cell office:value-type="float" office:value="0.0012801885733098">
                <text:p>0.0012801885733098</text:p>
              </table:table-cell>
              <table:table-cell office:value-type="float" office:value="0.000901727749166525">
                <text:p>0.000901727749166525</text:p>
              </table:table-cell>
              <table:table-cell office:value-type="float" office:value="0.00229220557648935">
                <text:p>0.00229220557648935</text:p>
              </table:table-cell>
              <table:table-cell office:value-type="float" office:value="0.000697099044149496">
                <text:p>0.000697099044149496</text:p>
              </table:table-cell>
              <table:table-cell office:value-type="float" office:value="0.00043534416652502">
                <text:p>0.000435344166525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3043757872242">
                <text:p>0.0013043757872242</text:p>
              </table:table-cell>
              <table:table-cell office:value-type="float" office:value="0.0022303346339041">
                <text:p>0.0022303346339041</text:p>
              </table:table-cell>
              <table:table-cell office:value-type="float" office:value="0.00183471775588062">
                <text:p>0.00183471775588062</text:p>
              </table:table-cell>
              <table:table-cell office:value-type="float" office:value="0.000920956734058009">
                <text:p>0.000920956734058009</text:p>
              </table:table-cell>
              <table:table-cell office:value-type="float" office:value="0.000278675126306638">
                <text:p>0.000278675126306638</text:p>
              </table:table-cell>
              <table:table-cell office:value-type="float" office:value="0.00052300623421031">
                <text:p>0.000523006234210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9694714134193">
                <text:p>0.0019694714134193</text:p>
              </table:table-cell>
              <table:table-cell office:value-type="float" office:value="0.000251484949039149">
                <text:p>0.000251484949039149</text:p>
              </table:table-cell>
              <table:table-cell office:value-type="float" office:value="0.000859798388170852">
                <text:p>0.000859798388170852</text:p>
              </table:table-cell>
              <table:table-cell office:value-type="float" office:value="0.000248298108223466">
                <text:p>0.000248298108223466</text:p>
              </table:table-cell>
              <table:table-cell office:value-type="float" office:value="0.000280962070612567">
                <text:p>0.000280962070612567</text:p>
              </table:table-cell>
              <table:table-cell office:value-type="float" office:value="0.000896050377548807">
                <text:p>0.0008960503775488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38521559447558">
                <text:p>0.00138521559447558</text:p>
              </table:table-cell>
              <table:table-cell office:value-type="float" office:value="0.00212141804567034">
                <text:p>0.00212141804567034</text:p>
              </table:table-cell>
              <table:table-cell office:value-type="float" office:value="0.000740679220056162">
                <text:p>0.000740679220056162</text:p>
              </table:table-cell>
              <table:table-cell office:value-type="float" office:value="0.00266501406719">
                <text:p>0.00266501406719</text:p>
              </table:table-cell>
              <table:table-cell office:value-type="float" office:value="0.000195310644094615">
                <text:p>0.000195310644094615</text:p>
              </table:table-cell>
              <table:table-cell office:value-type="float" office:value="0.000546734841278873">
                <text:p>0.0005467348412788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272329956688511">
                <text:p>0.00272329956688511</text:p>
              </table:table-cell>
              <table:table-cell office:value-type="float" office:value="0.00206175417143051">
                <text:p>0.00206175417143051</text:p>
              </table:table-cell>
              <table:table-cell office:value-type="float" office:value="0.0006183425126709">
                <text:p>0.0006183425126709</text:p>
              </table:table-cell>
              <table:table-cell office:value-type="float" office:value="0.000581227708396526">
                <text:p>0.000581227708396526</text:p>
              </table:table-cell>
              <table:table-cell office:value-type="float" office:value="0.0015438881131824">
                <text:p>0.0015438881131824</text:p>
              </table:table-cell>
              <table:table-cell office:value-type="float" office:value="0.00120818802778233">
                <text:p>0.001208188027782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389157282832242">
                <text:p>0.00389157282832242</text:p>
              </table:table-cell>
              <table:table-cell office:value-type="float" office:value="0.00182973267320108">
                <text:p>0.00182973267320108</text:p>
              </table:table-cell>
              <table:table-cell office:value-type="float" office:value="0.000449701820676385">
                <text:p>0.000449701820676385</text:p>
              </table:table-cell>
              <table:table-cell office:value-type="float" office:value="0.000140478803371646">
                <text:p>0.000140478803371646</text:p>
              </table:table-cell>
              <table:table-cell office:value-type="float" office:value="0.000270481914237841">
                <text:p>0.000270481914237841</text:p>
              </table:table-cell>
              <table:table-cell office:value-type="float" office:value="0.000621057631961186">
                <text:p>0.0006210576319611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134706021329922">
                <text:p>0.000134706021329922</text:p>
              </table:table-cell>
              <table:table-cell office:value-type="float" office:value="0.00186735818611083">
                <text:p>0.00186735818611083</text:p>
              </table:table-cell>
              <table:table-cell office:value-type="float" office:value="0.000669287975844313">
                <text:p>0.000669287975844313</text:p>
              </table:table-cell>
              <table:table-cell office:value-type="float" office:value="0.0000156220030631538">
                <text:p>0.0000156220030631538</text:p>
              </table:table-cell>
              <table:table-cell office:value-type="float" office:value="0.0000790541419410928">
                <text:p>0.0000790541419410928</text:p>
              </table:table-cell>
              <table:table-cell office:value-type="float" office:value="0.0000395880278447613">
                <text:p>0.00003958802784476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560527893442853">
                <text:p>0.0000560527893442853</text:p>
              </table:table-cell>
              <table:table-cell office:value-type="float" office:value="0.000326015523701262">
                <text:p>0.000326015523701262</text:p>
              </table:table-cell>
              <table:table-cell office:value-type="float" office:value="0.00047150948272856">
                <text:p>0.00047150948272856</text:p>
              </table:table-cell>
              <table:table-cell office:value-type="float" office:value="0.0000316720788147151">
                <text:p>0.0000316720788147151</text:p>
              </table:table-cell>
              <table:table-cell office:value-type="float" office:value="0.000404586353050185">
                <text:p>0.000404586353050185</text:p>
              </table:table-cell>
              <table:table-cell office:value-type="float" office:value="0.00118247766434498">
                <text:p>0.001182477664344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38983728232978">
                <text:p>0.00138983728232978</text:p>
              </table:table-cell>
              <table:table-cell office:value-type="float" office:value="0.0000552603021222176">
                <text:p>0.0000552603021222176</text:p>
              </table:table-cell>
              <table:table-cell office:value-type="float" office:value="0.00166232433927771">
                <text:p>0.00166232433927771</text:p>
              </table:table-cell>
              <table:table-cell office:value-type="float" office:value="0.000190054083594848">
                <text:p>0.000190054083594848</text:p>
              </table:table-cell>
              <table:table-cell office:value-type="float" office:value="0.000319139325797746">
                <text:p>0.000319139325797746</text:p>
              </table:table-cell>
              <table:table-cell office:value-type="float" office:value="0.000251379894875559">
                <text:p>0.0002513798948755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336651432959911">
                <text:p>0.00336651432959911</text:p>
              </table:table-cell>
              <table:table-cell office:value-type="float" office:value="0.00202331079449003">
                <text:p>0.00202331079449003</text:p>
              </table:table-cell>
              <table:table-cell office:value-type="float" office:value="0.000213576719643616">
                <text:p>0.000213576719643616</text:p>
              </table:table-cell>
              <table:table-cell office:value-type="float" office:value="0.00158067856428357">
                <text:p>0.00158067856428357</text:p>
              </table:table-cell>
              <table:table-cell office:value-type="float" office:value="0.00135042413814102">
                <text:p>0.00135042413814102</text:p>
              </table:table-cell>
              <table:table-cell office:value-type="float" office:value="0.000148787207036261">
                <text:p>0.0001487872070362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823907602077956">
                <text:p>0.000823907602077956</text:p>
              </table:table-cell>
              <table:table-cell office:value-type="float" office:value="0.00159855507567874">
                <text:p>0.00159855507567874</text:p>
              </table:table-cell>
              <table:table-cell office:value-type="float" office:value="0.000337997370050136">
                <text:p>0.000337997370050136</text:p>
              </table:table-cell>
              <table:table-cell office:value-type="float" office:value="0.000214663301238538">
                <text:p>0.000214663301238538</text:p>
              </table:table-cell>
              <table:table-cell office:value-type="float" office:value="0.000592293424116708">
                <text:p>0.000592293424116708</text:p>
              </table:table-cell>
              <table:table-cell office:value-type="float" office:value="0.00218170908293302">
                <text:p>0.002181709082933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683640249129702">
                <text:p>0.000683640249129702</text:p>
              </table:table-cell>
              <table:table-cell office:value-type="float" office:value="0.00204959941616112">
                <text:p>0.00204959941616112</text:p>
              </table:table-cell>
              <table:table-cell office:value-type="float" office:value="0.000874017481875544">
                <text:p>0.000874017481875544</text:p>
              </table:table-cell>
              <table:table-cell office:value-type="float" office:value="0.000701133712006641">
                <text:p>0.000701133712006641</text:p>
              </table:table-cell>
              <table:table-cell office:value-type="float" office:value="0.000392869994374934">
                <text:p>0.000392869994374934</text:p>
              </table:table-cell>
              <table:table-cell office:value-type="float" office:value="0.000185050280450572">
                <text:p>0.0001850502804505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200385311807683">
                <text:p>0.00200385311807683</text:p>
              </table:table-cell>
              <table:table-cell office:value-type="float" office:value="0.0000848458775366545">
                <text:p>0.0000848458775366545</text:p>
              </table:table-cell>
              <table:table-cell office:value-type="float" office:value="0.00180393731722672">
                <text:p>0.00180393731722672</text:p>
              </table:table-cell>
              <table:table-cell office:value-type="float" office:value="0.00161628931453039">
                <text:p>0.00161628931453039</text:p>
              </table:table-cell>
              <table:table-cell office:value-type="float" office:value="0.000842371442230316">
                <text:p>0.000842371442230316</text:p>
              </table:table-cell>
              <table:table-cell office:value-type="float" office:value="0.000153266248232864">
                <text:p>0.0001532662482328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267700709901231">
                <text:p>0.00267700709901231</text:p>
              </table:table-cell>
              <table:table-cell office:value-type="float" office:value="0.00131081896555019">
                <text:p>0.00131081896555019</text:p>
              </table:table-cell>
              <table:table-cell office:value-type="float" office:value="0.00103073021291555">
                <text:p>0.00103073021291555</text:p>
              </table:table-cell>
              <table:table-cell office:value-type="float" office:value="0.00102587928950193">
                <text:p>0.00102587928950193</text:p>
              </table:table-cell>
              <table:table-cell office:value-type="float" office:value="0.000184178926465162">
                <text:p>0.000184178926465162</text:p>
              </table:table-cell>
              <table:table-cell office:value-type="float" office:value="0.000814267787428324">
                <text:p>0.0008142677874283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306894528947543">
                <text:p>0.00306894528947543</text:p>
              </table:table-cell>
              <table:table-cell office:value-type="float" office:value="0.000601425197208627">
                <text:p>0.000601425197208627</text:p>
              </table:table-cell>
              <table:table-cell office:value-type="float" office:value="0.00169664728092478">
                <text:p>0.00169664728092478</text:p>
              </table:table-cell>
              <table:table-cell office:value-type="float" office:value="0.0000504868591750807">
                <text:p>0.0000504868591750807</text:p>
              </table:table-cell>
              <table:table-cell office:value-type="float" office:value="0.00046113935070391">
                <text:p>0.00046113935070391</text:p>
              </table:table-cell>
              <table:table-cell office:value-type="float" office:value="0.000501051863242452">
                <text:p>0.0005010518632424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4038279373394">
                <text:p>0.0014038279373394</text:p>
              </table:table-cell>
              <table:table-cell office:value-type="float" office:value="0.0022209167953493">
                <text:p>0.0022209167953493</text:p>
              </table:table-cell>
              <table:table-cell office:value-type="float" office:value="0.000949529114351755">
                <text:p>0.000949529114351755</text:p>
              </table:table-cell>
              <table:table-cell office:value-type="float" office:value="0.000287456188902802">
                <text:p>0.000287456188902802</text:p>
              </table:table-cell>
              <table:table-cell office:value-type="float" office:value="0.000110574319044154">
                <text:p>0.000110574319044154</text:p>
              </table:table-cell>
              <table:table-cell office:value-type="float" office:value="0.000239118577707753">
                <text:p>0.0002391185777077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60326241602926">
                <text:p>0.00060326241602926</text:p>
              </table:table-cell>
              <table:table-cell office:value-type="float" office:value="0.00163923104200503">
                <text:p>0.00163923104200503</text:p>
              </table:table-cell>
              <table:table-cell office:value-type="float" office:value="0.00177988753555924">
                <text:p>0.00177988753555924</text:p>
              </table:table-cell>
              <table:table-cell office:value-type="float" office:value="0.0019992213423361">
                <text:p>0.0019992213423361</text:p>
              </table:table-cell>
              <table:table-cell office:value-type="float" office:value="0.00169860600298888">
                <text:p>0.00169860600298888</text:p>
              </table:table-cell>
              <table:table-cell office:value-type="float" office:value="0.00107080688264904">
                <text:p>0.001070806882649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908983398041574">
                <text:p>0.000908983398041574</text:p>
              </table:table-cell>
              <table:table-cell office:value-type="float" office:value="0.0035613597161408">
                <text:p>0.0035613597161408</text:p>
              </table:table-cell>
              <table:table-cell office:value-type="float" office:value="0.000543797491441289">
                <text:p>0.000543797491441289</text:p>
              </table:table-cell>
              <table:table-cell office:value-type="float" office:value="0.000189875994760058">
                <text:p>0.000189875994760058</text:p>
              </table:table-cell>
              <table:table-cell office:value-type="float" office:value="0.000475799205683636">
                <text:p>0.000475799205683636</text:p>
              </table:table-cell>
              <table:table-cell office:value-type="float" office:value="0.00117532486582306">
                <text:p>0.001175324865823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25580024465528">
                <text:p>0.0025580024465528</text:p>
              </table:table-cell>
              <table:table-cell office:value-type="float" office:value="0.00131139757504828">
                <text:p>0.00131139757504828</text:p>
              </table:table-cell>
              <table:table-cell office:value-type="float" office:value="0.000900754757827915">
                <text:p>0.000900754757827915</text:p>
              </table:table-cell>
              <table:table-cell office:value-type="float" office:value="0.000109695288819101">
                <text:p>0.000109695288819101</text:p>
              </table:table-cell>
              <table:table-cell office:value-type="float" office:value="0.000785973636665105">
                <text:p>0.000785973636665105</text:p>
              </table:table-cell>
              <table:table-cell office:value-type="float" office:value="0.00000550684436184667">
                <text:p>0.00000550684436184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247807361805563">
                <text:p>0.00247807361805563</text:p>
              </table:table-cell>
              <table:table-cell office:value-type="float" office:value="0.00177938577652537">
                <text:p>0.00177938577652537</text:p>
              </table:table-cell>
              <table:table-cell office:value-type="float" office:value="0.000249911435513894">
                <text:p>0.000249911435513894</text:p>
              </table:table-cell>
              <table:table-cell office:value-type="float" office:value="0.000138574262600333">
                <text:p>0.000138574262600333</text:p>
              </table:table-cell>
              <table:table-cell office:value-type="float" office:value="0.000791312654932597">
                <text:p>0.000791312654932597</text:p>
              </table:table-cell>
              <table:table-cell office:value-type="float" office:value="0.000235157943530684">
                <text:p>0.0002351579435306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211209978992821">
                <text:p>0.00211209978992821</text:p>
              </table:table-cell>
              <table:table-cell office:value-type="float" office:value="0.00189939931302385">
                <text:p>0.00189939931302385</text:p>
              </table:table-cell>
              <table:table-cell office:value-type="float" office:value="0.00161768374433047">
                <text:p>0.00161768374433047</text:p>
              </table:table-cell>
              <table:table-cell office:value-type="float" office:value="0.000131699262950313">
                <text:p>0.000131699262950313</text:p>
              </table:table-cell>
              <table:table-cell office:value-type="float" office:value="0.00176728422140204">
                <text:p>0.00176728422140204</text:p>
              </table:table-cell>
              <table:table-cell office:value-type="float" office:value="0.000351604402146322">
                <text:p>0.0003516044021463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237081649749671">
                <text:p>0.00237081649749671</text:p>
              </table:table-cell>
              <table:table-cell office:value-type="float" office:value="0.000426458230388338">
                <text:p>0.000426458230388338</text:p>
              </table:table-cell>
              <table:table-cell office:value-type="float" office:value="0.00169821559392647">
                <text:p>0.00169821559392647</text:p>
              </table:table-cell>
              <table:table-cell office:value-type="float" office:value="0.000684242540365254">
                <text:p>0.000684242540365254</text:p>
              </table:table-cell>
              <table:table-cell office:value-type="float" office:value="0.00179947590960827">
                <text:p>0.00179947590960827</text:p>
              </table:table-cell>
              <table:table-cell office:value-type="float" office:value="0.000186004750863944">
                <text:p>0.0001860047508639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228176441100381">
                <text:p>0.00228176441100381</text:p>
              </table:table-cell>
              <table:table-cell office:value-type="float" office:value="0.00161975814003457">
                <text:p>0.00161975814003457</text:p>
              </table:table-cell>
              <table:table-cell office:value-type="float" office:value="0.000565416484235026">
                <text:p>0.000565416484235026</text:p>
              </table:table-cell>
              <table:table-cell office:value-type="float" office:value="0.0000263053260409762">
                <text:p>0.0000263053260409762</text:p>
              </table:table-cell>
              <table:table-cell office:value-type="float" office:value="0.00135661998158865">
                <text:p>0.00135661998158865</text:p>
              </table:table-cell>
              <table:table-cell office:value-type="float" office:value="0.000480345560951445">
                <text:p>0.0004803455609514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250856151014434">
                <text:p>0.00250856151014434</text:p>
              </table:table-cell>
              <table:table-cell office:value-type="float" office:value="0.000500382660760135">
                <text:p>0.000500382660760135</text:p>
              </table:table-cell>
              <table:table-cell office:value-type="float" office:value="0.00130676218699533">
                <text:p>0.00130676218699533</text:p>
              </table:table-cell>
              <table:table-cell office:value-type="float" office:value="0.000329979249382717">
                <text:p>0.000329979249382717</text:p>
              </table:table-cell>
              <table:table-cell office:value-type="float" office:value="0.000414842284370387">
                <text:p>0.000414842284370387</text:p>
              </table:table-cell>
              <table:table-cell office:value-type="float" office:value="0.000370429404913164">
                <text:p>0.0003704294049131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336639370767244">
                <text:p>0.00336639370767244</text:p>
              </table:table-cell>
              <table:table-cell office:value-type="float" office:value="0.000870297892739735">
                <text:p>0.000870297892739735</text:p>
              </table:table-cell>
              <table:table-cell office:value-type="float" office:value="0.00104629690923241">
                <text:p>0.00104629690923241</text:p>
              </table:table-cell>
              <table:table-cell office:value-type="float" office:value="0.00191598082044031">
                <text:p>0.00191598082044031</text:p>
              </table:table-cell>
              <table:table-cell office:value-type="float" office:value="0.000596709784392413">
                <text:p>0.000596709784392413</text:p>
              </table:table-cell>
              <table:table-cell office:value-type="float" office:value="0.0000843213269443588">
                <text:p>0.00008432132694435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41428336323335">
                <text:p>0.00141428336323335</text:p>
              </table:table-cell>
              <table:table-cell office:value-type="float" office:value="0.00079692693433131">
                <text:p>0.00079692693433131</text:p>
              </table:table-cell>
              <table:table-cell office:value-type="float" office:value="0.00203845176634365">
                <text:p>0.00203845176634365</text:p>
              </table:table-cell>
              <table:table-cell office:value-type="float" office:value="0.00134701038822804">
                <text:p>0.00134701038822804</text:p>
              </table:table-cell>
              <table:table-cell office:value-type="float" office:value="0.00103621781180063">
                <text:p>0.00103621781180063</text:p>
              </table:table-cell>
              <table:table-cell office:value-type="float" office:value="0.000596796757653451">
                <text:p>0.0005967967576534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505100184282181">
                <text:p>0.000505100184282181</text:p>
              </table:table-cell>
              <table:table-cell office:value-type="float" office:value="0.000215911955049553">
                <text:p>0.000215911955049553</text:p>
              </table:table-cell>
              <table:table-cell office:value-type="float" office:value="0.000780960562341893">
                <text:p>0.000780960562341893</text:p>
              </table:table-cell>
              <table:table-cell office:value-type="float" office:value="0.000444582433651863">
                <text:p>0.000444582433651863</text:p>
              </table:table-cell>
              <table:table-cell office:value-type="float" office:value="0.000259751305697886">
                <text:p>0.000259751305697886</text:p>
              </table:table-cell>
              <table:table-cell office:value-type="float" office:value="0.000242610878741889">
                <text:p>0.0002426108787418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24508269865764">
                <text:p>0.00124508269865764</text:p>
              </table:table-cell>
              <table:table-cell office:value-type="float" office:value="0.00135266435383619">
                <text:p>0.00135266435383619</text:p>
              </table:table-cell>
              <table:table-cell office:value-type="float" office:value="0.00210990601272032">
                <text:p>0.00210990601272032</text:p>
              </table:table-cell>
              <table:table-cell office:value-type="float" office:value="0.000573099087372242">
                <text:p>0.000573099087372242</text:p>
              </table:table-cell>
              <table:table-cell office:value-type="float" office:value="0.000668366188163905">
                <text:p>0.000668366188163905</text:p>
              </table:table-cell>
              <table:table-cell office:value-type="float" office:value="0.000450118452697712">
                <text:p>0.0004501184526977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816024144385086">
                <text:p>0.000816024144385086</text:p>
              </table:table-cell>
              <table:table-cell office:value-type="float" office:value="0.000688250502980381">
                <text:p>0.000688250502980381</text:p>
              </table:table-cell>
              <table:table-cell office:value-type="float" office:value="0.0000491392982486794">
                <text:p>0.0000491392982486794</text:p>
              </table:table-cell>
              <table:table-cell office:value-type="float" office:value="0.000663774365340597">
                <text:p>0.000663774365340597</text:p>
              </table:table-cell>
              <table:table-cell office:value-type="float" office:value="0.0003107715959767">
                <text:p>0.0003107715959767</text:p>
              </table:table-cell>
              <table:table-cell office:value-type="float" office:value="0.000990169378548789">
                <text:p>0.0009901693785487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930199372258134">
                <text:p>0.000930199372258134</text:p>
              </table:table-cell>
              <table:table-cell office:value-type="float" office:value="0.000180390755164961">
                <text:p>0.000180390755164961</text:p>
              </table:table-cell>
              <table:table-cell office:value-type="float" office:value="0.0018164550760047">
                <text:p>0.0018164550760047</text:p>
              </table:table-cell>
              <table:table-cell office:value-type="float" office:value="0.000313346120522695">
                <text:p>0.000313346120522695</text:p>
              </table:table-cell>
              <table:table-cell office:value-type="float" office:value="0.00038359212810235">
                <text:p>0.00038359212810235</text:p>
              </table:table-cell>
              <table:table-cell office:value-type="float" office:value="0.000600593847541742">
                <text:p>0.0006005938475417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57458674245792">
                <text:p>0.00157458674245792</text:p>
              </table:table-cell>
              <table:table-cell office:value-type="float" office:value="0.00159793911949579">
                <text:p>0.00159793911949579</text:p>
              </table:table-cell>
              <table:table-cell office:value-type="float" office:value="0.000756255640375958">
                <text:p>0.000756255640375958</text:p>
              </table:table-cell>
              <table:table-cell office:value-type="float" office:value="0.000508557676845101">
                <text:p>0.000508557676845101</text:p>
              </table:table-cell>
              <table:table-cell office:value-type="float" office:value="0.0022257118919522">
                <text:p>0.0022257118919522</text:p>
              </table:table-cell>
              <table:table-cell office:value-type="float" office:value="0.0000556332890959688">
                <text:p>0.00005563328909596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14686437655243">
                <text:p>0.00114686437655243</text:p>
              </table:table-cell>
              <table:table-cell office:value-type="float" office:value="0.00100513763945687">
                <text:p>0.00100513763945687</text:p>
              </table:table-cell>
              <table:table-cell office:value-type="float" office:value="0.00134280319631763">
                <text:p>0.00134280319631763</text:p>
              </table:table-cell>
              <table:table-cell office:value-type="float" office:value="0.00279489224775942">
                <text:p>0.00279489224775942</text:p>
              </table:table-cell>
              <table:table-cell office:value-type="float" office:value="0.000807442360073019">
                <text:p>0.000807442360073019</text:p>
              </table:table-cell>
              <table:table-cell office:value-type="float" office:value="0.000157928982440048">
                <text:p>0.0001579289824400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14677634414839">
                <text:p>0.00114677634414839</text:p>
              </table:table-cell>
              <table:table-cell office:value-type="float" office:value="0.00172833215183887">
                <text:p>0.00172833215183887</text:p>
              </table:table-cell>
              <table:table-cell office:value-type="float" office:value="0.00283882985245398">
                <text:p>0.00283882985245398</text:p>
              </table:table-cell>
              <table:table-cell office:value-type="float" office:value="0.000785590065449426">
                <text:p>0.000785590065449426</text:p>
              </table:table-cell>
              <table:table-cell office:value-type="float" office:value="0.000808291422428997">
                <text:p>0.000808291422428997</text:p>
              </table:table-cell>
              <table:table-cell office:value-type="float" office:value="0.000976452187200216">
                <text:p>0.0009764521872002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96272506135919">
                <text:p>0.00196272506135919</text:p>
              </table:table-cell>
              <table:table-cell office:value-type="float" office:value="0.00247674161226197">
                <text:p>0.00247674161226197</text:p>
              </table:table-cell>
              <table:table-cell office:value-type="float" office:value="0.0012237802137296">
                <text:p>0.0012237802137296</text:p>
              </table:table-cell>
              <table:table-cell office:value-type="float" office:value="0.00102677696661679">
                <text:p>0.00102677696661679</text:p>
              </table:table-cell>
              <table:table-cell office:value-type="float" office:value="0.0000267871458894398">
                <text:p>0.0000267871458894398</text:p>
              </table:table-cell>
              <table:table-cell office:value-type="float" office:value="0.000141480047798126">
                <text:p>0.0001414800477981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233593906792606">
                <text:p>0.00233593906792606</text:p>
              </table:table-cell>
              <table:table-cell office:value-type="float" office:value="0.000526428691840497">
                <text:p>0.000526428691840497</text:p>
              </table:table-cell>
              <table:table-cell office:value-type="float" office:value="0.00208763768353926">
                <text:p>0.00208763768353926</text:p>
              </table:table-cell>
              <table:table-cell office:value-type="float" office:value="0.00159086389718821">
                <text:p>0.00159086389718821</text:p>
              </table:table-cell>
              <table:table-cell office:value-type="float" office:value="0.00136886485155463">
                <text:p>0.00136886485155463</text:p>
              </table:table-cell>
              <table:table-cell office:value-type="float" office:value="0.000535988831990242">
                <text:p>0.0005359888319902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624532619864393">
                <text:p>0.000624532619864393</text:p>
              </table:table-cell>
              <table:table-cell office:value-type="float" office:value="0.00110955353282272">
                <text:p>0.00110955353282272</text:p>
              </table:table-cell>
              <table:table-cell office:value-type="float" office:value="0.00187450163374026">
                <text:p>0.00187450163374026</text:p>
              </table:table-cell>
              <table:table-cell office:value-type="float" office:value="0.0011809055249139">
                <text:p>0.0011809055249139</text:p>
              </table:table-cell>
              <table:table-cell office:value-type="float" office:value="0.000536505329963077">
                <text:p>0.000536505329963077</text:p>
              </table:table-cell>
              <table:table-cell office:value-type="float" office:value="0.000606748954238956">
                <text:p>0.0006067489542389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436806656497657">
                <text:p>0.00436806656497657</text:p>
              </table:table-cell>
              <table:table-cell office:value-type="float" office:value="0.000823797789672121">
                <text:p>0.000823797789672121</text:p>
              </table:table-cell>
              <table:table-cell office:value-type="float" office:value="0.000530365396555599">
                <text:p>0.000530365396555599</text:p>
              </table:table-cell>
              <table:table-cell office:value-type="float" office:value="0.00122533813508108">
                <text:p>0.00122533813508108</text:p>
              </table:table-cell>
              <table:table-cell office:value-type="float" office:value="0.0000726087284634858">
                <text:p>0.0000726087284634858</text:p>
              </table:table-cell>
              <table:table-cell office:value-type="float" office:value="0.000415314692482127">
                <text:p>0.0004153146924821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352410784821622">
                <text:p>0.000352410784821622</text:p>
              </table:table-cell>
              <table:table-cell office:value-type="float" office:value="0.0000704097913377666">
                <text:p>0.0000704097913377666</text:p>
              </table:table-cell>
              <table:table-cell office:value-type="float" office:value="0.000346379744782244">
                <text:p>0.000346379744782244</text:p>
              </table:table-cell>
              <table:table-cell office:value-type="float" office:value="0.00041258152071455">
                <text:p>0.00041258152071455</text:p>
              </table:table-cell>
              <table:table-cell office:value-type="float" office:value="0.000107809586236129">
                <text:p>0.000107809586236129</text:p>
              </table:table-cell>
              <table:table-cell office:value-type="float" office:value="0.000482941268239223">
                <text:p>0.0004829412682392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222497775774011">
                <text:p>0.00222497775774011</text:p>
              </table:table-cell>
              <table:table-cell office:value-type="float" office:value="0.000761373368639795">
                <text:p>0.000761373368639795</text:p>
              </table:table-cell>
              <table:table-cell office:value-type="float" office:value="0.00117614534291155">
                <text:p>0.00117614534291155</text:p>
              </table:table-cell>
              <table:table-cell office:value-type="float" office:value="0.00192548422713212">
                <text:p>0.00192548422713212</text:p>
              </table:table-cell>
              <table:table-cell office:value-type="float" office:value="0.000109772783574158">
                <text:p>0.000109772783574158</text:p>
              </table:table-cell>
              <table:table-cell office:value-type="float" office:value="0.00129897971371662">
                <text:p>0.001298979713716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747660444715859">
                <text:p>0.000747660444715859</text:p>
              </table:table-cell>
              <table:table-cell office:value-type="float" office:value="0.000456321781192148">
                <text:p>0.000456321781192148</text:p>
              </table:table-cell>
              <table:table-cell office:value-type="float" office:value="0.00015587519807525">
                <text:p>0.00015587519807525</text:p>
              </table:table-cell>
              <table:table-cell office:value-type="float" office:value="0.00084698523233806">
                <text:p>0.00084698523233806</text:p>
              </table:table-cell>
              <table:table-cell office:value-type="float" office:value="0.000438958449330507">
                <text:p>0.000438958449330507</text:p>
              </table:table-cell>
              <table:table-cell office:value-type="float" office:value="0.00138339873882565">
                <text:p>0.001383398738825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03592132758168">
                <text:p>0.00103592132758168</text:p>
              </table:table-cell>
              <table:table-cell office:value-type="float" office:value="0.000928698977050946">
                <text:p>0.000928698977050946</text:p>
              </table:table-cell>
              <table:table-cell office:value-type="float" office:value="0.000580328592784785">
                <text:p>0.000580328592784785</text:p>
              </table:table-cell>
              <table:table-cell office:value-type="float" office:value="0.000578744120838692">
                <text:p>0.000578744120838692</text:p>
              </table:table-cell>
              <table:table-cell office:value-type="float" office:value="0.000704236793031221">
                <text:p>0.000704236793031221</text:p>
              </table:table-cell>
              <table:table-cell office:value-type="float" office:value="0.000640916703285033">
                <text:p>0.0006409167032850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85457497527697">
                <text:p>0.00185457497527697</text:p>
              </table:table-cell>
              <table:table-cell office:value-type="float" office:value="0.00205880337016318">
                <text:p>0.00205880337016318</text:p>
              </table:table-cell>
              <table:table-cell office:value-type="float" office:value="0.0026356031822572">
                <text:p>0.0026356031822572</text:p>
              </table:table-cell>
              <table:table-cell office:value-type="float" office:value="0.00125537216708649">
                <text:p>0.00125537216708649</text:p>
              </table:table-cell>
              <table:table-cell office:value-type="float" office:value="0.000715117320603475">
                <text:p>0.000715117320603475</text:p>
              </table:table-cell>
              <table:table-cell office:value-type="float" office:value="0.000173264274549556">
                <text:p>0.0001732642745495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327094177528853">
                <text:p>0.000327094177528853</text:p>
              </table:table-cell>
              <table:table-cell office:value-type="float" office:value="0.00109485026014067">
                <text:p>0.00109485026014067</text:p>
              </table:table-cell>
              <table:table-cell office:value-type="float" office:value="0.00146245780558063">
                <text:p>0.00146245780558063</text:p>
              </table:table-cell>
              <table:table-cell office:value-type="float" office:value="0.000604718515382796">
                <text:p>0.000604718515382796</text:p>
              </table:table-cell>
              <table:table-cell office:value-type="float" office:value="0.000891613480374698">
                <text:p>0.000891613480374698</text:p>
              </table:table-cell>
              <table:table-cell office:value-type="float" office:value="0.000208322661642057">
                <text:p>0.0002083226616420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239578736319856">
                <text:p>0.000239578736319856</text:p>
              </table:table-cell>
              <table:table-cell office:value-type="float" office:value="0.00145402483868251">
                <text:p>0.00145402483868251</text:p>
              </table:table-cell>
              <table:table-cell office:value-type="float" office:value="0.000527082147199653">
                <text:p>0.000527082147199653</text:p>
              </table:table-cell>
              <table:table-cell office:value-type="float" office:value="0.000294278955380367">
                <text:p>0.000294278955380367</text:p>
              </table:table-cell>
              <table:table-cell office:value-type="float" office:value="0.000695689253003451">
                <text:p>0.000695689253003451</text:p>
              </table:table-cell>
              <table:table-cell office:value-type="float" office:value="0.000747952887871328">
                <text:p>0.0007479528878713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118057730241539">
                <text:p>0.000118057730241539</text:p>
              </table:table-cell>
              <table:table-cell office:value-type="float" office:value="0.001119916279821">
                <text:p>0.001119916279821</text:p>
              </table:table-cell>
              <table:table-cell office:value-type="float" office:value="0.0000345872904183864">
                <text:p>0.0000345872904183864</text:p>
              </table:table-cell>
              <table:table-cell office:value-type="float" office:value="0.000562849349629246">
                <text:p>0.000562849349629246</text:p>
              </table:table-cell>
              <table:table-cell office:value-type="float" office:value="0.00159764953925778">
                <text:p>0.00159764953925778</text:p>
              </table:table-cell>
              <table:table-cell office:value-type="float" office:value="0.000501577002315123">
                <text:p>0.0005015770023151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274656346755142">
                <text:p>0.00274656346755142</text:p>
              </table:table-cell>
              <table:table-cell office:value-type="float" office:value="0.000302147872181635">
                <text:p>0.000302147872181635</text:p>
              </table:table-cell>
              <table:table-cell office:value-type="float" office:value="0.00284303164203914">
                <text:p>0.00284303164203914</text:p>
              </table:table-cell>
              <table:table-cell office:value-type="float" office:value="0.000299081462625139">
                <text:p>0.000299081462625139</text:p>
              </table:table-cell>
              <table:table-cell office:value-type="float" office:value="0.000154585819725384">
                <text:p>0.000154585819725384</text:p>
              </table:table-cell>
              <table:table-cell office:value-type="float" office:value="0.000429097538343637">
                <text:p>0.0004290975383436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473771859895056">
                <text:p>0.000473771859895056</text:p>
              </table:table-cell>
              <table:table-cell office:value-type="float" office:value="0.0000498852774080127">
                <text:p>0.0000498852774080127</text:p>
              </table:table-cell>
              <table:table-cell office:value-type="float" office:value="0.00122596754501147">
                <text:p>0.00122596754501147</text:p>
              </table:table-cell>
              <table:table-cell office:value-type="float" office:value="0.000659618256861005">
                <text:p>0.000659618256861005</text:p>
              </table:table-cell>
              <table:table-cell office:value-type="float" office:value="0.000167082708413702">
                <text:p>0.000167082708413702</text:p>
              </table:table-cell>
              <table:table-cell office:value-type="float" office:value="0.00110912815227104">
                <text:p>0.001109128152271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76418979244508">
                <text:p>0.00076418979244508</text:p>
              </table:table-cell>
              <table:table-cell office:value-type="float" office:value="0.0011997977146514">
                <text:p>0.0011997977146514</text:p>
              </table:table-cell>
              <table:table-cell office:value-type="float" office:value="0.00124128590524508">
                <text:p>0.00124128590524508</text:p>
              </table:table-cell>
              <table:table-cell office:value-type="float" office:value="0.00137466447570223">
                <text:p>0.00137466447570223</text:p>
              </table:table-cell>
              <table:table-cell office:value-type="float" office:value="0.000613230199275616">
                <text:p>0.000613230199275616</text:p>
              </table:table-cell>
              <table:table-cell office:value-type="float" office:value="0.000356986529218339">
                <text:p>0.0003569865292183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225632506524454">
                <text:p>0.00225632506524454</text:p>
              </table:table-cell>
              <table:table-cell office:value-type="float" office:value="0.00119048760410356">
                <text:p>0.00119048760410356</text:p>
              </table:table-cell>
              <table:table-cell office:value-type="float" office:value="0.00144290103939637">
                <text:p>0.00144290103939637</text:p>
              </table:table-cell>
              <table:table-cell office:value-type="float" office:value="0.000109007628816382">
                <text:p>0.000109007628816382</text:p>
              </table:table-cell>
              <table:table-cell office:value-type="float" office:value="0.000564400546740451">
                <text:p>0.000564400546740451</text:p>
              </table:table-cell>
              <table:table-cell office:value-type="float" office:value="0.000791292499298102">
                <text:p>0.0007912924992981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198977040213322">
                <text:p>0.0000198977040213322</text:p>
              </table:table-cell>
              <table:table-cell office:value-type="float" office:value="0.00145617669579812">
                <text:p>0.00145617669579812</text:p>
              </table:table-cell>
              <table:table-cell office:value-type="float" office:value="0.00268461518945085">
                <text:p>0.00268461518945085</text:p>
              </table:table-cell>
              <table:table-cell office:value-type="float" office:value="0.000912514738913739">
                <text:p>0.000912514738913739</text:p>
              </table:table-cell>
              <table:table-cell office:value-type="float" office:value="0.0000979359351078735">
                <text:p>0.0000979359351078735</text:p>
              </table:table-cell>
              <table:table-cell office:value-type="float" office:value="0.000863230721251274">
                <text:p>0.0008632307212512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60986444983735">
                <text:p>0.00060986444983735</text:p>
              </table:table-cell>
              <table:table-cell office:value-type="float" office:value="0.000195804712466607">
                <text:p>0.000195804712466607</text:p>
              </table:table-cell>
              <table:table-cell office:value-type="float" office:value="0.000829538944921104">
                <text:p>0.000829538944921104</text:p>
              </table:table-cell>
              <table:table-cell office:value-type="float" office:value="0.000592011836556328">
                <text:p>0.000592011836556328</text:p>
              </table:table-cell>
              <table:table-cell office:value-type="float" office:value="0.00113929179022154">
                <text:p>0.00113929179022154</text:p>
              </table:table-cell>
              <table:table-cell office:value-type="float" office:value="0.000269965252698068">
                <text:p>0.0002699652526980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190968721237361">
                <text:p>0.000190968721237361</text:p>
              </table:table-cell>
              <table:table-cell office:value-type="float" office:value="0.000246895209785603">
                <text:p>0.000246895209785603</text:p>
              </table:table-cell>
              <table:table-cell office:value-type="float" office:value="0.000943337270373767">
                <text:p>0.000943337270373767</text:p>
              </table:table-cell>
              <table:table-cell office:value-type="float" office:value="0.000900895888718001">
                <text:p>0.000900895888718001</text:p>
              </table:table-cell>
              <table:table-cell office:value-type="float" office:value="0.000688329993540293">
                <text:p>0.000688329993540293</text:p>
              </table:table-cell>
              <table:table-cell office:value-type="float" office:value="0.0000733875727885191">
                <text:p>0.00007338757278851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267217940164866">
                <text:p>0.00267217940164866</text:p>
              </table:table-cell>
              <table:table-cell office:value-type="float" office:value="0.00149308825305905">
                <text:p>0.00149308825305905</text:p>
              </table:table-cell>
              <table:table-cell office:value-type="float" office:value="0.000577774670878828">
                <text:p>0.000577774670878828</text:p>
              </table:table-cell>
              <table:table-cell office:value-type="float" office:value="0.000452026231171576">
                <text:p>0.000452026231171576</text:p>
              </table:table-cell>
              <table:table-cell office:value-type="float" office:value="0.000211206150045218">
                <text:p>0.000211206150045218</text:p>
              </table:table-cell>
              <table:table-cell office:value-type="float" office:value="0.00080720043808924">
                <text:p>0.000807200438089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65257613292535">
                <text:p>0.00165257613292535</text:p>
              </table:table-cell>
              <table:table-cell office:value-type="float" office:value="0.000834060299609085">
                <text:p>0.000834060299609085</text:p>
              </table:table-cell>
              <table:table-cell office:value-type="float" office:value="0.000710898846190577">
                <text:p>0.000710898846190577</text:p>
              </table:table-cell>
              <table:table-cell office:value-type="float" office:value="0.000572191442024028">
                <text:p>0.000572191442024028</text:p>
              </table:table-cell>
              <table:table-cell office:value-type="float" office:value="0.000781879074366554">
                <text:p>0.000781879074366554</text:p>
              </table:table-cell>
              <table:table-cell office:value-type="float" office:value="0.000647924909075837">
                <text:p>0.0006479249090758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78432131185302">
                <text:p>0.000078432131185302</text:p>
              </table:table-cell>
              <table:table-cell office:value-type="float" office:value="0.00182363895076643">
                <text:p>0.00182363895076643</text:p>
              </table:table-cell>
              <table:table-cell office:value-type="float" office:value="0.00156244784778581">
                <text:p>0.00156244784778581</text:p>
              </table:table-cell>
              <table:table-cell office:value-type="float" office:value="0.00014250986402109">
                <text:p>0.00014250986402109</text:p>
              </table:table-cell>
              <table:table-cell office:value-type="float" office:value="0.000714691399961165">
                <text:p>0.000714691399961165</text:p>
              </table:table-cell>
              <table:table-cell office:value-type="float" office:value="0.00018300682955541">
                <text:p>0.000183006829555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98382343242631">
                <text:p>0.00198382343242631</text:p>
              </table:table-cell>
              <table:table-cell office:value-type="float" office:value="0.00161621986984661">
                <text:p>0.00161621986984661</text:p>
              </table:table-cell>
              <table:table-cell office:value-type="float" office:value="0.00260411226823232">
                <text:p>0.00260411226823232</text:p>
              </table:table-cell>
              <table:table-cell office:value-type="float" office:value="0.000302345812556837">
                <text:p>0.000302345812556837</text:p>
              </table:table-cell>
              <table:table-cell office:value-type="float" office:value="0.000470048485691876">
                <text:p>0.000470048485691876</text:p>
              </table:table-cell>
              <table:table-cell office:value-type="float" office:value="0.000110911389060497">
                <text:p>0.0001109113890604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433191831943347">
                <text:p>0.0000433191831943347</text:p>
              </table:table-cell>
              <table:table-cell office:value-type="float" office:value="0.00183158067803157">
                <text:p>0.00183158067803157</text:p>
              </table:table-cell>
              <table:table-cell office:value-type="float" office:value="0.000572036875901905">
                <text:p>0.000572036875901905</text:p>
              </table:table-cell>
              <table:table-cell office:value-type="float" office:value="0.000367353020684469">
                <text:p>0.000367353020684469</text:p>
              </table:table-cell>
              <table:table-cell office:value-type="float" office:value="0.000852579854119906">
                <text:p>0.000852579854119906</text:p>
              </table:table-cell>
              <table:table-cell office:value-type="float" office:value="0.000687215171149447">
                <text:p>0.0006872151711494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592384482585917">
                <text:p>0.000592384482585917</text:p>
              </table:table-cell>
              <table:table-cell office:value-type="float" office:value="0.000523175417372013">
                <text:p>0.000523175417372013</text:p>
              </table:table-cell>
              <table:table-cell office:value-type="float" office:value="0.000299498841472179">
                <text:p>0.000299498841472179</text:p>
              </table:table-cell>
              <table:table-cell office:value-type="float" office:value="0.00277661378298211">
                <text:p>0.00277661378298211</text:p>
              </table:table-cell>
              <table:table-cell office:value-type="float" office:value="0.000728450773992417">
                <text:p>0.000728450773992417</text:p>
              </table:table-cell>
              <table:table-cell office:value-type="float" office:value="0.00113251179636586">
                <text:p>0.001132511796365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422792200303057">
                <text:p>0.0000422792200303057</text:p>
              </table:table-cell>
              <table:table-cell office:value-type="float" office:value="0.00240522205065785">
                <text:p>0.00240522205065785</text:p>
              </table:table-cell>
              <table:table-cell office:value-type="float" office:value="0.00136557209333699">
                <text:p>0.00136557209333699</text:p>
              </table:table-cell>
              <table:table-cell office:value-type="float" office:value="0.00115000651481578">
                <text:p>0.00115000651481578</text:p>
              </table:table-cell>
              <table:table-cell office:value-type="float" office:value="0.000233433250574233">
                <text:p>0.000233433250574233</text:p>
              </table:table-cell>
              <table:table-cell office:value-type="float" office:value="0.0000402006875535044">
                <text:p>0.00004020068755350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239368822450459">
                <text:p>0.000239368822450459</text:p>
              </table:table-cell>
              <table:table-cell office:value-type="float" office:value="0.000712180730975121">
                <text:p>0.000712180730975121</text:p>
              </table:table-cell>
              <table:table-cell office:value-type="float" office:value="0.000922412694383201">
                <text:p>0.000922412694383201</text:p>
              </table:table-cell>
              <table:table-cell office:value-type="float" office:value="0.000969024744175595">
                <text:p>0.000969024744175595</text:p>
              </table:table-cell>
              <table:table-cell office:value-type="float" office:value="0.00116804615227206">
                <text:p>0.00116804615227206</text:p>
              </table:table-cell>
              <table:table-cell office:value-type="float" office:value="0.0000205072881356294">
                <text:p>0.00002050728813562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122106903721164">
                <text:p>0.000122106903721164</text:p>
              </table:table-cell>
              <table:table-cell office:value-type="float" office:value="0.000186889839258075">
                <text:p>0.000186889839258075</text:p>
              </table:table-cell>
              <table:table-cell office:value-type="float" office:value="0.00160679409704168">
                <text:p>0.00160679409704168</text:p>
              </table:table-cell>
              <table:table-cell office:value-type="float" office:value="0.000226782221336208">
                <text:p>0.000226782221336208</text:p>
              </table:table-cell>
              <table:table-cell office:value-type="float" office:value="0.00133533683023401">
                <text:p>0.00133533683023401</text:p>
              </table:table-cell>
              <table:table-cell office:value-type="float" office:value="0.000228728668369982">
                <text:p>0.0002287286683699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251680841195423">
                <text:p>0.00251680841195423</text:p>
              </table:table-cell>
              <table:table-cell office:value-type="float" office:value="0.000184754882577742">
                <text:p>0.000184754882577742</text:p>
              </table:table-cell>
              <table:table-cell office:value-type="float" office:value="0.00160371940256754">
                <text:p>0.00160371940256754</text:p>
              </table:table-cell>
              <table:table-cell office:value-type="float" office:value="0.000702163188835758">
                <text:p>0.000702163188835758</text:p>
              </table:table-cell>
              <table:table-cell office:value-type="float" office:value="0.000375057949937307">
                <text:p>0.000375057949937307</text:p>
              </table:table-cell>
              <table:table-cell office:value-type="float" office:value="0.00105811511423992">
                <text:p>0.001058115114239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251319823857621">
                <text:p>0.00251319823857621</text:p>
              </table:table-cell>
              <table:table-cell office:value-type="float" office:value="0.00052198392054903">
                <text:p>0.00052198392054903</text:p>
              </table:table-cell>
              <table:table-cell office:value-type="float" office:value="0.00120273656696046">
                <text:p>0.00120273656696046</text:p>
              </table:table-cell>
              <table:table-cell office:value-type="float" office:value="0.000528777690455673">
                <text:p>0.000528777690455673</text:p>
              </table:table-cell>
              <table:table-cell office:value-type="float" office:value="0.000314519553081372">
                <text:p>0.000314519553081372</text:p>
              </table:table-cell>
              <table:table-cell office:value-type="float" office:value="0.000327421517230864">
                <text:p>0.0003274215172308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607990910954648">
                <text:p>0.000607990910954648</text:p>
              </table:table-cell>
              <table:table-cell office:value-type="float" office:value="0.00156457610927463">
                <text:p>0.00156457610927463</text:p>
              </table:table-cell>
              <table:table-cell office:value-type="float" office:value="0.00104941591149954">
                <text:p>0.00104941591149954</text:p>
              </table:table-cell>
              <table:table-cell office:value-type="float" office:value="0.000337064252426966">
                <text:p>0.000337064252426966</text:p>
              </table:table-cell>
              <table:table-cell office:value-type="float" office:value="0.0016896105369586">
                <text:p>0.0016896105369586</text:p>
              </table:table-cell>
              <table:table-cell office:value-type="float" office:value="0.000360539571952145">
                <text:p>0.0003605395719521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20016270621326">
                <text:p>0.00120016270621326</text:p>
              </table:table-cell>
              <table:table-cell office:value-type="float" office:value="0.0000591770047071449">
                <text:p>0.0000591770047071449</text:p>
              </table:table-cell>
              <table:table-cell office:value-type="float" office:value="0.0016185672978053">
                <text:p>0.0016185672978053</text:p>
              </table:table-cell>
              <table:table-cell office:value-type="float" office:value="0.00173934666851361">
                <text:p>0.00173934666851361</text:p>
              </table:table-cell>
              <table:table-cell office:value-type="float" office:value="0.000720932250723116">
                <text:p>0.000720932250723116</text:p>
              </table:table-cell>
              <table:table-cell office:value-type="float" office:value="0.0000462952947208883">
                <text:p>0.00004629529472088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308289707861231">
                <text:p>0.000308289707861231</text:p>
              </table:table-cell>
              <table:table-cell office:value-type="float" office:value="0.000173281020303229">
                <text:p>0.000173281020303229</text:p>
              </table:table-cell>
              <table:table-cell office:value-type="float" office:value="0.001100536765692">
                <text:p>0.001100536765692</text:p>
              </table:table-cell>
              <table:table-cell office:value-type="float" office:value="0.000371997566043447">
                <text:p>0.000371997566043447</text:p>
              </table:table-cell>
              <table:table-cell office:value-type="float" office:value="0.00123553644883012">
                <text:p>0.00123553644883012</text:p>
              </table:table-cell>
              <table:table-cell office:value-type="float" office:value="0.00117223219975404">
                <text:p>0.001172232199754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157992006397167">
                <text:p>0.00157992006397167</text:p>
              </table:table-cell>
              <table:table-cell office:value-type="float" office:value="0.000191584876641837">
                <text:p>0.000191584876641837</text:p>
              </table:table-cell>
              <table:table-cell office:value-type="float" office:value="0.000605066516963682">
                <text:p>0.000605066516963682</text:p>
              </table:table-cell>
              <table:table-cell office:value-type="float" office:value="0.00130411968202848">
                <text:p>0.00130411968202848</text:p>
              </table:table-cell>
              <table:table-cell office:value-type="float" office:value="0.00101181681324691">
                <text:p>0.00101181681324691</text:p>
              </table:table-cell>
              <table:table-cell office:value-type="float" office:value="0.000231870173097004">
                <text:p>0.0002318701730970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551862697197869">
                <text:p>0.000551862697197869</text:p>
              </table:table-cell>
              <table:table-cell office:value-type="float" office:value="0.00111480838594202">
                <text:p>0.00111480838594202</text:p>
              </table:table-cell>
              <table:table-cell office:value-type="float" office:value="0.00257212842891086">
                <text:p>0.00257212842891086</text:p>
              </table:table-cell>
              <table:table-cell office:value-type="float" office:value="0.000588737716361365">
                <text:p>0.000588737716361365</text:p>
              </table:table-cell>
              <table:table-cell office:value-type="float" office:value="0.000416653474175632">
                <text:p>0.000416653474175632</text:p>
              </table:table-cell>
              <table:table-cell office:value-type="float" office:value="0.000358553237374881">
                <text:p>0.0003585532373748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47129204872742">
                <text:p>0.00147129204872742</text:p>
              </table:table-cell>
              <table:table-cell office:value-type="float" office:value="0.000323311550538552">
                <text:p>0.000323311550538552</text:p>
              </table:table-cell>
              <table:table-cell office:value-type="float" office:value="0.000824014756864333">
                <text:p>0.000824014756864333</text:p>
              </table:table-cell>
              <table:table-cell office:value-type="float" office:value="0.0015111483973751">
                <text:p>0.0015111483973751</text:p>
              </table:table-cell>
              <table:table-cell office:value-type="float" office:value="0.000764242901721612">
                <text:p>0.000764242901721612</text:p>
              </table:table-cell>
              <table:table-cell office:value-type="float" office:value="0.000019506348414744">
                <text:p>0.0000195063484147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49272066525175">
                <text:p>0.00149272066525175</text:p>
              </table:table-cell>
              <table:table-cell office:value-type="float" office:value="0.000145323258238239">
                <text:p>0.000145323258238239</text:p>
              </table:table-cell>
              <table:table-cell office:value-type="float" office:value="0.00203340173017974">
                <text:p>0.00203340173017974</text:p>
              </table:table-cell>
              <table:table-cell office:value-type="float" office:value="0.000375923925680421">
                <text:p>0.000375923925680421</text:p>
              </table:table-cell>
              <table:table-cell office:value-type="float" office:value="0.000305609942564011">
                <text:p>0.000305609942564011</text:p>
              </table:table-cell>
              <table:table-cell office:value-type="float" office:value="0.000108943032165687">
                <text:p>0.0001089430321656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81173477953278">
                <text:p>0.00181173477953278</text:p>
              </table:table-cell>
              <table:table-cell office:value-type="float" office:value="0.00248207929790833">
                <text:p>0.00248207929790833</text:p>
              </table:table-cell>
              <table:table-cell office:value-type="float" office:value="0.000687766010289526">
                <text:p>0.000687766010289526</text:p>
              </table:table-cell>
              <table:table-cell office:value-type="float" office:value="0.000634301023107131">
                <text:p>0.000634301023107131</text:p>
              </table:table-cell>
              <table:table-cell office:value-type="float" office:value="0.000472640732295471">
                <text:p>0.000472640732295471</text:p>
              </table:table-cell>
              <table:table-cell office:value-type="float" office:value="0.000703793284754006">
                <text:p>0.0007037932847540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160455610772203">
                <text:p>0.00160455610772203</text:p>
              </table:table-cell>
              <table:table-cell office:value-type="float" office:value="0.000275463579714419">
                <text:p>0.000275463579714419</text:p>
              </table:table-cell>
              <table:table-cell office:value-type="float" office:value="0.000565384440008199">
                <text:p>0.000565384440008199</text:p>
              </table:table-cell>
              <table:table-cell office:value-type="float" office:value="0.000760780041090481">
                <text:p>0.000760780041090481</text:p>
              </table:table-cell>
              <table:table-cell office:value-type="float" office:value="0.000832261809296853">
                <text:p>0.000832261809296853</text:p>
              </table:table-cell>
              <table:table-cell office:value-type="float" office:value="0.000137161229331273">
                <text:p>0.0001371612293312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799721941360243">
                <text:p>0.000799721941360243</text:p>
              </table:table-cell>
              <table:table-cell office:value-type="float" office:value="0.00182340434459594">
                <text:p>0.00182340434459594</text:p>
              </table:table-cell>
              <table:table-cell office:value-type="float" office:value="0.000341913325911491">
                <text:p>0.000341913325911491</text:p>
              </table:table-cell>
              <table:table-cell office:value-type="float" office:value="0.000504466603459708">
                <text:p>0.000504466603459708</text:p>
              </table:table-cell>
              <table:table-cell office:value-type="float" office:value="0.000777357071633844">
                <text:p>0.000777357071633844</text:p>
              </table:table-cell>
              <table:table-cell office:value-type="float" office:value="0.0000912617097919011">
                <text:p>0.00009126170979190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553793435492445">
                <text:p>0.000553793435492445</text:p>
              </table:table-cell>
              <table:table-cell office:value-type="float" office:value="0.000445436581996805">
                <text:p>0.000445436581996805</text:p>
              </table:table-cell>
              <table:table-cell office:value-type="float" office:value="0.0000532787073326269">
                <text:p>0.0000532787073326269</text:p>
              </table:table-cell>
              <table:table-cell office:value-type="float" office:value="0.000745255305043546">
                <text:p>0.000745255305043546</text:p>
              </table:table-cell>
              <table:table-cell office:value-type="float" office:value="0.000217116083189417">
                <text:p>0.000217116083189417</text:p>
              </table:table-cell>
              <table:table-cell office:value-type="float" office:value="0.00012415323358983">
                <text:p>0.000124153233589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187842469357324">
                <text:p>0.000187842469357324</text:p>
              </table:table-cell>
              <table:table-cell office:value-type="float" office:value="0.00171415338856029">
                <text:p>0.00171415338856029</text:p>
              </table:table-cell>
              <table:table-cell office:value-type="float" office:value="0.000311462602163193">
                <text:p>0.000311462602163193</text:p>
              </table:table-cell>
              <table:table-cell office:value-type="float" office:value="0.000127168275078304">
                <text:p>0.000127168275078304</text:p>
              </table:table-cell>
              <table:table-cell office:value-type="float" office:value="0.000344603738446025">
                <text:p>0.000344603738446025</text:p>
              </table:table-cell>
              <table:table-cell office:value-type="float" office:value="0.000108169673961989">
                <text:p>0.0001081696739619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27924806341051">
                <text:p>0.00127924806341051</text:p>
              </table:table-cell>
              <table:table-cell office:value-type="float" office:value="0.000296460744628302">
                <text:p>0.000296460744628302</text:p>
              </table:table-cell>
              <table:table-cell office:value-type="float" office:value="0.000606825898510799">
                <text:p>0.000606825898510799</text:p>
              </table:table-cell>
              <table:table-cell office:value-type="float" office:value="0.00223386324032315">
                <text:p>0.00223386324032315</text:p>
              </table:table-cell>
              <table:table-cell office:value-type="float" office:value="0.0000961847660874149">
                <text:p>0.0000961847660874149</text:p>
              </table:table-cell>
              <table:table-cell office:value-type="float" office:value="0.0006519618958305">
                <text:p>0.00065196189583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693216667690066">
                <text:p>0.000693216667690066</text:p>
              </table:table-cell>
              <table:table-cell office:value-type="float" office:value="0.000727231663652184">
                <text:p>0.000727231663652184</text:p>
              </table:table-cell>
              <table:table-cell office:value-type="float" office:value="0.000141580028347743">
                <text:p>0.000141580028347743</text:p>
              </table:table-cell>
              <table:table-cell office:value-type="float" office:value="0.0000859698205926129">
                <text:p>0.0000859698205926129</text:p>
              </table:table-cell>
              <table:table-cell office:value-type="float" office:value="0.000768397633712947">
                <text:p>0.000768397633712947</text:p>
              </table:table-cell>
              <table:table-cell office:value-type="float" office:value="0.000205875017627033">
                <text:p>0.0002058750176270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56857225801321">
                <text:p>0.00156857225801321</text:p>
              </table:table-cell>
              <table:table-cell office:value-type="float" office:value="0.00184631709321881">
                <text:p>0.00184631709321881</text:p>
              </table:table-cell>
              <table:table-cell office:value-type="float" office:value="0.000895092549780152">
                <text:p>0.000895092549780152</text:p>
              </table:table-cell>
              <table:table-cell office:value-type="float" office:value="0.000275559346821552">
                <text:p>0.000275559346821552</text:p>
              </table:table-cell>
              <table:table-cell office:value-type="float" office:value="0.000271986537828006">
                <text:p>0.000271986537828006</text:p>
              </table:table-cell>
              <table:table-cell office:value-type="float" office:value="0.000260037559521642">
                <text:p>0.0002600375595216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28484520126149">
                <text:p>0.00128484520126149</text:p>
              </table:table-cell>
              <table:table-cell office:value-type="float" office:value="0.000244516449260601">
                <text:p>0.000244516449260601</text:p>
              </table:table-cell>
              <table:table-cell office:value-type="float" office:value="0.00012202189668642">
                <text:p>0.00012202189668642</text:p>
              </table:table-cell>
              <table:table-cell office:value-type="float" office:value="0.00000231217974056008">
                <text:p>0.00000231217974056008</text:p>
              </table:table-cell>
              <table:table-cell office:value-type="float" office:value="0.000593848600274782">
                <text:p>0.000593848600274782</text:p>
              </table:table-cell>
              <table:table-cell office:value-type="float" office:value="0.00023756466811653">
                <text:p>0.000237564668116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986929594713359">
                <text:p>0.000986929594713359</text:p>
              </table:table-cell>
              <table:table-cell office:value-type="float" office:value="0.00105695751691437">
                <text:p>0.00105695751691437</text:p>
              </table:table-cell>
              <table:table-cell office:value-type="float" office:value="0.000448050201454997">
                <text:p>0.000448050201454997</text:p>
              </table:table-cell>
              <table:table-cell office:value-type="float" office:value="0.0000478181573115855">
                <text:p>0.0000478181573115855</text:p>
              </table:table-cell>
              <table:table-cell office:value-type="float" office:value="0.000496775600323574">
                <text:p>0.000496775600323574</text:p>
              </table:table-cell>
              <table:table-cell office:value-type="float" office:value="0.000819303038328112">
                <text:p>0.0008193030383281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529210110695733">
                <text:p>0.000529210110695733</text:p>
              </table:table-cell>
              <table:table-cell office:value-type="float" office:value="0.00148901956993974">
                <text:p>0.00148901956993974</text:p>
              </table:table-cell>
              <table:table-cell office:value-type="float" office:value="0.000525745797728572">
                <text:p>0.000525745797728572</text:p>
              </table:table-cell>
              <table:table-cell office:value-type="float" office:value="0.000128641030417764">
                <text:p>0.000128641030417764</text:p>
              </table:table-cell>
              <table:table-cell office:value-type="float" office:value="0.000811890422852457">
                <text:p>0.000811890422852457</text:p>
              </table:table-cell>
              <table:table-cell office:value-type="float" office:value="0.000366604996779873">
                <text:p>0.0003666049967798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206503607420938">
                <text:p>0.00206503607420938</text:p>
              </table:table-cell>
              <table:table-cell office:value-type="float" office:value="0.000232743063059981">
                <text:p>0.000232743063059981</text:p>
              </table:table-cell>
              <table:table-cell office:value-type="float" office:value="0.000182055296304995">
                <text:p>0.000182055296304995</text:p>
              </table:table-cell>
              <table:table-cell office:value-type="float" office:value="0.000482745994544231">
                <text:p>0.000482745994544231</text:p>
              </table:table-cell>
              <table:table-cell office:value-type="float" office:value="0.0000130717778379363">
                <text:p>0.0000130717778379363</text:p>
              </table:table-cell>
              <table:table-cell office:value-type="float" office:value="0.000653939329068542">
                <text:p>0.0006539393290685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187399434417923">
                <text:p>0.000187399434417923</text:p>
              </table:table-cell>
              <table:table-cell office:value-type="float" office:value="0.00138254429897655">
                <text:p>0.00138254429897655</text:p>
              </table:table-cell>
              <table:table-cell office:value-type="float" office:value="0.0017042691746223">
                <text:p>0.0017042691746223</text:p>
              </table:table-cell>
              <table:table-cell office:value-type="float" office:value="0.000751961272025259">
                <text:p>0.000751961272025259</text:p>
              </table:table-cell>
              <table:table-cell office:value-type="float" office:value="0.000458753477398322">
                <text:p>0.000458753477398322</text:p>
              </table:table-cell>
              <table:table-cell office:value-type="float" office:value="0.00016662468009887">
                <text:p>0.000166624680098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02523706147073">
                <text:p>0.00102523706147073</text:p>
              </table:table-cell>
              <table:table-cell office:value-type="float" office:value="0.00113394321474347">
                <text:p>0.00113394321474347</text:p>
              </table:table-cell>
              <table:table-cell office:value-type="float" office:value="0.00144389318001092">
                <text:p>0.00144389318001092</text:p>
              </table:table-cell>
              <table:table-cell office:value-type="float" office:value="0.00103812933513403">
                <text:p>0.00103812933513403</text:p>
              </table:table-cell>
              <table:table-cell office:value-type="float" office:value="0.000334673873693792">
                <text:p>0.000334673873693792</text:p>
              </table:table-cell>
              <table:table-cell office:value-type="float" office:value="0.000728842466144464">
                <text:p>0.0007288424661444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104524488063973">
                <text:p>0.000104524488063973</text:p>
              </table:table-cell>
              <table:table-cell office:value-type="float" office:value="0.000498892078101054">
                <text:p>0.000498892078101054</text:p>
              </table:table-cell>
              <table:table-cell office:value-type="float" office:value="0.000770972221596722">
                <text:p>0.000770972221596722</text:p>
              </table:table-cell>
              <table:table-cell office:value-type="float" office:value="0.000985801532143338">
                <text:p>0.000985801532143338</text:p>
              </table:table-cell>
              <table:table-cell office:value-type="float" office:value="0.00027160941906379">
                <text:p>0.00027160941906379</text:p>
              </table:table-cell>
              <table:table-cell office:value-type="float" office:value="0.000207520567778285">
                <text:p>0.0002075205677782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23733661803227">
                <text:p>0.00123733661803227</text:p>
              </table:table-cell>
              <table:table-cell office:value-type="float" office:value="0.000314825769118787">
                <text:p>0.000314825769118787</text:p>
              </table:table-cell>
              <table:table-cell office:value-type="float" office:value="0.0004900386138873">
                <text:p>0.0004900386138873</text:p>
              </table:table-cell>
              <table:table-cell office:value-type="float" office:value="0.00143770216629635">
                <text:p>0.00143770216629635</text:p>
              </table:table-cell>
              <table:table-cell office:value-type="float" office:value="0.000812835555507707">
                <text:p>0.000812835555507707</text:p>
              </table:table-cell>
              <table:table-cell office:value-type="float" office:value="0.000343601864018606">
                <text:p>0.0003436018640186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946317677184894">
                <text:p>0.000946317677184894</text:p>
              </table:table-cell>
              <table:table-cell office:value-type="float" office:value="0.000190312269823689">
                <text:p>0.000190312269823689</text:p>
              </table:table-cell>
              <table:table-cell office:value-type="float" office:value="0.00169476362386689">
                <text:p>0.00169476362386689</text:p>
              </table:table-cell>
              <table:table-cell office:value-type="float" office:value="0.000206382366993552">
                <text:p>0.000206382366993552</text:p>
              </table:table-cell>
              <table:table-cell office:value-type="float" office:value="0.000656511314760078">
                <text:p>0.000656511314760078</text:p>
              </table:table-cell>
              <table:table-cell office:value-type="float" office:value="0.000152208135392407">
                <text:p>0.0001522081353924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925599112491682">
                <text:p>0.000925599112491682</text:p>
              </table:table-cell>
              <table:table-cell office:value-type="float" office:value="0.0023134837132659">
                <text:p>0.0023134837132659</text:p>
              </table:table-cell>
              <table:table-cell office:value-type="float" office:value="0.00039354599366126">
                <text:p>0.00039354599366126</text:p>
              </table:table-cell>
              <table:table-cell office:value-type="float" office:value="0.000850549153000646">
                <text:p>0.000850549153000646</text:p>
              </table:table-cell>
              <table:table-cell office:value-type="float" office:value="0.0011419776856858">
                <text:p>0.0011419776856858</text:p>
              </table:table-cell>
              <table:table-cell office:value-type="float" office:value="0.000832187756935277">
                <text:p>0.0008321877569352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199337601092653">
                <text:p>0.00199337601092653</text:p>
              </table:table-cell>
              <table:table-cell office:value-type="float" office:value="0.00067534378445">
                <text:p>0.00067534378445</text:p>
              </table:table-cell>
              <table:table-cell office:value-type="float" office:value="0.00170789988079534">
                <text:p>0.00170789988079534</text:p>
              </table:table-cell>
              <table:table-cell office:value-type="float" office:value="0.00103558093403366">
                <text:p>0.00103558093403366</text:p>
              </table:table-cell>
              <table:table-cell office:value-type="float" office:value="0.000395187268806829">
                <text:p>0.000395187268806829</text:p>
              </table:table-cell>
              <table:table-cell office:value-type="float" office:value="0.0000562514818192028">
                <text:p>0.00005625148181920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338277725755898">
                <text:p>0.000338277725755898</text:p>
              </table:table-cell>
              <table:table-cell office:value-type="float" office:value="0.000836048675857626">
                <text:p>0.000836048675857626</text:p>
              </table:table-cell>
              <table:table-cell office:value-type="float" office:value="0.0000540314976840151">
                <text:p>0.0000540314976840151</text:p>
              </table:table-cell>
              <table:table-cell office:value-type="float" office:value="0.000558612720463092">
                <text:p>0.000558612720463092</text:p>
              </table:table-cell>
              <table:table-cell office:value-type="float" office:value="0.000801975847992686">
                <text:p>0.000801975847992686</text:p>
              </table:table-cell>
              <table:table-cell office:value-type="float" office:value="0.000196948329361124">
                <text:p>0.0001969483293611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897712905385539">
                <text:p>0.0000897712905385539</text:p>
              </table:table-cell>
              <table:table-cell office:value-type="float" office:value="0.00102087786873639">
                <text:p>0.00102087786873639</text:p>
              </table:table-cell>
              <table:table-cell office:value-type="float" office:value="0.00128632090068326">
                <text:p>0.00128632090068326</text:p>
              </table:table-cell>
              <table:table-cell office:value-type="float" office:value="0.00126306417647903">
                <text:p>0.00126306417647903</text:p>
              </table:table-cell>
              <table:table-cell office:value-type="float" office:value="0.0000397304927517439">
                <text:p>0.0000397304927517439</text:p>
              </table:table-cell>
              <table:table-cell office:value-type="float" office:value="0.000699158184213289">
                <text:p>0.0006991581842132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177911676439546">
                <text:p>0.00177911676439546</text:p>
              </table:table-cell>
              <table:table-cell office:value-type="float" office:value="0.000502580409559972">
                <text:p>0.000502580409559972</text:p>
              </table:table-cell>
              <table:table-cell office:value-type="float" office:value="0.000804658506934342">
                <text:p>0.000804658506934342</text:p>
              </table:table-cell>
              <table:table-cell office:value-type="float" office:value="0.00020850361034519">
                <text:p>0.00020850361034519</text:p>
              </table:table-cell>
              <table:table-cell office:value-type="float" office:value="0.0000895349848697435">
                <text:p>0.0000895349848697435</text:p>
              </table:table-cell>
              <table:table-cell office:value-type="float" office:value="0.000164030351615274">
                <text:p>0.0001640303516152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212683175591444">
                <text:p>0.00212683175591444</text:p>
              </table:table-cell>
              <table:table-cell office:value-type="float" office:value="0.00108288624140584">
                <text:p>0.00108288624140584</text:p>
              </table:table-cell>
              <table:table-cell office:value-type="float" office:value="0.000803263234875562">
                <text:p>0.000803263234875562</text:p>
              </table:table-cell>
              <table:table-cell office:value-type="float" office:value="0.000750150997534949">
                <text:p>0.000750150997534949</text:p>
              </table:table-cell>
              <table:table-cell office:value-type="float" office:value="0.000485897423804449">
                <text:p>0.000485897423804449</text:p>
              </table:table-cell>
              <table:table-cell office:value-type="float" office:value="0.00070512014470081">
                <text:p>0.000705120144700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95200665728024">
                <text:p>0.00195200665728024</text:p>
              </table:table-cell>
              <table:table-cell office:value-type="float" office:value="0.000430085926495849">
                <text:p>0.000430085926495849</text:p>
              </table:table-cell>
              <table:table-cell office:value-type="float" office:value="0.00188490216722537">
                <text:p>0.00188490216722537</text:p>
              </table:table-cell>
              <table:table-cell office:value-type="float" office:value="0.000786582028439398">
                <text:p>0.000786582028439398</text:p>
              </table:table-cell>
              <table:table-cell office:value-type="float" office:value="0.000576466527205">
                <text:p>0.000576466527205</text:p>
              </table:table-cell>
              <table:table-cell office:value-type="float" office:value="0.000284148402638795">
                <text:p>0.0002841484026387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690781005744157">
                <text:p>0.000690781005744157</text:p>
              </table:table-cell>
              <table:table-cell office:value-type="float" office:value="0.0018120612935113">
                <text:p>0.0018120612935113</text:p>
              </table:table-cell>
              <table:table-cell office:value-type="float" office:value="0.000223531802017618">
                <text:p>0.000223531802017618</text:p>
              </table:table-cell>
              <table:table-cell office:value-type="float" office:value="0.000943818496387916">
                <text:p>0.000943818496387916</text:p>
              </table:table-cell>
              <table:table-cell office:value-type="float" office:value="0.000578470638255002">
                <text:p>0.000578470638255002</text:p>
              </table:table-cell>
              <table:table-cell office:value-type="float" office:value="0.000746400004869141">
                <text:p>0.0007464000048691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117599381">
                <text:p>0.00117599381</text:p>
              </table:table-cell>
              <table:table-cell office:value-type="float" office:value="0.00149445887893984">
                <text:p>0.00149445887893984</text:p>
              </table:table-cell>
              <table:table-cell office:value-type="float" office:value="0.00171146996828409">
                <text:p>0.00171146996828409</text:p>
              </table:table-cell>
              <table:table-cell office:value-type="float" office:value="0.00111863679281976">
                <text:p>0.00111863679281976</text:p>
              </table:table-cell>
              <table:table-cell office:value-type="float" office:value="0.000942080876671358">
                <text:p>0.000942080876671358</text:p>
              </table:table-cell>
              <table:table-cell office:value-type="float" office:value="0.000297104553166339">
                <text:p>0.0002971045531663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217418270056058">
                <text:p>0.000217418270056058</text:p>
              </table:table-cell>
              <table:table-cell office:value-type="float" office:value="0.000577790526621325">
                <text:p>0.000577790526621325</text:p>
              </table:table-cell>
              <table:table-cell office:value-type="float" office:value="0.000334551042989961">
                <text:p>0.000334551042989961</text:p>
              </table:table-cell>
              <table:table-cell office:value-type="float" office:value="0.000718028827550565">
                <text:p>0.000718028827550565</text:p>
              </table:table-cell>
              <table:table-cell office:value-type="float" office:value="0.00031226955544783">
                <text:p>0.00031226955544783</text:p>
              </table:table-cell>
              <table:table-cell office:value-type="float" office:value="0.0000211660755149445">
                <text:p>0.00002116607551494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82054174934043">
                <text:p>0.00182054174934043</text:p>
              </table:table-cell>
              <table:table-cell office:value-type="float" office:value="0.00133995383935082">
                <text:p>0.00133995383935082</text:p>
              </table:table-cell>
              <table:table-cell office:value-type="float" office:value="0.000308767494478168">
                <text:p>0.000308767494478168</text:p>
              </table:table-cell>
              <table:table-cell office:value-type="float" office:value="0.00169103128725911">
                <text:p>0.00169103128725911</text:p>
              </table:table-cell>
              <table:table-cell office:value-type="float" office:value="0.00101527327872919">
                <text:p>0.00101527327872919</text:p>
              </table:table-cell>
              <table:table-cell office:value-type="float" office:value="0.000314606045494603">
                <text:p>0.0003146060454946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101220038965533">
                <text:p>0.00101220038965533</text:p>
              </table:table-cell>
              <table:table-cell office:value-type="float" office:value="0.000653505191777537">
                <text:p>0.000653505191777537</text:p>
              </table:table-cell>
              <table:table-cell office:value-type="float" office:value="0.000521821913723741">
                <text:p>0.000521821913723741</text:p>
              </table:table-cell>
              <table:table-cell office:value-type="float" office:value="0.00101428019713934">
                <text:p>0.00101428019713934</text:p>
              </table:table-cell>
              <table:table-cell office:value-type="float" office:value="0.000432431927039012">
                <text:p>0.000432431927039012</text:p>
              </table:table-cell>
              <table:table-cell office:value-type="float" office:value="0.000401580035363835">
                <text:p>0.0004015800353638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648190139141747">
                <text:p>0.000648190139141747</text:p>
              </table:table-cell>
              <table:table-cell office:value-type="float" office:value="0.00104079527688672">
                <text:p>0.00104079527688672</text:p>
              </table:table-cell>
              <table:table-cell office:value-type="float" office:value="0.000685718688925086">
                <text:p>0.000685718688925086</text:p>
              </table:table-cell>
              <table:table-cell office:value-type="float" office:value="0.000254611732350529">
                <text:p>0.000254611732350529</text:p>
              </table:table-cell>
              <table:table-cell office:value-type="float" office:value="0.000345360847384235">
                <text:p>0.000345360847384235</text:p>
              </table:table-cell>
              <table:table-cell office:value-type="float" office:value="0.000468493801489167">
                <text:p>0.0004684938014891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985377648729635">
                <text:p>0.000985377648729635</text:p>
              </table:table-cell>
              <table:table-cell office:value-type="float" office:value="0.000565324062207662">
                <text:p>0.000565324062207662</text:p>
              </table:table-cell>
              <table:table-cell office:value-type="float" office:value="0.00024644971708554">
                <text:p>0.00024644971708554</text:p>
              </table:table-cell>
              <table:table-cell office:value-type="float" office:value="0.00114111442362352">
                <text:p>0.00114111442362352</text:p>
              </table:table-cell>
              <table:table-cell office:value-type="float" office:value="0.00029102091834643">
                <text:p>0.00029102091834643</text:p>
              </table:table-cell>
              <table:table-cell office:value-type="float" office:value="0.00107001833031584">
                <text:p>0.001070018330315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377406758778065">
                <text:p>0.000377406758778065</text:p>
              </table:table-cell>
              <table:table-cell office:value-type="float" office:value="0.000324891919014192">
                <text:p>0.000324891919014192</text:p>
              </table:table-cell>
              <table:table-cell office:value-type="float" office:value="0.000167223398753968">
                <text:p>0.000167223398753968</text:p>
              </table:table-cell>
              <table:table-cell office:value-type="float" office:value="0.000260681210320968">
                <text:p>0.000260681210320968</text:p>
              </table:table-cell>
              <table:table-cell office:value-type="float" office:value="0.000543916935400901">
                <text:p>0.000543916935400901</text:p>
              </table:table-cell>
              <table:table-cell office:value-type="float" office:value="0.0000186537338673354">
                <text:p>0.00001865373386733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 style:data-style-name="N6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svg:stroke-width="0.026cm" svg:stroke-color="#d9d9d9"/>
    </style:style>
    <style:style style:name="ch9" style:family="chart" style:data-style-name="N60">
      <style:chart-properties chart:symbol-type="none" chart:link-data-style-to-source="true"/>
      <style:graphic-properties svg:stroke-width="0.079cm" svg:stroke-color="#000000" draw:fill="none" draw:fill-color="#000000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74.207cm" svg:height="27.882cm" xlink:href=".." xlink:type="simple" chart:class="chart:line" chart:style-name="ch1">
        <chart:title svg:x="31.352cm" svg:y="0.692cm" chart:style-name="ch2">
          <text:p>Monte Carlo simulation
Time program ran versus magnitude of error</text:p>
        </chart:title>
        <chart:plot-area chart:style-name="ch3" table:cell-range-address="Sheet1.A1:Sheet1.A200" svg:x="1.816cm" svg:y="0.544cm" svg:width="71.628cm" svg:height="26.04cm">
          <chartooo:coordinate-region svg:x="3.769cm" svg:y="0.743cm" svg:width="69.356cm" svg:height="24.796cm"/>
          <chart:axis chart:dimension="x" chart:name="primary-x" chart:style-name="ch4">
            <chart:title svg:x="36.746cm" svg:y="27.141cm" chart:style-name="ch5">
              <text:p>Time(ms)</text:p>
            </chart:title>
          </chart:axis>
          <chart:axis chart:dimension="y" chart:name="primary-y" chart:style-name="ch6">
            <chart:title svg:x="0cm" svg:y="14.012cm" chart:style-name="ch7">
              <text:p>Error</text:p>
            </chart:title>
            <chart:grid chart:style-name="ch8" chart:class="major"/>
          </chart:axis>
          <chart:series chart:style-name="ch9" chart:values-cell-range-address="Sheet1.A1:Sheet1.A200" chart:class="chart:line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653056274356967">
                <text:p>0.000653056274356967</text:p>
                <draw:g>
                  <svg:desc>Sheet1.A1:Sheet1.A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4224232537162">
                <text:p>0.194224232537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0630093210182">
                <text:p>0.0190630093210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52016047834128">
                <text:p>0.0852016047834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6937714482892">
                <text:p>0.096937714482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70335627811285">
                <text:p>0.0570335627811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11269124343967">
                <text:p>0.02112691243439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60073464102069">
                <text:p>0.03600734641020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36073464102067">
                <text:p>0.01360734641020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4169066653645">
                <text:p>0.04141690666536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76073464102067">
                <text:p>0.07760734641020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9926535897932">
                <text:p>0.0279926535897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28073464102068">
                <text:p>0.03280734641020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37851637565601">
                <text:p>0.004378516375656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6682896606167">
                <text:p>0.0166828966061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50920067790777">
                <text:p>0.04509200677907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70146405726568">
                <text:p>0.005701464057265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13707537287431">
                <text:p>0.04137075372874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15399295124643">
                <text:p>0.01153992951246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09748329129065">
                <text:p>0.02097483291290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87078472449316">
                <text:p>0.03870784724493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56196640763331">
                <text:p>0.01561966407633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5860876016121">
                <text:p>0.01158608760161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60073464102068">
                <text:p>0.01600734641020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501549048003369">
                <text:p>0.0005015490480033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33377085271986">
                <text:p>0.03333770852719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78478918282938">
                <text:p>0.02784789182829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23345826052333">
                <text:p>0.0423345826052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543865318875048">
                <text:p>0.005438653188750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53679675971175">
                <text:p>0.01536796759711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78218240520756">
                <text:p>0.01782182405207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46294699336962">
                <text:p>0.01462946993369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503761047770146">
                <text:p>0.005037610477701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735588549979038">
                <text:p>0.007355885499790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946830125818687">
                <text:p>0.009468301258186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25072374953135">
                <text:p>0.01250723749531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40211887612092">
                <text:p>0.02402118876120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674694540770071">
                <text:p>0.006746945407700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00703297597771">
                <text:p>0.01007032975977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763250745353483">
                <text:p>0.007632507453534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22824470527971">
                <text:p>0.02228244705279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567228936507291">
                <text:p>0.005672289365072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985012301028654">
                <text:p>0.009850123010286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481634881022153">
                <text:p>0.0004816348810221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33617844797309">
                <text:p>0.00336178447973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311720284644768">
                <text:p>0.003117202846447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602923597723404">
                <text:p>0.00006029235977234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652027198692595">
                <text:p>0.006520271986925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01891040276758">
                <text:p>0.01018910402767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947368212094624">
                <text:p>0.000947368212094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382310141795283">
                <text:p>0.003823101417952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74706252697465">
                <text:p>0.001747062526974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363924620662104">
                <text:p>0.003639246206621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91332873803007">
                <text:p>0.002913328738030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400487145379991">
                <text:p>0.0000400487145379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582674386584037">
                <text:p>0.005826743865840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232825445636475">
                <text:p>0.002328254456364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88704804825024">
                <text:p>0.001887048048250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847335911388925">
                <text:p>0.008473359113889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25423499880961">
                <text:p>0.001254234998809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67247474708254">
                <text:p>0.002672474747082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10268764275689">
                <text:p>0.001102687642756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41960085056485">
                <text:p>0.00419600850564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673169508080518">
                <text:p>0.006731695080805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02931848284804">
                <text:p>0.001029318482848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10678401490683">
                <text:p>0.001106784014906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611893259816032">
                <text:p>0.0006118932598160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338018260876316">
                <text:p>0.003380182608763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285523596883319">
                <text:p>0.002855235968833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57380071472968">
                <text:p>0.001573800714729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224187642596307">
                <text:p>0.002241876425963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312694446314898">
                <text:p>0.003126944463148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71663171396519">
                <text:p>0.001716631713965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202511940918804">
                <text:p>0.0002025119409188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273981181096206">
                <text:p>0.002739811810962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76036561010473">
                <text:p>0.002760365610104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11510392072811">
                <text:p>0.0000115103920728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908834255307411">
                <text:p>0.0009088342553074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273068293733125">
                <text:p>0.00273068293733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98967199353284">
                <text:p>0.001989671993532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348293764198848">
                <text:p>0.003482937641988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71121573883815">
                <text:p>0.001711215738838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76381653560431">
                <text:p>0.002763816535604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75991072199533">
                <text:p>0.002759910721995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08606310848358">
                <text:p>0.002086063108483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29102701951389">
                <text:p>0.001291027019513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240972526382377">
                <text:p>0.002409725263823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432834400365811">
                <text:p>0.004328344003658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22314574909772">
                <text:p>0.00223145749097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270649501774178">
                <text:p>0.002706495017741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513602003104019">
                <text:p>0.0005136020031040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65330136300199">
                <text:p>0.00653301363001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291889320897276">
                <text:p>0.002918893208972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189749031800801">
                <text:p>0.0001897490318008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53922412086194">
                <text:p>0.002539224120861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219749597210184">
                <text:p>0.002197495972101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33352469974175">
                <text:p>0.00333524699741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228085391399802">
                <text:p>0.002280853913998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20761422925899">
                <text:p>0.00207614229258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3043757872242">
                <text:p>0.00130437578722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9694714134193">
                <text:p>0.00196947141341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38521559447558">
                <text:p>0.001385215594475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272329956688511">
                <text:p>0.002723299566885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389157282832242">
                <text:p>0.003891572828322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134706021329922">
                <text:p>0.0001347060213299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560527893442853">
                <text:p>0.00005605278934428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38983728232978">
                <text:p>0.001389837282329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336651432959911">
                <text:p>0.003366514329599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823907602077956">
                <text:p>0.0008239076020779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683640249129702">
                <text:p>0.0006836402491297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200385311807683">
                <text:p>0.002003853118076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267700709901231">
                <text:p>0.002677007099012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306894528947543">
                <text:p>0.003068945289475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4038279373394">
                <text:p>0.00140382793733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60326241602926">
                <text:p>0.000603262416029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908983398041574">
                <text:p>0.0009089833980415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25580024465528">
                <text:p>0.00255800244655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247807361805563">
                <text:p>0.002478073618055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211209978992821">
                <text:p>0.002112099789928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237081649749671">
                <text:p>0.002370816497496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228176441100381">
                <text:p>0.002281764411003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250856151014434">
                <text:p>0.002508561510144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336639370767244">
                <text:p>0.003366393707672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41428336323335">
                <text:p>0.001414283363233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505100184282181">
                <text:p>0.0005051001842821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24508269865764">
                <text:p>0.001245082698657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816024144385086">
                <text:p>0.0008160241443850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930199372258134">
                <text:p>0.0009301993722581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57458674245792">
                <text:p>0.001574586742457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14686437655243">
                <text:p>0.001146864376552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14677634414839">
                <text:p>0.001146776344148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96272506135919">
                <text:p>0.001962725061359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233593906792606">
                <text:p>0.002335939067926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624532619864393">
                <text:p>0.0006245326198643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436806656497657">
                <text:p>0.004368066564976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352410784821622">
                <text:p>0.0003524107848216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222497775774011">
                <text:p>0.002224977757740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747660444715859">
                <text:p>0.0007476604447158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03592132758168">
                <text:p>0.001035921327581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85457497527697">
                <text:p>0.001854574975276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327094177528853">
                <text:p>0.0003270941775288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239578736319856">
                <text:p>0.0002395787363198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118057730241539">
                <text:p>0.0001180577302415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274656346755142">
                <text:p>0.002746563467551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473771859895056">
                <text:p>0.0004737718598950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76418979244508">
                <text:p>0.000764189792445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225632506524454">
                <text:p>0.002256325065244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198977040213322">
                <text:p>0.00001989770402133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60986444983735">
                <text:p>0.000609864449837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190968721237361">
                <text:p>0.0001909687212373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267217940164866">
                <text:p>0.002672179401648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65257613292535">
                <text:p>0.001652576132925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78432131185302">
                <text:p>0.0000784321311853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98382343242631">
                <text:p>0.001983823432426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433191831943347">
                <text:p>0.00004331918319433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592384482585917">
                <text:p>0.0005923844825859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422792200303057">
                <text:p>0.00004227922003030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239368822450459">
                <text:p>0.0002393688224504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122106903721164">
                <text:p>0.0001221069037211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251680841195423">
                <text:p>0.002516808411954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251319823857621">
                <text:p>0.002513198238576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607990910954648">
                <text:p>0.0006079909109546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20016270621326">
                <text:p>0.001200162706213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308289707861231">
                <text:p>0.0003082897078612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157992006397167">
                <text:p>0.001579920063971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551862697197869">
                <text:p>0.0005518626971978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47129204872742">
                <text:p>0.001471292048727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49272066525175">
                <text:p>0.001492720665251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81173477953278">
                <text:p>0.001811734779532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160455610772203">
                <text:p>0.001604556107722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799721941360243">
                <text:p>0.0007997219413602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553793435492445">
                <text:p>0.0005537934354924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187842469357324">
                <text:p>0.0001878424693573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27924806341051">
                <text:p>0.001279248063410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693216667690066">
                <text:p>0.0006932166676900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56857225801321">
                <text:p>0.001568572258013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28484520126149">
                <text:p>0.001284845201261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986929594713359">
                <text:p>0.0009869295947133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529210110695733">
                <text:p>0.0005292101106957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206503607420938">
                <text:p>0.002065036074209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187399434417923">
                <text:p>0.0001873994344179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02523706147073">
                <text:p>0.001025237061470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104524488063973">
                <text:p>0.0001045244880639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23733661803227">
                <text:p>0.001237336618032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946317677184894">
                <text:p>0.0009463176771848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925599112491682">
                <text:p>0.0009255991124916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199337601092653">
                <text:p>0.001993376010926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338277725755898">
                <text:p>0.0003382777257558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897712905385539">
                <text:p>0.00008977129053855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177911676439546">
                <text:p>0.001779116764395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212683175591444">
                <text:p>0.002126831755914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95200665728024">
                <text:p>0.001952006657280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690781005744157">
                <text:p>0.0006907810057441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117599381">
                <text:p>0.001175993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217418270056058">
                <text:p>0.0002174182700560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82054174934043">
                <text:p>0.001820541749340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101220038965533">
                <text:p>0.001012200389655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648190139141747">
                <text:p>0.0006481901391417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985377648729635">
                <text:p>0.0009853776487296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377406758778065">
                <text:p>0.0003774067587780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